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28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3.03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4.606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4.52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6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4">
      <style:table-cell-properties style:text-align-source="fix" style:repeat-content="false" fo:wrap-option="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report01-ord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esta</text:p>
          </table:table-cell>
          <table:table-cell table:style-name="ce1" office:value-type="string" calcext:value-type="string">
            <text:p>Status do Pedido</text:p>
          </table:table-cell>
          <table:table-cell table:style-name="ce3" office:value-type="string" calcext:value-type="string">
            <text:p>Soma dos Produtos</text:p>
          </table:table-cell>
          <table:table-cell table:style-name="ce3" office:value-type="string" calcext:value-type="string">
            <text:p><text:s/>Soma dos Produtos+Transporte </text:p>
          </table:table-cell>
          <table:table-cell table:style-name="ce1" office:value-type="string" calcext:value-type="string">
            <text:p>Status do Pagamento</text:p>
          </table:table-cell>
          <table:table-cell table:style-name="ce1" office:value-type="string" calcext:value-type="string">
            <text:p><text:s/>DeliveryId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Adriana Dieguez</text:p>
          </table:table-cell>
          <table:table-cell table:style-name="ce2" office:value-type="string" calcext:value-type="string">
            <text:p>10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1eUOz2yuJrEWQVe52J8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riana Dieguez</text:p>
          </table:table-cell>
          <table:table-cell table:style-name="ce2" office:value-type="string" calcext:value-type="string">
            <text:p>17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6" calcext:value-type="float">
            <text:p>106,00</text:p>
          </table:table-cell>
          <table:table-cell office:value-type="float" office:value="111" calcext:value-type="float">
            <text:p>11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riana Dieguez</text:p>
          </table:table-cell>
          <table:table-cell table:style-name="ce2" office:value-type="string" calcext:value-type="string">
            <text:p>07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9" calcext:value-type="float">
            <text:p>79,00</text:p>
          </table:table-cell>
          <table:table-cell office:value-type="float" office:value="84" calcext:value-type="float">
            <text:p>8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riana Dieguez</text:p>
          </table:table-cell>
          <table:table-cell table:style-name="ce2" office:value-type="string" calcext:value-type="string">
            <text:p>14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riano Tonetti</text:p>
          </table:table-cell>
          <table:table-cell table:style-name="ce2" office:value-type="string" calcext:value-type="string">
            <text:p>22/07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3" calcext:value-type="float">
            <text:p>13,0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riano Tonetti</text:p>
          </table:table-cell>
          <table:table-cell table:style-name="ce2" office:value-type="string" calcext:value-type="string">
            <text:p>02/08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64" calcext:value-type="float">
            <text:p>64,00</text:p>
          </table:table-cell>
          <table:table-cell office:value-type="float" office:value="69" calcext:value-type="float">
            <text:p>6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riano Tonetti</text:p>
          </table:table-cell>
          <table:table-cell table:style-name="ce2" office:value-type="string" calcext:value-type="string">
            <text:p>25/07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essandra Koltun</text:p>
          </table:table-cell>
          <table:table-cell table:style-name="ce2" office:value-type="string" calcext:value-type="string">
            <text:p>01/08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56" calcext:value-type="float">
            <text:p>56,00</text:p>
          </table:table-cell>
          <table:table-cell office:value-type="float" office:value="61" calcext:value-type="float">
            <text:p>61,00</text:p>
          </table:table-cell>
          <table:table-cell/>
          <table:table-cell office:value-type="string" calcext:value-type="string">
            <text:p>0C2RldDzadEKb5nxPVC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table:style-name="ce2" office:value-type="string" calcext:value-type="string">
            <text:p>30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1" calcext:value-type="float">
            <text:p>91,00</text:p>
          </table:table-cell>
          <table:table-cell office:value-type="float" office:value="96" calcext:value-type="float">
            <text:p>9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slpSKNu85ygeJT97K9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table:style-name="ce2" office:value-type="string" calcext:value-type="string">
            <text:p>02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7" calcext:value-type="float">
            <text:p>97,00</text:p>
          </table:table-cell>
          <table:table-cell office:value-type="float" office:value="102" calcext:value-type="float">
            <text:p>10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table:style-name="ce2" office:value-type="string" calcext:value-type="string">
            <text:p>04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3" calcext:value-type="float">
            <text:p>53,00</text:p>
          </table:table-cell>
          <table:table-cell office:value-type="float" office:value="58" calcext:value-type="float">
            <text:p>5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OjFFaLXaYDvS6ha84up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table:style-name="ce2" office:value-type="string" calcext:value-type="string">
            <text:p>24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22" calcext:value-type="float">
            <text:p>122,00</text:p>
          </table:table-cell>
          <table:table-cell office:value-type="float" office:value="127" calcext:value-type="float">
            <text:p>12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CYBjgcfk9rXjim2EOm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table:style-name="ce2" office:value-type="string" calcext:value-type="string">
            <text:p>03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5" calcext:value-type="float">
            <text:p>85,00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table:style-name="ce2" office:value-type="string" calcext:value-type="string">
            <text:p>03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45" calcext:value-type="float">
            <text:p>145,00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d9Tj3uOqObW1S2edDbS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table:style-name="ce2" office:value-type="string" calcext:value-type="string">
            <text:p>12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1" calcext:value-type="float">
            <text:p>91,00</text:p>
          </table:table-cell>
          <table:table-cell office:value-type="float" office:value="96" calcext:value-type="float">
            <text:p>9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uudaAYkQ2gdVVJMPE6J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table:style-name="ce2" office:value-type="string" calcext:value-type="string">
            <text:p>14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1" calcext:value-type="float">
            <text:p>91,00</text:p>
          </table:table-cell>
          <table:table-cell office:value-type="float" office:value="96" calcext:value-type="float">
            <text:p>9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table:style-name="ce2" office:value-type="string" calcext:value-type="string">
            <text:p>18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20" calcext:value-type="float">
            <text:p>120,00</text:p>
          </table:table-cell>
          <table:table-cell office:value-type="float" office:value="125" calcext:value-type="float">
            <text:p>12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table:style-name="ce2" office:value-type="string" calcext:value-type="string">
            <text:p>20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2" calcext:value-type="float">
            <text:p>92,00</text:p>
          </table:table-cell>
          <table:table-cell office:value-type="float" office:value="97" calcext:value-type="float">
            <text:p>9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table:style-name="ce2" office:value-type="string" calcext:value-type="string">
            <text:p>06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table:style-name="ce2" office:value-type="string" calcext:value-type="string">
            <text:p>05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table:style-name="ce2" office:value-type="string" calcext:value-type="string">
            <text:p>31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k1nkuGv5Vsa9zZgyjB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table:style-name="ce2" office:value-type="string" calcext:value-type="string">
            <text:p>18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41" calcext:value-type="float">
            <text:p>141,00</text:p>
          </table:table-cell>
          <table:table-cell office:value-type="float" office:value="146" calcext:value-type="float">
            <text:p>14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table:style-name="ce2" office:value-type="string" calcext:value-type="string">
            <text:p>15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9" calcext:value-type="float">
            <text:p>119,00</text:p>
          </table:table-cell>
          <table:table-cell office:value-type="float" office:value="124" calcext:value-type="float">
            <text:p>12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E8uhRMp7H11FgrA26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table:style-name="ce2" office:value-type="string" calcext:value-type="string">
            <text:p>31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6" calcext:value-type="float">
            <text:p>76,00</text:p>
          </table:table-cell>
          <table:table-cell office:value-type="float" office:value="81" calcext:value-type="float">
            <text:p>81,00</text:p>
          </table:table-cell>
          <table:table-cell/>
          <table:table-cell office:value-type="string" calcext:value-type="string">
            <text:p>0C2RldDzadEKb5nxPVC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table:style-name="ce2" office:value-type="string" calcext:value-type="string">
            <text:p>18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WOFaW08o8sCRGv93W8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table:style-name="ce2" office:value-type="string" calcext:value-type="string">
            <text:p>01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5" calcext:value-type="float">
            <text:p>85,00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Clara e Miguel</text:p>
          </table:table-cell>
          <table:table-cell table:style-name="ce2" office:value-type="string" calcext:value-type="string">
            <text:p>15/06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61" calcext:value-type="float">
            <text:p>61,00</text:p>
          </table:table-cell>
          <table:table-cell office:value-type="float" office:value="66" calcext:value-type="float">
            <text:p>66,00</text:p>
          </table:table-cell>
          <table:table-cell/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table:style-name="ce2" office:value-type="string" calcext:value-type="string">
            <text:p>16/0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8" calcext:value-type="float">
            <text:p>88,00</text:p>
          </table:table-cell>
          <table:table-cell office:value-type="float" office:value="93" calcext:value-type="float">
            <text:p>93,00</text:p>
          </table:table-cell>
          <table:table-cell/>
          <table:table-cell office:value-type="string" calcext:value-type="string">
            <text:p>lpzVOoa1EFg0JgcPc4d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table:style-name="ce2" office:value-type="string" calcext:value-type="string">
            <text:p>02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0" calcext:value-type="float">
            <text:p>60,00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table:style-name="ce2" office:value-type="string" calcext:value-type="string">
            <text:p>04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0" calcext:value-type="float">
            <text:p>70,00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table:style-name="ce2" office:value-type="string" calcext:value-type="string">
            <text:p>24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0" calcext:value-type="float">
            <text:p>110,00</text:p>
          </table:table-cell>
          <table:table-cell office:value-type="float" office:value="115" calcext:value-type="float">
            <text:p>11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CYBjgcfk9rXjim2EOm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table:style-name="ce2" office:value-type="string" calcext:value-type="string">
            <text:p>14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7" calcext:value-type="float">
            <text:p>77,00</text:p>
          </table:table-cell>
          <table:table-cell office:value-type="float" office:value="82" calcext:value-type="float">
            <text:p>8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table:style-name="ce2" office:value-type="string" calcext:value-type="string">
            <text:p>13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7" calcext:value-type="float">
            <text:p>77,00</text:p>
          </table:table-cell>
          <table:table-cell office:value-type="float" office:value="82" calcext:value-type="float">
            <text:p>8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table:style-name="ce2" office:value-type="string" calcext:value-type="string">
            <text:p>05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4" calcext:value-type="float">
            <text:p>84,00</text:p>
          </table:table-cell>
          <table:table-cell office:value-type="float" office:value="89" calcext:value-type="float">
            <text:p>8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table:style-name="ce2" office:value-type="string" calcext:value-type="string">
            <text:p>18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52" calcext:value-type="float">
            <text:p>152,00</text:p>
          </table:table-cell>
          <table:table-cell office:value-type="float" office:value="157" calcext:value-type="float">
            <text:p>1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table:style-name="ce2" office:value-type="string" calcext:value-type="string">
            <text:p>03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2" calcext:value-type="float">
            <text:p>72,00</text:p>
          </table:table-cell>
          <table:table-cell office:value-type="float" office:value="77" calcext:value-type="float">
            <text:p>7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table:style-name="ce2" office:value-type="string" calcext:value-type="string">
            <text:p>16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6" calcext:value-type="float">
            <text:p>66,00</text:p>
          </table:table-cell>
          <table:table-cell office:value-type="float" office:value="71" calcext:value-type="float">
            <text:p>7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table:style-name="ce2" office:value-type="string" calcext:value-type="string">
            <text:p>02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2" calcext:value-type="float">
            <text:p>72,00</text:p>
          </table:table-cell>
          <table:table-cell office:value-type="float" office:value="77" calcext:value-type="float">
            <text:p>7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table:style-name="ce2" office:value-type="string" calcext:value-type="string">
            <text:p>15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2" calcext:value-type="float">
            <text:p>62,00</text:p>
          </table:table-cell>
          <table:table-cell office:value-type="float" office:value="67" calcext:value-type="float">
            <text:p>6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table:style-name="ce2" office:value-type="string" calcext:value-type="string">
            <text:p>18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3" calcext:value-type="float">
            <text:p>83,00</text:p>
          </table:table-cell>
          <table:table-cell office:value-type="float" office:value="88" calcext:value-type="float">
            <text:p>8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table:style-name="ce2" office:value-type="string" calcext:value-type="string">
            <text:p>14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4" calcext:value-type="float">
            <text:p>64,00</text:p>
          </table:table-cell>
          <table:table-cell office:value-type="float" office:value="69" calcext:value-type="float">
            <text:p>6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uudaAYkQ2gdVVJMPE6J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table:style-name="ce2" office:value-type="string" calcext:value-type="string">
            <text:p>19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0" calcext:value-type="float">
            <text:p>60,00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table:style-name="ce2" office:value-type="string" calcext:value-type="string">
            <text:p>30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table:style-name="ce2" office:value-type="string" calcext:value-type="string">
            <text:p>30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5" calcext:value-type="float">
            <text:p>65,00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k1nkuGv5Vsa9zZgyjB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table:style-name="ce2" office:value-type="string" calcext:value-type="string">
            <text:p>17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2" calcext:value-type="float">
            <text:p>72,00</text:p>
          </table:table-cell>
          <table:table-cell office:value-type="float" office:value="77" calcext:value-type="float">
            <text:p>7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table:style-name="ce2" office:value-type="string" calcext:value-type="string">
            <text:p>15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6" calcext:value-type="float">
            <text:p>76,00</text:p>
          </table:table-cell>
          <table:table-cell office:value-type="float" office:value="81" calcext:value-type="float">
            <text:p>8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table:style-name="ce2" office:value-type="string" calcext:value-type="string">
            <text:p>15/0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0" calcext:value-type="float">
            <text:p>60,00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YaPqzpCoeUcYogMpFdF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table:style-name="ce2" office:value-type="string" calcext:value-type="string">
            <text:p>06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0" calcext:value-type="float">
            <text:p>50,00</text:p>
          </table:table-cell>
          <table:table-cell office:value-type="float" office:value="55" calcext:value-type="float">
            <text:p>5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table:style-name="ce2" office:value-type="string" calcext:value-type="string">
            <text:p>20/12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80" calcext:value-type="float">
            <text:p>80,00</text:p>
          </table:table-cell>
          <table:table-cell office:value-type="float" office:value="85" calcext:value-type="float">
            <text:p>8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table:style-name="ce2" office:value-type="string" calcext:value-type="string">
            <text:p>31/0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erto</text:p>
          </table:table-cell>
          <table:table-cell office:value-type="float" office:value="162" calcext:value-type="float">
            <text:p>162,00</text:p>
          </table:table-cell>
          <table:table-cell office:value-type="float" office:value="167" calcext:value-type="float">
            <text:p>167,00</text:p>
          </table:table-cell>
          <table:table-cell/>
          <table:table-cell office:value-type="string" calcext:value-type="string">
            <text:p>RUehZtnhBy5JTpdDKw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table:style-name="ce2" office:value-type="string" calcext:value-type="string">
            <text:p>05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4" calcext:value-type="float">
            <text:p>84,00</text:p>
          </table:table-cell>
          <table:table-cell office:value-type="float" office:value="89" calcext:value-type="float">
            <text:p>8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table:style-name="ce2" office:value-type="string" calcext:value-type="string">
            <text:p>01/11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70" calcext:value-type="float">
            <text:p>70,00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table:style-name="ce2" office:value-type="string" calcext:value-type="string">
            <text:p>01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5MAkx7LaNlqs7AfSMtL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bela</text:p>
          </table:table-cell>
          <table:table-cell table:style-name="ce2" office:value-type="string" calcext:value-type="string">
            <text:p>14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8" calcext:value-type="float">
            <text:p>68,00</text:p>
          </table:table-cell>
          <table:table-cell office:value-type="float" office:value="73" calcext:value-type="float">
            <text:p>7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bela</text:p>
          </table:table-cell>
          <table:table-cell table:style-name="ce2" office:value-type="string" calcext:value-type="string">
            <text:p>01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bela</text:p>
          </table:table-cell>
          <table:table-cell table:style-name="ce2" office:value-type="string" calcext:value-type="string">
            <text:p>19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5" calcext:value-type="float">
            <text:p>55,00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bela</text:p>
          </table:table-cell>
          <table:table-cell table:style-name="ce2" office:value-type="string" calcext:value-type="string">
            <text:p>31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8" calcext:value-type="float">
            <text:p>48,00</text:p>
          </table:table-cell>
          <table:table-cell office:value-type="float" office:value="53" calcext:value-type="float">
            <text:p>5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eia Duarte</text:p>
          </table:table-cell>
          <table:table-cell table:style-name="ce2" office:value-type="string" calcext:value-type="string">
            <text:p>19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9" calcext:value-type="float">
            <text:p>89,00</text:p>
          </table:table-cell>
          <table:table-cell office:value-type="float" office:value="94" calcext:value-type="float">
            <text:p>94,00</text:p>
          </table:table-cell>
          <table:table-cell/>
          <table:table-cell office:value-type="string" calcext:value-type="string">
            <text:p>5BCwbNUkgiMkxoqLfb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eia Duarte</text:p>
          </table:table-cell>
          <table:table-cell table:style-name="ce2" office:value-type="string" calcext:value-type="string">
            <text:p>15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uudaAYkQ2gdVVJMPE6J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eia Duarte</text:p>
          </table:table-cell>
          <table:table-cell table:style-name="ce2" office:value-type="string" calcext:value-type="string">
            <text:p>17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8" calcext:value-type="float">
            <text:p>78,00</text:p>
          </table:table-cell>
          <table:table-cell office:value-type="float" office:value="83" calcext:value-type="float">
            <text:p>8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eia Duarte</text:p>
          </table:table-cell>
          <table:table-cell table:style-name="ce2" office:value-type="string" calcext:value-type="string">
            <text:p>15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9" calcext:value-type="float">
            <text:p>89,00</text:p>
          </table:table-cell>
          <table:table-cell office:value-type="float" office:value="94" calcext:value-type="float">
            <text:p>94,00</text:p>
          </table:table-cell>
          <table:table-cell/>
          <table:table-cell office:value-type="string" calcext:value-type="string">
            <text:p>UrAPa6XCWUsS1wv2WJs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eia Duarte</text:p>
          </table:table-cell>
          <table:table-cell table:style-name="ce2" office:value-type="string" calcext:value-type="string">
            <text:p>29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0" calcext:value-type="float">
            <text:p>80,00</text:p>
          </table:table-cell>
          <table:table-cell office:value-type="float" office:value="85" calcext:value-type="float">
            <text:p>85,00</text:p>
          </table:table-cell>
          <table:table-cell/>
          <table:table-cell office:value-type="string" calcext:value-type="string">
            <text:p>jIZJnQXCPUKzfWFk1cg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eia Duarte</text:p>
          </table:table-cell>
          <table:table-cell table:style-name="ce2" office:value-type="string" calcext:value-type="string">
            <text:p>05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eia Duarte</text:p>
          </table:table-cell>
          <table:table-cell table:style-name="ce2" office:value-type="string" calcext:value-type="string">
            <text:p>03/10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6" calcext:value-type="float">
            <text:p>6,00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eia Duarte</text:p>
          </table:table-cell>
          <table:table-cell table:style-name="ce2" office:value-type="string" calcext:value-type="string">
            <text:p>01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4" calcext:value-type="float">
            <text:p>64,00</text:p>
          </table:table-cell>
          <table:table-cell office:value-type="float" office:value="69" calcext:value-type="float">
            <text:p>6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eia Duarte</text:p>
          </table:table-cell>
          <table:table-cell table:style-name="ce2" office:value-type="string" calcext:value-type="string">
            <text:p>21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0" calcext:value-type="float">
            <text:p>110,00</text:p>
          </table:table-cell>
          <table:table-cell office:value-type="float" office:value="115" calcext:value-type="float">
            <text:p>115,00</text:p>
          </table:table-cell>
          <table:table-cell/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eia Duarte</text:p>
          </table:table-cell>
          <table:table-cell table:style-name="ce2" office:value-type="string" calcext:value-type="string">
            <text:p>20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4" calcext:value-type="float">
            <text:p>114,00</text:p>
          </table:table-cell>
          <table:table-cell office:value-type="float" office:value="119" calcext:value-type="float">
            <text:p>11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table:style-name="ce2" office:value-type="string" calcext:value-type="string">
            <text:p>31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k1nkuGv5Vsa9zZgyjB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table:style-name="ce2" office:value-type="string" calcext:value-type="string">
            <text:p>01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9eYpSxKceKklzDsnnX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table:style-name="ce2" office:value-type="string" calcext:value-type="string">
            <text:p>03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OjFFaLXaYDvS6ha84up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table:style-name="ce2" office:value-type="string" calcext:value-type="string">
            <text:p>19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table:style-name="ce2" office:value-type="string" calcext:value-type="string">
            <text:p>06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table:style-name="ce2" office:value-type="string" calcext:value-type="string">
            <text:p>29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jIZJnQXCPUKzfWFk1cg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table:style-name="ce2" office:value-type="string" calcext:value-type="string">
            <text:p>17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table:style-name="ce2" office:value-type="string" calcext:value-type="string">
            <text:p>15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table:style-name="ce2" office:value-type="string" calcext:value-type="string">
            <text:p>05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table:style-name="ce2" office:value-type="string" calcext:value-type="string">
            <text:p>09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1eUOz2yuJrEWQVe52J8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table:style-name="ce2" office:value-type="string" calcext:value-type="string">
            <text:p>18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0" calcext:value-type="float">
            <text:p>80,00</text:p>
          </table:table-cell>
          <table:table-cell office:value-type="float" office:value="85" calcext:value-type="float">
            <text:p>8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table:style-name="ce2" office:value-type="string" calcext:value-type="string">
            <text:p>02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table:style-name="ce2" office:value-type="string" calcext:value-type="string">
            <text:p>14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table:style-name="ce2" office:value-type="string" calcext:value-type="string">
            <text:p>27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table:style-name="ce2" office:value-type="string" calcext:value-type="string">
            <text:p>05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table:style-name="ce2" office:value-type="string" calcext:value-type="string">
            <text:p>13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UrAPa6XCWUsS1wv2WJs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table:style-name="ce2" office:value-type="string" calcext:value-type="string">
            <text:p>31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table:style-name="ce2" office:value-type="string" calcext:value-type="string">
            <text:p>14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uudaAYkQ2gdVVJMPE6J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12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7" calcext:value-type="float">
            <text:p>87,00</text:p>
          </table:table-cell>
          <table:table-cell office:value-type="float" office:value="92" calcext:value-type="float">
            <text:p>9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UrAPa6XCWUsS1wv2WJs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20/06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0" calcext:value-type="float">
            <text:p>70,00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7mw5hMIbte17FaaqIU2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14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33" calcext:value-type="float">
            <text:p>133,00</text:p>
          </table:table-cell>
          <table:table-cell office:value-type="float" office:value="138" calcext:value-type="float">
            <text:p>13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18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207" calcext:value-type="float">
            <text:p>207,00</text:p>
          </table:table-cell>
          <table:table-cell office:value-type="float" office:value="212" calcext:value-type="float">
            <text:p>21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06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0" calcext:value-type="float">
            <text:p>100,00</text:p>
          </table:table-cell>
          <table:table-cell office:value-type="float" office:value="105" calcext:value-type="float">
            <text:p>10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02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63" calcext:value-type="float">
            <text:p>163,00</text:p>
          </table:table-cell>
          <table:table-cell office:value-type="float" office:value="168" calcext:value-type="float">
            <text:p>16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9eYpSxKceKklzDsnnX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19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0" calcext:value-type="float">
            <text:p>70,00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18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7" calcext:value-type="float">
            <text:p>77,00</text:p>
          </table:table-cell>
          <table:table-cell office:value-type="float" office:value="82" calcext:value-type="float">
            <text:p>8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04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2" calcext:value-type="float">
            <text:p>102,00</text:p>
          </table:table-cell>
          <table:table-cell office:value-type="float" office:value="107" calcext:value-type="float">
            <text:p>10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d9Tj3uOqObW1S2edDbS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30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79" calcext:value-type="float">
            <text:p>179,00</text:p>
          </table:table-cell>
          <table:table-cell office:value-type="float" office:value="184" calcext:value-type="float">
            <text:p>18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slpSKNu85ygeJT97K9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01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0" calcext:value-type="float">
            <text:p>70,00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30/0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5" calcext:value-type="float">
            <text:p>75,00</text:p>
          </table:table-cell>
          <table:table-cell office:value-type="float" office:value="80" calcext:value-type="float">
            <text:p>80,00</text:p>
          </table:table-cell>
          <table:table-cell/>
          <table:table-cell office:value-type="string" calcext:value-type="string">
            <text:p>RUehZtnhBy5JTpdDKw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09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3" calcext:value-type="float">
            <text:p>53,00</text:p>
          </table:table-cell>
          <table:table-cell office:value-type="float" office:value="58" calcext:value-type="float">
            <text:p>5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1eUOz2yuJrEWQVe52J8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14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0" calcext:value-type="float">
            <text:p>70,00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24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CYBjgcfk9rXjim2EOm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30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7" calcext:value-type="float">
            <text:p>117,00</text:p>
          </table:table-cell>
          <table:table-cell office:value-type="float" office:value="122" calcext:value-type="float">
            <text:p>12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05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2" calcext:value-type="float">
            <text:p>82,00</text:p>
          </table:table-cell>
          <table:table-cell office:value-type="float" office:value="87" calcext:value-type="float">
            <text:p>8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03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0" calcext:value-type="float">
            <text:p>90,00</text:p>
          </table:table-cell>
          <table:table-cell office:value-type="float" office:value="95" calcext:value-type="float">
            <text:p>9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OjFFaLXaYDvS6ha84up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19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58" calcext:value-type="float">
            <text:p>158,00</text:p>
          </table:table-cell>
          <table:table-cell office:value-type="float" office:value="163" calcext:value-type="float">
            <text:p>16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16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20" calcext:value-type="float">
            <text:p>120,00</text:p>
          </table:table-cell>
          <table:table-cell office:value-type="float" office:value="125" calcext:value-type="float">
            <text:p>12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E8uhRMp7H11FgrA26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28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44" calcext:value-type="float">
            <text:p>144,00</text:p>
          </table:table-cell>
          <table:table-cell office:value-type="float" office:value="149" calcext:value-type="float">
            <text:p>14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jIZJnQXCPUKzfWFk1cg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02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03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15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02/03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88" calcext:value-type="float">
            <text:p>88,00</text:p>
          </table:table-cell>
          <table:table-cell office:value-type="float" office:value="93" calcext:value-type="float">
            <text:p>9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5MAkx7LaNlqs7AfSMtL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17/0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36" calcext:value-type="float">
            <text:p>136,00</text:p>
          </table:table-cell>
          <table:table-cell office:value-type="float" office:value="141" calcext:value-type="float">
            <text:p>141,00</text:p>
          </table:table-cell>
          <table:table-cell/>
          <table:table-cell office:value-type="string" calcext:value-type="string">
            <text:p>lpzVOoa1EFg0JgcPc4d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04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44" calcext:value-type="float">
            <text:p>144,00</text:p>
          </table:table-cell>
          <table:table-cell office:value-type="float" office:value="149" calcext:value-type="float">
            <text:p>14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14/0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3" calcext:value-type="float">
            <text:p>93,00</text:p>
          </table:table-cell>
          <table:table-cell office:value-type="float" office:value="98" calcext:value-type="float">
            <text:p>9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YaPqzpCoeUcYogMpFdF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18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2" calcext:value-type="float">
            <text:p>82,00</text:p>
          </table:table-cell>
          <table:table-cell office:value-type="float" office:value="87" calcext:value-type="float">
            <text:p>8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28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9" calcext:value-type="float">
            <text:p>99,00</text:p>
          </table:table-cell>
          <table:table-cell office:value-type="float" office:value="104" calcext:value-type="float">
            <text:p>10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17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WOFaW08o8sCRGv93W8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01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0" calcext:value-type="float">
            <text:p>60,00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table:style-name="ce2" office:value-type="string" calcext:value-type="string">
            <text:p>05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gela Duarte</text:p>
          </table:table-cell>
          <table:table-cell table:style-name="ce2" office:value-type="string" calcext:value-type="string">
            <text:p>13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2" calcext:value-type="float">
            <text:p>112,00</text:p>
          </table:table-cell>
          <table:table-cell office:value-type="float" office:value="117" calcext:value-type="float">
            <text:p>11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gela Duarte</text:p>
          </table:table-cell>
          <table:table-cell table:style-name="ce2" office:value-type="string" calcext:value-type="string">
            <text:p>01/0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9" calcext:value-type="float">
            <text:p>99,00</text:p>
          </table:table-cell>
          <table:table-cell office:value-type="float" office:value="104" calcext:value-type="float">
            <text:p>10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UehZtnhBy5JTpdDKw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gela Duarte</text:p>
          </table:table-cell>
          <table:table-cell table:style-name="ce2" office:value-type="string" calcext:value-type="string">
            <text:p>04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2" calcext:value-type="float">
            <text:p>72,00</text:p>
          </table:table-cell>
          <table:table-cell office:value-type="float" office:value="77" calcext:value-type="float">
            <text:p>7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gela Duarte</text:p>
          </table:table-cell>
          <table:table-cell table:style-name="ce2" office:value-type="string" calcext:value-type="string">
            <text:p>15/0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9.5" calcext:value-type="float">
            <text:p>109,50</text:p>
          </table:table-cell>
          <table:table-cell office:value-type="float" office:value="114.5" calcext:value-type="float">
            <text:p>114,5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YaPqzpCoeUcYogMpFdF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gela Duarte</text:p>
          </table:table-cell>
          <table:table-cell table:style-name="ce2" office:value-type="string" calcext:value-type="string">
            <text:p>19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3" calcext:value-type="float">
            <text:p>103,00</text:p>
          </table:table-cell>
          <table:table-cell office:value-type="float" office:value="108" calcext:value-type="float">
            <text:p>10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gela Duarte</text:p>
          </table:table-cell>
          <table:table-cell table:style-name="ce2" office:value-type="string" calcext:value-type="string">
            <text:p>15/03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61" calcext:value-type="float">
            <text:p>61,00</text:p>
          </table:table-cell>
          <table:table-cell office:value-type="float" office:value="66" calcext:value-type="float">
            <text:p>6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gela Duarte</text:p>
          </table:table-cell>
          <table:table-cell table:style-name="ce2" office:value-type="string" calcext:value-type="string">
            <text:p>01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0" calcext:value-type="float">
            <text:p>80,00</text:p>
          </table:table-cell>
          <table:table-cell office:value-type="float" office:value="85" calcext:value-type="float">
            <text:p>8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5MAkx7LaNlqs7AfSMtL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parecida Coelho</text:p>
          </table:table-cell>
          <table:table-cell table:style-name="ce2" office:value-type="string" calcext:value-type="string">
            <text:p>03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d9Tj3uOqObW1S2edDbS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table:style-name="ce2" office:value-type="string" calcext:value-type="string">
            <text:p>15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table:style-name="ce2" office:value-type="string" calcext:value-type="string">
            <text:p>02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table:style-name="ce2" office:value-type="string" calcext:value-type="string">
            <text:p>31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6" calcext:value-type="float">
            <text:p>66,00</text:p>
          </table:table-cell>
          <table:table-cell office:value-type="float" office:value="71" calcext:value-type="float">
            <text:p>7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table:style-name="ce2" office:value-type="string" calcext:value-type="string">
            <text:p>18/07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45" calcext:value-type="float">
            <text:p>45,00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WOFaW08o8sCRGv93W8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table:style-name="ce2" office:value-type="string" calcext:value-type="string">
            <text:p>13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table:style-name="ce2" office:value-type="string" calcext:value-type="string">
            <text:p>24/01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50" calcext:value-type="float">
            <text:p>50,00</text:p>
          </table:table-cell>
          <table:table-cell office:value-type="float" office:value="55" calcext:value-type="float">
            <text:p>5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CYBjgcfk9rXjim2EOm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table:style-name="ce2" office:value-type="string" calcext:value-type="string">
            <text:p>04/07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39" calcext:value-type="float">
            <text:p>39,00</text:p>
          </table:table-cell>
          <table:table-cell office:value-type="float" office:value="44" calcext:value-type="float">
            <text:p>4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OjFFaLXaYDvS6ha84up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table:style-name="ce2" office:value-type="string" calcext:value-type="string">
            <text:p>05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6" calcext:value-type="float">
            <text:p>66,00</text:p>
          </table:table-cell>
          <table:table-cell office:value-type="float" office:value="71" calcext:value-type="float">
            <text:p>7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table:style-name="ce2" office:value-type="string" calcext:value-type="string">
            <text:p>01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table:style-name="ce2" office:value-type="string" calcext:value-type="string">
            <text:p>09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1eUOz2yuJrEWQVe52J8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table:style-name="ce2" office:value-type="string" calcext:value-type="string">
            <text:p>18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4" calcext:value-type="float">
            <text:p>64,00</text:p>
          </table:table-cell>
          <table:table-cell office:value-type="float" office:value="69" calcext:value-type="float">
            <text:p>6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table:style-name="ce2" office:value-type="string" calcext:value-type="string">
            <text:p>04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3" calcext:value-type="float">
            <text:p>63,00</text:p>
          </table:table-cell>
          <table:table-cell office:value-type="float" office:value="68" calcext:value-type="float">
            <text:p>6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table:style-name="ce2" office:value-type="string" calcext:value-type="string">
            <text:p>31/07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45" calcext:value-type="float">
            <text:p>45,00</text:p>
          </table:table-cell>
          <table:table-cell office:value-type="float" office:value="50" calcext:value-type="float">
            <text:p>50,00</text:p>
          </table:table-cell>
          <table:table-cell/>
          <table:table-cell office:value-type="string" calcext:value-type="string">
            <text:p>0C2RldDzadEKb5nxPVC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table:style-name="ce2" office:value-type="string" calcext:value-type="string">
            <text:p>20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4" calcext:value-type="float">
            <text:p>64,00</text:p>
          </table:table-cell>
          <table:table-cell office:value-type="float" office:value="69" calcext:value-type="float">
            <text:p>6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table:style-name="ce2" office:value-type="string" calcext:value-type="string">
            <text:p>13/02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celado</text:p>
          </table:table-cell>
          <table:table-cell table:number-columns-repeated="2" office:value-type="float" office:value="0" calcext:value-type="float">
            <text:p>0,00</text:p>
          </table:table-cell>
          <table:table-cell/>
          <table:table-cell office:value-type="string" calcext:value-type="string">
            <text:p>UrAPa6XCWUsS1wv2WJs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table:style-name="ce2" office:value-type="string" calcext:value-type="string">
            <text:p>06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table:style-name="ce2" office:value-type="string" calcext:value-type="string">
            <text:p>29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slpSKNu85ygeJT97K9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table:style-name="ce2" office:value-type="string" calcext:value-type="string">
            <text:p>02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9eYpSxKceKklzDsnnX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table:style-name="ce2" office:value-type="string" calcext:value-type="string">
            <text:p>05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8" calcext:value-type="float">
            <text:p>78,00</text:p>
          </table:table-cell>
          <table:table-cell office:value-type="float" office:value="83" calcext:value-type="float">
            <text:p>8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table:style-name="ce2" office:value-type="string" calcext:value-type="string">
            <text:p>28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table:style-name="ce2" office:value-type="string" calcext:value-type="string">
            <text:p>19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table:style-name="ce2" office:value-type="string" calcext:value-type="string">
            <text:p>20/12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table:style-name="ce2" office:value-type="string" calcext:value-type="string">
            <text:p>04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d9Tj3uOqObW1S2edDbS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table:style-name="ce2" office:value-type="string" calcext:value-type="string">
            <text:p>16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ianca</text:p>
          </table:table-cell>
          <table:table-cell table:style-name="ce2" office:value-type="string" calcext:value-type="string">
            <text:p>21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anca</text:p>
          </table:table-cell>
          <table:table-cell table:style-name="ce2" office:value-type="string" calcext:value-type="string">
            <text:p>18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0" calcext:value-type="float">
            <text:p>80,00</text:p>
          </table:table-cell>
          <table:table-cell office:value-type="float" office:value="85" calcext:value-type="float">
            <text:p>8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anca</text:p>
          </table:table-cell>
          <table:table-cell table:style-name="ce2" office:value-type="string" calcext:value-type="string">
            <text:p>15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table:style-name="ce2" office:value-type="string" calcext:value-type="string">
            <text:p>20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8" calcext:value-type="float">
            <text:p>108,00</text:p>
          </table:table-cell>
          <table:table-cell office:value-type="float" office:value="113" calcext:value-type="float">
            <text:p>11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table:style-name="ce2" office:value-type="string" calcext:value-type="string">
            <text:p>30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7" calcext:value-type="float">
            <text:p>107,00</text:p>
          </table:table-cell>
          <table:table-cell office:value-type="float" office:value="112" calcext:value-type="float">
            <text:p>11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table:style-name="ce2" office:value-type="string" calcext:value-type="string">
            <text:p>16/08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35" calcext:value-type="float">
            <text:p>135,00</text:p>
          </table:table-cell>
          <table:table-cell office:value-type="float" office:value="140" calcext:value-type="float">
            <text:p>14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table:style-name="ce2" office:value-type="string" calcext:value-type="string">
            <text:p>14/0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28" calcext:value-type="float">
            <text:p>128,00</text:p>
          </table:table-cell>
          <table:table-cell office:value-type="float" office:value="133" calcext:value-type="float">
            <text:p>13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YaPqzpCoeUcYogMpFdF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table:style-name="ce2" office:value-type="string" calcext:value-type="string">
            <text:p>01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2" calcext:value-type="float">
            <text:p>102,00</text:p>
          </table:table-cell>
          <table:table-cell office:value-type="float" office:value="107" calcext:value-type="float">
            <text:p>10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table:style-name="ce2" office:value-type="string" calcext:value-type="string">
            <text:p>30/05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54" calcext:value-type="float">
            <text:p>54,00</text:p>
          </table:table-cell>
          <table:table-cell office:value-type="float" office:value="59" calcext:value-type="float">
            <text:p>5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slpSKNu85ygeJT97K9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table:style-name="ce2" office:value-type="string" calcext:value-type="string">
            <text:p>09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38" calcext:value-type="float">
            <text:p>138,00</text:p>
          </table:table-cell>
          <table:table-cell office:value-type="float" office:value="143" calcext:value-type="float">
            <text:p>14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1eUOz2yuJrEWQVe52J8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table:style-name="ce2" office:value-type="string" calcext:value-type="string">
            <text:p>28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25" calcext:value-type="float">
            <text:p>125,00</text:p>
          </table:table-cell>
          <table:table-cell office:value-type="float" office:value="130" calcext:value-type="float">
            <text:p>13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jIZJnQXCPUKzfWFk1cg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table:style-name="ce2" office:value-type="string" calcext:value-type="string">
            <text:p>01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23" calcext:value-type="float">
            <text:p>123,00</text:p>
          </table:table-cell>
          <table:table-cell office:value-type="float" office:value="128" calcext:value-type="float">
            <text:p>12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5MAkx7LaNlqs7AfSMtL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table:style-name="ce2" office:value-type="string" calcext:value-type="string">
            <text:p>17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47" calcext:value-type="float">
            <text:p>147,00</text:p>
          </table:table-cell>
          <table:table-cell office:value-type="float" office:value="152" calcext:value-type="float">
            <text:p>15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table:style-name="ce2" office:value-type="string" calcext:value-type="string">
            <text:p>15/03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53" calcext:value-type="float">
            <text:p>53,00</text:p>
          </table:table-cell>
          <table:table-cell office:value-type="float" office:value="58" calcext:value-type="float">
            <text:p>5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table:style-name="ce2" office:value-type="string" calcext:value-type="string">
            <text:p>31/0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204" calcext:value-type="float">
            <text:p>204,00</text:p>
          </table:table-cell>
          <table:table-cell office:value-type="float" office:value="209" calcext:value-type="float">
            <text:p>20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UehZtnhBy5JTpdDKw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table:style-name="ce2" office:value-type="string" calcext:value-type="string">
            <text:p>16/05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8" calcext:value-type="float">
            <text:p>18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string" calcext:value-type="string">
            <text:p>VE8uhRMp7H11FgrA26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table:style-name="ce2" office:value-type="string" calcext:value-type="string">
            <text:p>02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3" calcext:value-type="float">
            <text:p>93,00</text:p>
          </table:table-cell>
          <table:table-cell office:value-type="float" office:value="98" calcext:value-type="float">
            <text:p>9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9eYpSxKceKklzDsnnX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table:style-name="ce2" office:value-type="string" calcext:value-type="string">
            <text:p>23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4" calcext:value-type="float">
            <text:p>64,00</text:p>
          </table:table-cell>
          <table:table-cell office:value-type="float" office:value="69" calcext:value-type="float">
            <text:p>6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CYBjgcfk9rXjim2EOm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table:style-name="ce2" office:value-type="string" calcext:value-type="string">
            <text:p>17/0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26" calcext:value-type="float">
            <text:p>126,00</text:p>
          </table:table-cell>
          <table:table-cell office:value-type="float" office:value="131" calcext:value-type="float">
            <text:p>13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pzVOoa1EFg0JgcPc4d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table:style-name="ce2" office:value-type="string" calcext:value-type="string">
            <text:p>02/05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50" calcext:value-type="float">
            <text:p>50,00</text:p>
          </table:table-cell>
          <table:table-cell office:value-type="float" office:value="55" calcext:value-type="float">
            <text:p>5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table:style-name="ce2" office:value-type="string" calcext:value-type="string">
            <text:p>18/04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91" calcext:value-type="float">
            <text:p>191,00</text:p>
          </table:table-cell>
          <table:table-cell office:value-type="float" office:value="196" calcext:value-type="float">
            <text:p>19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table:style-name="ce2" office:value-type="string" calcext:value-type="string">
            <text:p>14/02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04" calcext:value-type="float">
            <text:p>104,00</text:p>
          </table:table-cell>
          <table:table-cell office:value-type="float" office:value="109" calcext:value-type="float">
            <text:p>10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UrAPa6XCWUsS1wv2WJs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table:style-name="ce2" office:value-type="string" calcext:value-type="string">
            <text:p>17/07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74" calcext:value-type="float">
            <text:p>74,00</text:p>
          </table:table-cell>
          <table:table-cell office:value-type="float" office:value="79" calcext:value-type="float">
            <text:p>79,00</text:p>
          </table:table-cell>
          <table:table-cell/>
          <table:table-cell office:value-type="string" calcext:value-type="string">
            <text:p>iWOFaW08o8sCRGv93W8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table:style-name="ce2" office:value-type="string" calcext:value-type="string">
            <text:p>20/12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35" calcext:value-type="float">
            <text:p>35,00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table:style-name="ce2" office:value-type="string" calcext:value-type="string">
            <text:p>15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32" calcext:value-type="float">
            <text:p>132,00</text:p>
          </table:table-cell>
          <table:table-cell office:value-type="float" office:value="137" calcext:value-type="float">
            <text:p>13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table:style-name="ce2" office:value-type="string" calcext:value-type="string">
            <text:p>04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75" calcext:value-type="float">
            <text:p>175,00</text:p>
          </table:table-cell>
          <table:table-cell office:value-type="float" office:value="180" calcext:value-type="float">
            <text:p>18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table:style-name="ce2" office:value-type="string" calcext:value-type="string">
            <text:p>17/05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48" calcext:value-type="float">
            <text:p>48,00</text:p>
          </table:table-cell>
          <table:table-cell office:value-type="float" office:value="53" calcext:value-type="float">
            <text:p>5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table:style-name="ce2" office:value-type="string" calcext:value-type="string">
            <text:p>06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31" calcext:value-type="float">
            <text:p>131,00</text:p>
          </table:table-cell>
          <table:table-cell office:value-type="float" office:value="136" calcext:value-type="float">
            <text:p>13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table:style-name="ce2" office:value-type="string" calcext:value-type="string">
            <text:p>05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6" calcext:value-type="float">
            <text:p>96,00</text:p>
          </table:table-cell>
          <table:table-cell office:value-type="float" office:value="101" calcext:value-type="float">
            <text:p>10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table:style-name="ce2" office:value-type="string" calcext:value-type="string">
            <text:p>05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erto</text:p>
          </table:table-cell>
          <table:table-cell office:value-type="float" office:value="166" calcext:value-type="float">
            <text:p>166,00</text:p>
          </table:table-cell>
          <table:table-cell office:value-type="float" office:value="171" calcext:value-type="float">
            <text:p>171,00</text:p>
          </table:table-cell>
          <table:table-cell/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table:style-name="ce2" office:value-type="string" calcext:value-type="string">
            <text:p>18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0" calcext:value-type="float">
            <text:p>90,00</text:p>
          </table:table-cell>
          <table:table-cell office:value-type="float" office:value="95" calcext:value-type="float">
            <text:p>9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table:style-name="ce2" office:value-type="string" calcext:value-type="string">
            <text:p>27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3" calcext:value-type="float">
            <text:p>113,00</text:p>
          </table:table-cell>
          <table:table-cell office:value-type="float" office:value="118" calcext:value-type="float">
            <text:p>118,00</text:p>
          </table:table-cell>
          <table:table-cell/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Cagliari </text:p>
          </table:table-cell>
          <table:table-cell table:style-name="ce2" office:value-type="string" calcext:value-type="string">
            <text:p>05/10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47" calcext:value-type="float">
            <text:p>47,00</text:p>
          </table:table-cell>
          <table:table-cell office:value-type="float" office:value="52" calcext:value-type="float">
            <text:p>52,00</text:p>
          </table:table-cell>
          <table:table-cell/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Cagliari </text:p>
          </table:table-cell>
          <table:table-cell table:style-name="ce2" office:value-type="string" calcext:value-type="string">
            <text:p>17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28" calcext:value-type="float">
            <text:p>128,00</text:p>
          </table:table-cell>
          <table:table-cell office:value-type="float" office:value="133" calcext:value-type="float">
            <text:p>13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Cagliari </text:p>
          </table:table-cell>
          <table:table-cell table:style-name="ce2" office:value-type="string" calcext:value-type="string">
            <text:p>14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5" calcext:value-type="float">
            <text:p>115,00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Cagliari </text:p>
          </table:table-cell>
          <table:table-cell table:style-name="ce2" office:value-type="string" calcext:value-type="string">
            <text:p>31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0" calcext:value-type="float">
            <text:p>110,00</text:p>
          </table:table-cell>
          <table:table-cell office:value-type="float" office:value="115" calcext:value-type="float">
            <text:p>11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Cagliari </text:p>
          </table:table-cell>
          <table:table-cell table:style-name="ce2" office:value-type="string" calcext:value-type="string">
            <text:p>19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77" calcext:value-type="float">
            <text:p>177,00</text:p>
          </table:table-cell>
          <table:table-cell office:value-type="float" office:value="182" calcext:value-type="float">
            <text:p>18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Pereira</text:p>
          </table:table-cell>
          <table:table-cell table:style-name="ce2" office:value-type="string" calcext:value-type="string">
            <text:p>27/02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64" calcext:value-type="float">
            <text:p>64,00</text:p>
          </table:table-cell>
          <table:table-cell office:value-type="float" office:value="69" calcext:value-type="float">
            <text:p>6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Pereira</text:p>
          </table:table-cell>
          <table:table-cell table:style-name="ce2" office:value-type="string" calcext:value-type="string">
            <text:p>13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35" calcext:value-type="float">
            <text:p>135,00</text:p>
          </table:table-cell>
          <table:table-cell office:value-type="float" office:value="140" calcext:value-type="float">
            <text:p>14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uudaAYkQ2gdVVJMPE6J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Pereira</text:p>
          </table:table-cell>
          <table:table-cell table:style-name="ce2" office:value-type="string" calcext:value-type="string">
            <text:p>17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76" calcext:value-type="float">
            <text:p>176,00</text:p>
          </table:table-cell>
          <table:table-cell office:value-type="float" office:value="181" calcext:value-type="float">
            <text:p>18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Pereira</text:p>
          </table:table-cell>
          <table:table-cell table:style-name="ce2" office:value-type="string" calcext:value-type="string">
            <text:p>15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3" calcext:value-type="float">
            <text:p>103,00</text:p>
          </table:table-cell>
          <table:table-cell office:value-type="float" office:value="108" calcext:value-type="float">
            <text:p>10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Pereira</text:p>
          </table:table-cell>
          <table:table-cell table:style-name="ce2" office:value-type="string" calcext:value-type="string">
            <text:p>20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5" calcext:value-type="float">
            <text:p>105,00</text:p>
          </table:table-cell>
          <table:table-cell office:value-type="float" office:value="110" calcext:value-type="float">
            <text:p>11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Pereira</text:p>
          </table:table-cell>
          <table:table-cell table:style-name="ce2" office:value-type="string" calcext:value-type="string">
            <text:p>18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3" calcext:value-type="float">
            <text:p>103,00</text:p>
          </table:table-cell>
          <table:table-cell office:value-type="float" office:value="108" calcext:value-type="float">
            <text:p>10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WOFaW08o8sCRGv93W8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Pereira</text:p>
          </table:table-cell>
          <table:table-cell table:style-name="ce2" office:value-type="string" calcext:value-type="string">
            <text:p>01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2" calcext:value-type="float">
            <text:p>112,00</text:p>
          </table:table-cell>
          <table:table-cell office:value-type="float" office:value="117" calcext:value-type="float">
            <text:p>11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Pereira</text:p>
          </table:table-cell>
          <table:table-cell table:style-name="ce2" office:value-type="string" calcext:value-type="string">
            <text:p>14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1" calcext:value-type="float">
            <text:p>101,00</text:p>
          </table:table-cell>
          <table:table-cell office:value-type="float" office:value="106" calcext:value-type="float">
            <text:p>10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Pereira</text:p>
          </table:table-cell>
          <table:table-cell table:style-name="ce2" office:value-type="string" calcext:value-type="string">
            <text:p>04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203" calcext:value-type="float">
            <text:p>203,00</text:p>
          </table:table-cell>
          <table:table-cell office:value-type="float" office:value="208" calcext:value-type="float">
            <text:p>20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Pereira</text:p>
          </table:table-cell>
          <table:table-cell table:style-name="ce2" office:value-type="string" calcext:value-type="string">
            <text:p>04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3" calcext:value-type="float">
            <text:p>103,00</text:p>
          </table:table-cell>
          <table:table-cell office:value-type="float" office:value="108" calcext:value-type="float">
            <text:p>10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Pereira</text:p>
          </table:table-cell>
          <table:table-cell table:style-name="ce2" office:value-type="string" calcext:value-type="string">
            <text:p>30/05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07" calcext:value-type="float">
            <text:p>107,00</text:p>
          </table:table-cell>
          <table:table-cell office:value-type="float" office:value="112" calcext:value-type="float">
            <text:p>11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slpSKNu85ygeJT97K9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Pereira</text:p>
          </table:table-cell>
          <table:table-cell table:style-name="ce2" office:value-type="string" calcext:value-type="string">
            <text:p>06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8" calcext:value-type="float">
            <text:p>98,00</text:p>
          </table:table-cell>
          <table:table-cell office:value-type="float" office:value="103" calcext:value-type="float">
            <text:p>10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Pereira</text:p>
          </table:table-cell>
          <table:table-cell table:style-name="ce2" office:value-type="string" calcext:value-type="string">
            <text:p>15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8" calcext:value-type="float">
            <text:p>98,00</text:p>
          </table:table-cell>
          <table:table-cell office:value-type="float" office:value="103" calcext:value-type="float">
            <text:p>10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Pereira</text:p>
          </table:table-cell>
          <table:table-cell table:style-name="ce2" office:value-type="string" calcext:value-type="string">
            <text:p>19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2" calcext:value-type="float">
            <text:p>112,00</text:p>
          </table:table-cell>
          <table:table-cell office:value-type="float" office:value="117" calcext:value-type="float">
            <text:p>11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Pereira</text:p>
          </table:table-cell>
          <table:table-cell table:style-name="ce2" office:value-type="string" calcext:value-type="string">
            <text:p>04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8" calcext:value-type="float">
            <text:p>78,00</text:p>
          </table:table-cell>
          <table:table-cell office:value-type="float" office:value="83" calcext:value-type="float">
            <text:p>8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OjFFaLXaYDvS6ha84up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Pereira</text:p>
          </table:table-cell>
          <table:table-cell table:style-name="ce2" office:value-type="string" calcext:value-type="string">
            <text:p>01/08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erto</text:p>
          </table:table-cell>
          <table:table-cell office:value-type="float" office:value="143" calcext:value-type="float">
            <text:p>143,00</text:p>
          </table:table-cell>
          <table:table-cell office:value-type="float" office:value="148" calcext:value-type="float">
            <text:p>148,00</text:p>
          </table:table-cell>
          <table:table-cell/>
          <table:table-cell office:value-type="string" calcext:value-type="string">
            <text:p>0C2RldDzadEKb5nxPVC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table:style-name="ce2" office:value-type="string" calcext:value-type="string">
            <text:p>19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1" calcext:value-type="float">
            <text:p>101,00</text:p>
          </table:table-cell>
          <table:table-cell office:value-type="float" office:value="106" calcext:value-type="float">
            <text:p>106,00</text:p>
          </table:table-cell>
          <table:table-cell/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table:style-name="ce2" office:value-type="string" calcext:value-type="string">
            <text:p>09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1eUOz2yuJrEWQVe52J8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table:style-name="ce2" office:value-type="string" calcext:value-type="string">
            <text:p>15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3" calcext:value-type="float">
            <text:p>93,00</text:p>
          </table:table-cell>
          <table:table-cell office:value-type="float" office:value="98" calcext:value-type="float">
            <text:p>9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E8uhRMp7H11FgrA26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table:style-name="ce2" office:value-type="string" calcext:value-type="string">
            <text:p>31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table:style-name="ce2" office:value-type="string" calcext:value-type="string">
            <text:p>17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4" calcext:value-type="float">
            <text:p>64,00</text:p>
          </table:table-cell>
          <table:table-cell office:value-type="float" office:value="69" calcext:value-type="float">
            <text:p>69,00</text:p>
          </table:table-cell>
          <table:table-cell/>
          <table:table-cell office:value-type="string" calcext:value-type="string">
            <text:p>iWOFaW08o8sCRGv93W8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table:style-name="ce2" office:value-type="string" calcext:value-type="string">
            <text:p>05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0" calcext:value-type="float">
            <text:p>50,00</text:p>
          </table:table-cell>
          <table:table-cell office:value-type="float" office:value="55" calcext:value-type="float">
            <text:p>5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table:style-name="ce2" office:value-type="string" calcext:value-type="string">
            <text:p>17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7" calcext:value-type="float">
            <text:p>87,00</text:p>
          </table:table-cell>
          <table:table-cell office:value-type="float" office:value="92" calcext:value-type="float">
            <text:p>9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table:style-name="ce2" office:value-type="string" calcext:value-type="string">
            <text:p>14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5" calcext:value-type="float">
            <text:p>55,00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UrAPa6XCWUsS1wv2WJs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table:style-name="ce2" office:value-type="string" calcext:value-type="string">
            <text:p>21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8" calcext:value-type="float">
            <text:p>108,00</text:p>
          </table:table-cell>
          <table:table-cell office:value-type="float" office:value="113" calcext:value-type="float">
            <text:p>11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table:style-name="ce2" office:value-type="string" calcext:value-type="string">
            <text:p>27/03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94" calcext:value-type="float">
            <text:p>94,00</text:p>
          </table:table-cell>
          <table:table-cell office:value-type="float" office:value="99" calcext:value-type="float">
            <text:p>9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jIZJnQXCPUKzfWFk1cg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table:style-name="ce2" office:value-type="string" calcext:value-type="string">
            <text:p>15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5" calcext:value-type="float">
            <text:p>55,00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table:style-name="ce2" office:value-type="string" calcext:value-type="string">
            <text:p>19/06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0" calcext:value-type="float">
            <text:p>50,00</text:p>
          </table:table-cell>
          <table:table-cell office:value-type="float" office:value="55" calcext:value-type="float">
            <text:p>5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7mw5hMIbte17FaaqIU2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table:style-name="ce2" office:value-type="string" calcext:value-type="string">
            <text:p>16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table:style-name="ce2" office:value-type="string" calcext:value-type="string">
            <text:p>07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5" calcext:value-type="float">
            <text:p>65,00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table:style-name="ce2" office:value-type="string" calcext:value-type="string">
            <text:p>04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OjFFaLXaYDvS6ha84up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table:style-name="ce2" office:value-type="string" calcext:value-type="string">
            <text:p>12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2" calcext:value-type="float">
            <text:p>82,00</text:p>
          </table:table-cell>
          <table:table-cell office:value-type="float" office:value="87" calcext:value-type="float">
            <text:p>8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uudaAYkQ2gdVVJMPE6J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table:style-name="ce2" office:value-type="string" calcext:value-type="string">
            <text:p>06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7" calcext:value-type="float">
            <text:p>77,00</text:p>
          </table:table-cell>
          <table:table-cell office:value-type="float" office:value="82" calcext:value-type="float">
            <text:p>8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table:style-name="ce2" office:value-type="string" calcext:value-type="string">
            <text:p>06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21" calcext:value-type="float">
            <text:p>121,00</text:p>
          </table:table-cell>
          <table:table-cell office:value-type="float" office:value="126" calcext:value-type="float">
            <text:p>12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table:style-name="ce2" office:value-type="string" calcext:value-type="string">
            <text:p>20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8" calcext:value-type="float">
            <text:p>68,00</text:p>
          </table:table-cell>
          <table:table-cell office:value-type="float" office:value="73" calcext:value-type="float">
            <text:p>7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table:style-name="ce2" office:value-type="string" calcext:value-type="string">
            <text:p>04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0" calcext:value-type="float">
            <text:p>50,00</text:p>
          </table:table-cell>
          <table:table-cell office:value-type="float" office:value="55" calcext:value-type="float">
            <text:p>5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table:style-name="ce2" office:value-type="string" calcext:value-type="string">
            <text:p>18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3" calcext:value-type="float">
            <text:p>73,00</text:p>
          </table:table-cell>
          <table:table-cell office:value-type="float" office:value="78" calcext:value-type="float">
            <text:p>7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table:style-name="ce2" office:value-type="string" calcext:value-type="string">
            <text:p>23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0" calcext:value-type="float">
            <text:p>70,00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CYBjgcfk9rXjim2EOm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table:style-name="ce2" office:value-type="string" calcext:value-type="string">
            <text:p>17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0" calcext:value-type="float">
            <text:p>50,00</text:p>
          </table:table-cell>
          <table:table-cell office:value-type="float" office:value="55" calcext:value-type="float">
            <text:p>55,00</text:p>
          </table:table-cell>
          <table:table-cell/>
          <table:table-cell office:value-type="string" calcext:value-type="string">
            <text:p>5BCwbNUkgiMkxoqLfb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table:style-name="ce2" office:value-type="string" calcext:value-type="string">
            <text:p>03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2" calcext:value-type="float">
            <text:p>72,00</text:p>
          </table:table-cell>
          <table:table-cell office:value-type="float" office:value="77" calcext:value-type="float">
            <text:p>7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table:style-name="ce2" office:value-type="string" calcext:value-type="string">
            <text:p>27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8" calcext:value-type="float">
            <text:p>78,00</text:p>
          </table:table-cell>
          <table:table-cell office:value-type="float" office:value="83" calcext:value-type="float">
            <text:p>8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table:style-name="ce2" office:value-type="string" calcext:value-type="string">
            <text:p>17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table:style-name="ce2" office:value-type="string" calcext:value-type="string">
            <text:p>01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0" calcext:value-type="float">
            <text:p>60,00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table:style-name="ce2" office:value-type="string" calcext:value-type="string">
            <text:p>13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UrAPa6XCWUsS1wv2WJs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table:style-name="ce2" office:value-type="string" calcext:value-type="string">
            <text:p>20/04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2" calcext:value-type="float">
            <text:p>12,00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table:style-name="ce2" office:value-type="string" calcext:value-type="string">
            <text:p>05/07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61" calcext:value-type="float">
            <text:p>61,00</text:p>
          </table:table-cell>
          <table:table-cell office:value-type="float" office:value="66" calcext:value-type="float">
            <text:p>6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OjFFaLXaYDvS6ha84up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table:style-name="ce2" office:value-type="string" calcext:value-type="string">
            <text:p>01/02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59" calcext:value-type="float">
            <text:p>59,00</text:p>
          </table:table-cell>
          <table:table-cell office:value-type="float" office:value="64" calcext:value-type="float">
            <text:p>6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k1nkuGv5Vsa9zZgyjB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table:style-name="ce2" office:value-type="string" calcext:value-type="string">
            <text:p>19/06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5" calcext:value-type="float">
            <text:p>95,00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7mw5hMIbte17FaaqIU2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table:style-name="ce2" office:value-type="string" calcext:value-type="string">
            <text:p>19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9" calcext:value-type="float">
            <text:p>69,00</text:p>
          </table:table-cell>
          <table:table-cell office:value-type="float" office:value="74" calcext:value-type="float">
            <text:p>7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table:style-name="ce2" office:value-type="string" calcext:value-type="string">
            <text:p>18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7" calcext:value-type="float">
            <text:p>117,00</text:p>
          </table:table-cell>
          <table:table-cell office:value-type="float" office:value="122" calcext:value-type="float">
            <text:p>12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table:style-name="ce2" office:value-type="string" calcext:value-type="string">
            <text:p>06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table:style-name="ce2" office:value-type="string" calcext:value-type="string">
            <text:p>20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table:style-name="ce2" office:value-type="string" calcext:value-type="string">
            <text:p>13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5" calcext:value-type="float">
            <text:p>75,00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uudaAYkQ2gdVVJMPE6J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table:style-name="ce2" office:value-type="string" calcext:value-type="string">
            <text:p>30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5" calcext:value-type="float">
            <text:p>75,00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slpSKNu85ygeJT97K9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table:style-name="ce2" office:value-type="string" calcext:value-type="string">
            <text:p>02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9eYpSxKceKklzDsnnX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table:style-name="ce2" office:value-type="string" calcext:value-type="string">
            <text:p>15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table:style-name="ce2" office:value-type="string" calcext:value-type="string">
            <text:p>10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er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/>
          <table:table-cell office:value-type="string" calcext:value-type="string">
            <text:p>1eUOz2yuJrEWQVe52J8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table:style-name="ce2" office:value-type="string" calcext:value-type="string">
            <text:p>01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table:style-name="ce2" office:value-type="string" calcext:value-type="string">
            <text:p>05/10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8" calcext:value-type="float">
            <text:p>18,00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table:style-name="ce2" office:value-type="string" calcext:value-type="string">
            <text:p>15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E8uhRMp7H11FgrA26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table:style-name="ce2" office:value-type="string" calcext:value-type="string">
            <text:p>28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3" calcext:value-type="float">
            <text:p>83,00</text:p>
          </table:table-cell>
          <table:table-cell office:value-type="float" office:value="88" calcext:value-type="float">
            <text:p>8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table:style-name="ce2" office:value-type="string" calcext:value-type="string">
            <text:p>18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WOFaW08o8sCRGv93W8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table:style-name="ce2" office:value-type="string" calcext:value-type="string">
            <text:p>31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table:style-name="ce2" office:value-type="string" calcext:value-type="string">
            <text:p>16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eide</text:p>
          </table:table-cell>
          <table:table-cell table:style-name="ce2" office:value-type="string" calcext:value-type="string">
            <text:p>21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4" calcext:value-type="float">
            <text:p>94,00</text:p>
          </table:table-cell>
          <table:table-cell office:value-type="float" office:value="99" calcext:value-type="float">
            <text:p>99,00</text:p>
          </table:table-cell>
          <table:table-cell/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eide</text:p>
          </table:table-cell>
          <table:table-cell table:style-name="ce2" office:value-type="string" calcext:value-type="string">
            <text:p>29/03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celado</text:p>
          </table:table-cell>
          <table:table-cell table:number-columns-repeated="2" office:value-type="float" office:value="0" calcext:value-type="float">
            <text:p>0,00</text:p>
          </table:table-cell>
          <table:table-cell/>
          <table:table-cell office:value-type="string" calcext:value-type="string">
            <text:p>jIZJnQXCPUKzfWFk1cg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</text:p>
          </table:table-cell>
          <table:table-cell table:style-name="ce2" office:value-type="string" calcext:value-type="string">
            <text:p>04/05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34" calcext:value-type="float">
            <text:p>34,00</text:p>
          </table:table-cell>
          <table:table-cell office:value-type="float" office:value="39" calcext:value-type="float">
            <text:p>3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table:style-name="ce2" office:value-type="string" calcext:value-type="string">
            <text:p>19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2" calcext:value-type="float">
            <text:p>102,00</text:p>
          </table:table-cell>
          <table:table-cell office:value-type="float" office:value="107" calcext:value-type="float">
            <text:p>10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table:style-name="ce2" office:value-type="string" calcext:value-type="string">
            <text:p>15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4" calcext:value-type="float">
            <text:p>104,00</text:p>
          </table:table-cell>
          <table:table-cell office:value-type="float" office:value="109" calcext:value-type="float">
            <text:p>10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E8uhRMp7H11FgrA26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table:style-name="ce2" office:value-type="string" calcext:value-type="string">
            <text:p>04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5" calcext:value-type="float">
            <text:p>55,00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d9Tj3uOqObW1S2edDbS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table:style-name="ce2" office:value-type="string" calcext:value-type="string">
            <text:p>09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31" calcext:value-type="float">
            <text:p>131,00</text:p>
          </table:table-cell>
          <table:table-cell office:value-type="float" office:value="136" calcext:value-type="float">
            <text:p>13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1eUOz2yuJrEWQVe52J8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table:style-name="ce2" office:value-type="string" calcext:value-type="string">
            <text:p>07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6" calcext:value-type="float">
            <text:p>116,00</text:p>
          </table:table-cell>
          <table:table-cell office:value-type="float" office:value="121" calcext:value-type="float">
            <text:p>12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table:style-name="ce2" office:value-type="string" calcext:value-type="string">
            <text:p>23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20" calcext:value-type="float">
            <text:p>120,00</text:p>
          </table:table-cell>
          <table:table-cell office:value-type="float" office:value="125" calcext:value-type="float">
            <text:p>12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CYBjgcfk9rXjim2EOm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table:style-name="ce2" office:value-type="string" calcext:value-type="string">
            <text:p>03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0" calcext:value-type="float">
            <text:p>90,00</text:p>
          </table:table-cell>
          <table:table-cell office:value-type="float" office:value="95" calcext:value-type="float">
            <text:p>9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d9Tj3uOqObW1S2edDbS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table:style-name="ce2" office:value-type="string" calcext:value-type="string">
            <text:p>15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28" calcext:value-type="float">
            <text:p>128,00</text:p>
          </table:table-cell>
          <table:table-cell office:value-type="float" office:value="133" calcext:value-type="float">
            <text:p>13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table:style-name="ce2" office:value-type="string" calcext:value-type="string">
            <text:p>29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73" calcext:value-type="float">
            <text:p>173,00</text:p>
          </table:table-cell>
          <table:table-cell office:value-type="float" office:value="178" calcext:value-type="float">
            <text:p>17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slpSKNu85ygeJT97K9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table:style-name="ce2" office:value-type="string" calcext:value-type="string">
            <text:p>17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9" calcext:value-type="float">
            <text:p>99,00</text:p>
          </table:table-cell>
          <table:table-cell office:value-type="float" office:value="104" calcext:value-type="float">
            <text:p>10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table:style-name="ce2" office:value-type="string" calcext:value-type="string">
            <text:p>01/08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36" calcext:value-type="float">
            <text:p>136,00</text:p>
          </table:table-cell>
          <table:table-cell office:value-type="float" office:value="141" calcext:value-type="float">
            <text:p>14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0C2RldDzadEKb5nxPVC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table:style-name="ce2" office:value-type="string" calcext:value-type="string">
            <text:p>31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28" calcext:value-type="float">
            <text:p>128,00</text:p>
          </table:table-cell>
          <table:table-cell office:value-type="float" office:value="133" calcext:value-type="float">
            <text:p>13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table:style-name="ce2" office:value-type="string" calcext:value-type="string">
            <text:p>05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5" calcext:value-type="float">
            <text:p>65,00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table:style-name="ce2" office:value-type="string" calcext:value-type="string">
            <text:p>03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235" calcext:value-type="float">
            <text:p>235,00</text:p>
          </table:table-cell>
          <table:table-cell office:value-type="float" office:value="240" calcext:value-type="float">
            <text:p>24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table:style-name="ce2" office:value-type="string" calcext:value-type="string">
            <text:p>19/06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0" calcext:value-type="float">
            <text:p>80,00</text:p>
          </table:table-cell>
          <table:table-cell office:value-type="float" office:value="85" calcext:value-type="float">
            <text:p>8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7mw5hMIbte17FaaqIU2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table:style-name="ce2" office:value-type="string" calcext:value-type="string">
            <text:p>27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29" calcext:value-type="float">
            <text:p>129,00</text:p>
          </table:table-cell>
          <table:table-cell office:value-type="float" office:value="134" calcext:value-type="float">
            <text:p>13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jIZJnQXCPUKzfWFk1cg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table:style-name="ce2" office:value-type="string" calcext:value-type="string">
            <text:p>21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255" calcext:value-type="float">
            <text:p>255,00</text:p>
          </table:table-cell>
          <table:table-cell office:value-type="float" office:value="260" calcext:value-type="float">
            <text:p>26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table:style-name="ce2" office:value-type="string" calcext:value-type="string">
            <text:p>28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50" calcext:value-type="float">
            <text:p>150,00</text:p>
          </table:table-cell>
          <table:table-cell office:value-type="float" office:value="155" calcext:value-type="float">
            <text:p>15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table:style-name="ce2" office:value-type="string" calcext:value-type="string">
            <text:p>12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2" calcext:value-type="float">
            <text:p>92,00</text:p>
          </table:table-cell>
          <table:table-cell office:value-type="float" office:value="97" calcext:value-type="float">
            <text:p>9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UrAPa6XCWUsS1wv2WJs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table:style-name="ce2" office:value-type="string" calcext:value-type="string">
            <text:p>01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9" calcext:value-type="float">
            <text:p>99,00</text:p>
          </table:table-cell>
          <table:table-cell office:value-type="float" office:value="104" calcext:value-type="float">
            <text:p>10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9eYpSxKceKklzDsnnX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table:style-name="ce2" office:value-type="string" calcext:value-type="string">
            <text:p>12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3" calcext:value-type="float">
            <text:p>93,00</text:p>
          </table:table-cell>
          <table:table-cell office:value-type="float" office:value="98" calcext:value-type="float">
            <text:p>9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uudaAYkQ2gdVVJMPE6J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table:style-name="ce2" office:value-type="string" calcext:value-type="string">
            <text:p>17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0" calcext:value-type="float">
            <text:p>100,00</text:p>
          </table:table-cell>
          <table:table-cell office:value-type="float" office:value="105" calcext:value-type="float">
            <text:p>10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WOFaW08o8sCRGv93W8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ésar Martins</text:p>
          </table:table-cell>
          <table:table-cell table:style-name="ce2" office:value-type="string" calcext:value-type="string">
            <text:p>15/0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8" calcext:value-type="float">
            <text:p>78,00</text:p>
          </table:table-cell>
          <table:table-cell office:value-type="float" office:value="83" calcext:value-type="float">
            <text:p>8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YaPqzpCoeUcYogMpFdF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ésar Martins</text:p>
          </table:table-cell>
          <table:table-cell table:style-name="ce2" office:value-type="string" calcext:value-type="string">
            <text:p>31/0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31" calcext:value-type="float">
            <text:p>131,00</text:p>
          </table:table-cell>
          <table:table-cell office:value-type="float" office:value="136" calcext:value-type="float">
            <text:p>136,00</text:p>
          </table:table-cell>
          <table:table-cell/>
          <table:table-cell office:value-type="string" calcext:value-type="string">
            <text:p>RUehZtnhBy5JTpdDKw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vid Barcelos</text:p>
          </table:table-cell>
          <table:table-cell table:style-name="ce2" office:value-type="string" calcext:value-type="string">
            <text:p>19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jIZJnQXCPUKzfWFk1cg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bora</text:p>
          </table:table-cell>
          <table:table-cell table:style-name="ce2" office:value-type="string" calcext:value-type="string">
            <text:p>05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4" calcext:value-type="float">
            <text:p>64,00</text:p>
          </table:table-cell>
          <table:table-cell office:value-type="float" office:value="69" calcext:value-type="float">
            <text:p>6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bora</text:p>
          </table:table-cell>
          <table:table-cell table:style-name="ce2" office:value-type="string" calcext:value-type="string">
            <text:p>27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4" calcext:value-type="float">
            <text:p>54,00</text:p>
          </table:table-cell>
          <table:table-cell office:value-type="float" office:value="59" calcext:value-type="float">
            <text:p>5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bora</text:p>
          </table:table-cell>
          <table:table-cell table:style-name="ce2" office:value-type="string" calcext:value-type="string">
            <text:p>17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2" calcext:value-type="float">
            <text:p>92,00</text:p>
          </table:table-cell>
          <table:table-cell office:value-type="float" office:value="97" calcext:value-type="float">
            <text:p>97,00</text:p>
          </table:table-cell>
          <table:table-cell/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bora</text:p>
          </table:table-cell>
          <table:table-cell table:style-name="ce2" office:value-type="string" calcext:value-type="string">
            <text:p>20/12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50" calcext:value-type="float">
            <text:p>50,00</text:p>
          </table:table-cell>
          <table:table-cell office:value-type="float" office:value="55" calcext:value-type="float">
            <text:p>55,00</text:p>
          </table:table-cell>
          <table:table-cell/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bora</text:p>
          </table:table-cell>
          <table:table-cell table:style-name="ce2" office:value-type="string" calcext:value-type="string">
            <text:p>31/10/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o</text:p>
          </table:table-cell>
          <table:table-cell office:value-type="float" office:value="110" calcext:value-type="float">
            <text:p>110,00</text:p>
          </table:table-cell>
          <table:table-cell office:value-type="float" office:value="115" calcext:value-type="float">
            <text:p>11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bora</text:p>
          </table:table-cell>
          <table:table-cell table:style-name="ce2" office:value-type="string" calcext:value-type="string">
            <text:p>12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1" calcext:value-type="float">
            <text:p>71,00</text:p>
          </table:table-cell>
          <table:table-cell office:value-type="float" office:value="76" calcext:value-type="float">
            <text:p>7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UrAPa6XCWUsS1wv2WJs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bora</text:p>
          </table:table-cell>
          <table:table-cell table:style-name="ce2" office:value-type="string" calcext:value-type="string">
            <text:p>14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4" calcext:value-type="float">
            <text:p>54,00</text:p>
          </table:table-cell>
          <table:table-cell office:value-type="float" office:value="59" calcext:value-type="float">
            <text:p>5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bora</text:p>
          </table:table-cell>
          <table:table-cell table:style-name="ce2" office:value-type="string" calcext:value-type="string">
            <text:p>24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0" calcext:value-type="float">
            <text:p>110,00</text:p>
          </table:table-cell>
          <table:table-cell office:value-type="float" office:value="115" calcext:value-type="float">
            <text:p>11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CYBjgcfk9rXjim2EOm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bora</text:p>
          </table:table-cell>
          <table:table-cell table:style-name="ce2" office:value-type="string" calcext:value-type="string">
            <text:p>03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1" calcext:value-type="float">
            <text:p>91,00</text:p>
          </table:table-cell>
          <table:table-cell office:value-type="float" office:value="96" calcext:value-type="float">
            <text:p>96,00</text:p>
          </table:table-cell>
          <table:table-cell/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oroti Martz</text:p>
          </table:table-cell>
          <table:table-cell table:style-name="ce2" office:value-type="string" calcext:value-type="string">
            <text:p>20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erto</text:p>
          </table:table-cell>
          <table:table-cell office:value-type="float" office:value="60" calcext:value-type="float">
            <text:p>60,00</text:p>
          </table:table-cell>
          <table:table-cell office:value-type="float" office:value="65" calcext:value-type="float">
            <text:p>65,00</text:p>
          </table:table-cell>
          <table:table-cell/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ulce Pomilio</text:p>
          </table:table-cell>
          <table:table-cell table:style-name="ce2" office:value-type="string" calcext:value-type="string">
            <text:p>15/06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/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ébora Naidhig</text:p>
          </table:table-cell>
          <table:table-cell table:style-name="ce2" office:value-type="string" calcext:value-type="string">
            <text:p>15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/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ébora Naidhig</text:p>
          </table:table-cell>
          <table:table-cell table:style-name="ce2" office:value-type="string" calcext:value-type="string">
            <text:p>27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1" calcext:value-type="float">
            <text:p>81,00</text:p>
          </table:table-cell>
          <table:table-cell office:value-type="float" office:value="86" calcext:value-type="float">
            <text:p>86,00</text:p>
          </table:table-cell>
          <table:table-cell/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ébora Naidhig</text:p>
          </table:table-cell>
          <table:table-cell table:style-name="ce2" office:value-type="string" calcext:value-type="string">
            <text:p>22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ébora Naidhig</text:p>
          </table:table-cell>
          <table:table-cell table:style-name="ce2" office:value-type="string" calcext:value-type="string">
            <text:p>07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0" calcext:value-type="float">
            <text:p>60,00</text:p>
          </table:table-cell>
          <table:table-cell office:value-type="float" office:value="65" calcext:value-type="float">
            <text:p>65,00</text:p>
          </table:table-cell>
          <table:table-cell/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nara</text:p>
          </table:table-cell>
          <table:table-cell table:style-name="ce2" office:value-type="string" calcext:value-type="string">
            <text:p>15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0" calcext:value-type="float">
            <text:p>60,00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nara</text:p>
          </table:table-cell>
          <table:table-cell table:style-name="ce2" office:value-type="string" calcext:value-type="string">
            <text:p>24/01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celado</text:p>
          </table:table-cell>
          <table:table-cell table:number-columns-repeated="2" office:value-type="float" office:value="0" calcext:value-type="float">
            <text:p>0,00</text:p>
          </table:table-cell>
          <table:table-cell/>
          <table:table-cell office:value-type="string" calcext:value-type="string">
            <text:p>HCYBjgcfk9rXjim2EOm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nara</text:p>
          </table:table-cell>
          <table:table-cell table:style-name="ce2" office:value-type="string" calcext:value-type="string">
            <text:p>02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9eYpSxKceKklzDsnnX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nara</text:p>
          </table:table-cell>
          <table:table-cell table:style-name="ce2" office:value-type="string" calcext:value-type="string">
            <text:p>15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nara</text:p>
          </table:table-cell>
          <table:table-cell table:style-name="ce2" office:value-type="string" calcext:value-type="string">
            <text:p>18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5" calcext:value-type="float">
            <text:p>75,00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nara</text:p>
          </table:table-cell>
          <table:table-cell table:style-name="ce2" office:value-type="string" calcext:value-type="string">
            <text:p>14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uudaAYkQ2gdVVJMPE6J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nara</text:p>
          </table:table-cell>
          <table:table-cell table:style-name="ce2" office:value-type="string" calcext:value-type="string">
            <text:p>04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3" calcext:value-type="float">
            <text:p>103,00</text:p>
          </table:table-cell>
          <table:table-cell office:value-type="float" office:value="108" calcext:value-type="float">
            <text:p>10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OjFFaLXaYDvS6ha84up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nara</text:p>
          </table:table-cell>
          <table:table-cell table:style-name="ce2" office:value-type="string" calcext:value-type="string">
            <text:p>14/06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28" calcext:value-type="float">
            <text:p>28,00</text:p>
          </table:table-cell>
          <table:table-cell office:value-type="float" office:value="33" calcext:value-type="float">
            <text:p>3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nara</text:p>
          </table:table-cell>
          <table:table-cell table:style-name="ce2" office:value-type="string" calcext:value-type="string">
            <text:p>30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k1nkuGv5Vsa9zZgyjB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nara</text:p>
          </table:table-cell>
          <table:table-cell table:style-name="ce2" office:value-type="string" calcext:value-type="string">
            <text:p>03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d9Tj3uOqObW1S2edDbS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nara</text:p>
          </table:table-cell>
          <table:table-cell table:style-name="ce2" office:value-type="string" calcext:value-type="string">
            <text:p>30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slpSKNu85ygeJT97K9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nara</text:p>
          </table:table-cell>
          <table:table-cell table:style-name="ce2" office:value-type="string" calcext:value-type="string">
            <text:p>05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6" calcext:value-type="float">
            <text:p>66,00</text:p>
          </table:table-cell>
          <table:table-cell office:value-type="float" office:value="71" calcext:value-type="float">
            <text:p>7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nara</text:p>
          </table:table-cell>
          <table:table-cell table:style-name="ce2" office:value-type="string" calcext:value-type="string">
            <text:p>16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nara</text:p>
          </table:table-cell>
          <table:table-cell table:style-name="ce2" office:value-type="string" calcext:value-type="string">
            <text:p>19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nara</text:p>
          </table:table-cell>
          <table:table-cell table:style-name="ce2" office:value-type="string" calcext:value-type="string">
            <text:p>17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table:style-name="ce2" office:value-type="string" calcext:value-type="string">
            <text:p>04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37" calcext:value-type="float">
            <text:p>137,00</text:p>
          </table:table-cell>
          <table:table-cell office:value-type="float" office:value="142" calcext:value-type="float">
            <text:p>14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table:style-name="ce2" office:value-type="string" calcext:value-type="string">
            <text:p>14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7" calcext:value-type="float">
            <text:p>117,00</text:p>
          </table:table-cell>
          <table:table-cell office:value-type="float" office:value="122" calcext:value-type="float">
            <text:p>12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table:style-name="ce2" office:value-type="string" calcext:value-type="string">
            <text:p>18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9" calcext:value-type="float">
            <text:p>89,00</text:p>
          </table:table-cell>
          <table:table-cell office:value-type="float" office:value="94" calcext:value-type="float">
            <text:p>94,00</text:p>
          </table:table-cell>
          <table:table-cell/>
          <table:table-cell office:value-type="string" calcext:value-type="string">
            <text:p>iWOFaW08o8sCRGv93W8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table:style-name="ce2" office:value-type="string" calcext:value-type="string">
            <text:p>01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4" calcext:value-type="float">
            <text:p>84,00</text:p>
          </table:table-cell>
          <table:table-cell office:value-type="float" office:value="89" calcext:value-type="float">
            <text:p>8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table:style-name="ce2" office:value-type="string" calcext:value-type="string">
            <text:p>30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7" calcext:value-type="float">
            <text:p>107,00</text:p>
          </table:table-cell>
          <table:table-cell office:value-type="float" office:value="112" calcext:value-type="float">
            <text:p>11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slpSKNu85ygeJT97K9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table:style-name="ce2" office:value-type="string" calcext:value-type="string">
            <text:p>14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33" calcext:value-type="float">
            <text:p>133,00</text:p>
          </table:table-cell>
          <table:table-cell office:value-type="float" office:value="138" calcext:value-type="float">
            <text:p>13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uudaAYkQ2gdVVJMPE6J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table:style-name="ce2" office:value-type="string" calcext:value-type="string">
            <text:p>04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6" calcext:value-type="float">
            <text:p>66,00</text:p>
          </table:table-cell>
          <table:table-cell office:value-type="float" office:value="71" calcext:value-type="float">
            <text:p>7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OjFFaLXaYDvS6ha84up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table:style-name="ce2" office:value-type="string" calcext:value-type="string">
            <text:p>23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0" calcext:value-type="float">
            <text:p>80,00</text:p>
          </table:table-cell>
          <table:table-cell office:value-type="float" office:value="85" calcext:value-type="float">
            <text:p>8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CYBjgcfk9rXjim2EOm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table:style-name="ce2" office:value-type="string" calcext:value-type="string">
            <text:p>21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4" calcext:value-type="float">
            <text:p>94,00</text:p>
          </table:table-cell>
          <table:table-cell office:value-type="float" office:value="99" calcext:value-type="float">
            <text:p>9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table:style-name="ce2" office:value-type="string" calcext:value-type="string">
            <text:p>19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5" calcext:value-type="float">
            <text:p>85,00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table:style-name="ce2" office:value-type="string" calcext:value-type="string">
            <text:p>31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0" calcext:value-type="float">
            <text:p>60,00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table:style-name="ce2" office:value-type="string" calcext:value-type="string">
            <text:p>06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7" calcext:value-type="float">
            <text:p>117,00</text:p>
          </table:table-cell>
          <table:table-cell office:value-type="float" office:value="122" calcext:value-type="float">
            <text:p>12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table:style-name="ce2" office:value-type="string" calcext:value-type="string">
            <text:p>15/11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89" calcext:value-type="float">
            <text:p>89,00</text:p>
          </table:table-cell>
          <table:table-cell office:value-type="float" office:value="94" calcext:value-type="float">
            <text:p>9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table:style-name="ce2" office:value-type="string" calcext:value-type="string">
            <text:p>06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5" calcext:value-type="float">
            <text:p>105,00</text:p>
          </table:table-cell>
          <table:table-cell office:value-type="float" office:value="110" calcext:value-type="float">
            <text:p>11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table:style-name="ce2" office:value-type="string" calcext:value-type="string">
            <text:p>20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table:style-name="ce2" office:value-type="string" calcext:value-type="string">
            <text:p>18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8" calcext:value-type="float">
            <text:p>88,00</text:p>
          </table:table-cell>
          <table:table-cell office:value-type="float" office:value="93" calcext:value-type="float">
            <text:p>9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table:style-name="ce2" office:value-type="string" calcext:value-type="string">
            <text:p>20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2" calcext:value-type="float">
            <text:p>112,00</text:p>
          </table:table-cell>
          <table:table-cell office:value-type="float" office:value="117" calcext:value-type="float">
            <text:p>11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table:style-name="ce2" office:value-type="string" calcext:value-type="string">
            <text:p>01/08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22" calcext:value-type="float">
            <text:p>122,00</text:p>
          </table:table-cell>
          <table:table-cell office:value-type="float" office:value="127" calcext:value-type="float">
            <text:p>127,00</text:p>
          </table:table-cell>
          <table:table-cell/>
          <table:table-cell office:value-type="string" calcext:value-type="string">
            <text:p>0C2RldDzadEKb5nxPVC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table:style-name="ce2" office:value-type="string" calcext:value-type="string">
            <text:p>03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0" calcext:value-type="float">
            <text:p>60,00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table:style-name="ce2" office:value-type="string" calcext:value-type="string">
            <text:p>04/01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erto</text:p>
          </table:table-cell>
          <table:table-cell office:value-type="float" office:value="200" calcext:value-type="float">
            <text:p>200,00</text:p>
          </table:table-cell>
          <table:table-cell office:value-type="float" office:value="205" calcext:value-type="float">
            <text:p>205,00</text:p>
          </table:table-cell>
          <table:table-cell/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table:style-name="ce2" office:value-type="string" calcext:value-type="string">
            <text:p>07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243" calcext:value-type="float">
            <text:p>243,00</text:p>
          </table:table-cell>
          <table:table-cell office:value-type="float" office:value="248" calcext:value-type="float">
            <text:p>248,00</text:p>
          </table:table-cell>
          <table:table-cell/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table:style-name="ce2" office:value-type="string" calcext:value-type="string">
            <text:p>15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383" calcext:value-type="float">
            <text:p>383,00</text:p>
          </table:table-cell>
          <table:table-cell office:value-type="float" office:value="388" calcext:value-type="float">
            <text:p>388,00</text:p>
          </table:table-cell>
          <table:table-cell/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table:style-name="ce2" office:value-type="string" calcext:value-type="string">
            <text:p>01/02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32" calcext:value-type="float">
            <text:p>132,00</text:p>
          </table:table-cell>
          <table:table-cell office:value-type="float" office:value="137" calcext:value-type="float">
            <text:p>137,00</text:p>
          </table:table-cell>
          <table:table-cell/>
          <table:table-cell office:value-type="string" calcext:value-type="string">
            <text:p>Zk1nkuGv5Vsa9zZgyjB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table:style-name="ce2" office:value-type="string" calcext:value-type="string">
            <text:p>03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39" calcext:value-type="float">
            <text:p>139,00</text:p>
          </table:table-cell>
          <table:table-cell office:value-type="float" office:value="144" calcext:value-type="float">
            <text:p>144,00</text:p>
          </table:table-cell>
          <table:table-cell/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table:style-name="ce2" office:value-type="string" calcext:value-type="string">
            <text:p>06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8" calcext:value-type="float">
            <text:p>108,00</text:p>
          </table:table-cell>
          <table:table-cell office:value-type="float" office:value="113" calcext:value-type="float">
            <text:p>11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table:style-name="ce2" office:value-type="string" calcext:value-type="string">
            <text:p>24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0" calcext:value-type="float">
            <text:p>100,00</text:p>
          </table:table-cell>
          <table:table-cell office:value-type="float" office:value="105" calcext:value-type="float">
            <text:p>105,00</text:p>
          </table:table-cell>
          <table:table-cell/>
          <table:table-cell office:value-type="string" calcext:value-type="string">
            <text:p>HCYBjgcfk9rXjim2EOm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table:style-name="ce2" office:value-type="string" calcext:value-type="string">
            <text:p>16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35" calcext:value-type="float">
            <text:p>135,00</text:p>
          </table:table-cell>
          <table:table-cell office:value-type="float" office:value="140" calcext:value-type="float">
            <text:p>14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table:style-name="ce2" office:value-type="string" calcext:value-type="string">
            <text:p>18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7" calcext:value-type="float">
            <text:p>97,00</text:p>
          </table:table-cell>
          <table:table-cell office:value-type="float" office:value="102" calcext:value-type="float">
            <text:p>10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table:style-name="ce2" office:value-type="string" calcext:value-type="string">
            <text:p>20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21" calcext:value-type="float">
            <text:p>121,00</text:p>
          </table:table-cell>
          <table:table-cell office:value-type="float" office:value="126" calcext:value-type="float">
            <text:p>12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table:style-name="ce2" office:value-type="string" calcext:value-type="string">
            <text:p>21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276" calcext:value-type="float">
            <text:p>276,00</text:p>
          </table:table-cell>
          <table:table-cell office:value-type="float" office:value="281" calcext:value-type="float">
            <text:p>281,00</text:p>
          </table:table-cell>
          <table:table-cell/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table:style-name="ce2" office:value-type="string" calcext:value-type="string">
            <text:p>20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81" calcext:value-type="float">
            <text:p>181,00</text:p>
          </table:table-cell>
          <table:table-cell office:value-type="float" office:value="186" calcext:value-type="float">
            <text:p>186,00</text:p>
          </table:table-cell>
          <table:table-cell/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table:style-name="ce2" office:value-type="string" calcext:value-type="string">
            <text:p>04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8" calcext:value-type="float">
            <text:p>118,00</text:p>
          </table:table-cell>
          <table:table-cell office:value-type="float" office:value="123" calcext:value-type="float">
            <text:p>12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table:style-name="ce2" office:value-type="string" calcext:value-type="string">
            <text:p>02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1" calcext:value-type="float">
            <text:p>91,00</text:p>
          </table:table-cell>
          <table:table-cell office:value-type="float" office:value="96" calcext:value-type="float">
            <text:p>96,00</text:p>
          </table:table-cell>
          <table:table-cell/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table:style-name="ce2" office:value-type="string" calcext:value-type="string">
            <text:p>01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34" calcext:value-type="float">
            <text:p>134,00</text:p>
          </table:table-cell>
          <table:table-cell office:value-type="float" office:value="139" calcext:value-type="float">
            <text:p>13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table:style-name="ce2" office:value-type="string" calcext:value-type="string">
            <text:p>19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51" calcext:value-type="float">
            <text:p>151,00</text:p>
          </table:table-cell>
          <table:table-cell office:value-type="float" office:value="156" calcext:value-type="float">
            <text:p>156,00</text:p>
          </table:table-cell>
          <table:table-cell/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table:style-name="ce2" office:value-type="string" calcext:value-type="string">
            <text:p>06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36" calcext:value-type="float">
            <text:p>136,00</text:p>
          </table:table-cell>
          <table:table-cell office:value-type="float" office:value="141" calcext:value-type="float">
            <text:p>141,00</text:p>
          </table:table-cell>
          <table:table-cell/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y Sevalho</text:p>
          </table:table-cell>
          <table:table-cell table:style-name="ce2" office:value-type="string" calcext:value-type="string">
            <text:p>15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erto</text:p>
          </table:table-cell>
          <table:table-cell office:value-type="float" office:value="122" calcext:value-type="float">
            <text:p>122,00</text:p>
          </table:table-cell>
          <table:table-cell office:value-type="float" office:value="127" calcext:value-type="float">
            <text:p>127,00</text:p>
          </table:table-cell>
          <table:table-cell/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abio Accardo</text:p>
          </table:table-cell>
          <table:table-cell table:style-name="ce2" office:value-type="string" calcext:value-type="string">
            <text:p>06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a</text:p>
          </table:table-cell>
          <table:table-cell table:style-name="ce2" office:value-type="string" calcext:value-type="string">
            <text:p>13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0" calcext:value-type="float">
            <text:p>80,00</text:p>
          </table:table-cell>
          <table:table-cell office:value-type="float" office:value="85" calcext:value-type="float">
            <text:p>8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a</text:p>
          </table:table-cell>
          <table:table-cell table:style-name="ce2" office:value-type="string" calcext:value-type="string">
            <text:p>02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4" calcext:value-type="float">
            <text:p>84,00</text:p>
          </table:table-cell>
          <table:table-cell office:value-type="float" office:value="89" calcext:value-type="float">
            <text:p>8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a</text:p>
          </table:table-cell>
          <table:table-cell table:style-name="ce2" office:value-type="string" calcext:value-type="string">
            <text:p>01/06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a</text:p>
          </table:table-cell>
          <table:table-cell table:style-name="ce2" office:value-type="string" calcext:value-type="string">
            <text:p>18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a</text:p>
          </table:table-cell>
          <table:table-cell table:style-name="ce2" office:value-type="string" calcext:value-type="string">
            <text:p>20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56" calcext:value-type="float">
            <text:p>156,00</text:p>
          </table:table-cell>
          <table:table-cell office:value-type="float" office:value="161" calcext:value-type="float">
            <text:p>161,00</text:p>
          </table:table-cell>
          <table:table-cell/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a</text:p>
          </table:table-cell>
          <table:table-cell table:style-name="ce2" office:value-type="string" calcext:value-type="string">
            <text:p>05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1" calcext:value-type="float">
            <text:p>91,00</text:p>
          </table:table-cell>
          <table:table-cell office:value-type="float" office:value="96" calcext:value-type="float">
            <text:p>9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a Elias</text:p>
          </table:table-cell>
          <table:table-cell table:style-name="ce2" office:value-type="string" calcext:value-type="string">
            <text:p>20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0" calcext:value-type="float">
            <text:p>90,00</text:p>
          </table:table-cell>
          <table:table-cell office:value-type="float" office:value="95" calcext:value-type="float">
            <text:p>9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a Elias</text:p>
          </table:table-cell>
          <table:table-cell table:style-name="ce2" office:value-type="string" calcext:value-type="string">
            <text:p>07/09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57" calcext:value-type="float">
            <text:p>57,00</text:p>
          </table:table-cell>
          <table:table-cell office:value-type="float" office:value="62" calcext:value-type="float">
            <text:p>62,00</text:p>
          </table:table-cell>
          <table:table-cell/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a Palmeira</text:p>
          </table:table-cell>
          <table:table-cell table:style-name="ce2" office:value-type="string" calcext:value-type="string">
            <text:p>07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5" calcext:value-type="float">
            <text:p>115,00</text:p>
          </table:table-cell>
          <table:table-cell office:value-type="float" office:value="120" calcext:value-type="float">
            <text:p>120,00</text:p>
          </table:table-cell>
          <table:table-cell/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o Vieira</text:p>
          </table:table-cell>
          <table:table-cell table:style-name="ce2" office:value-type="string" calcext:value-type="string">
            <text:p>03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9" calcext:value-type="float">
            <text:p>99,00</text:p>
          </table:table-cell>
          <table:table-cell office:value-type="float" office:value="104" calcext:value-type="float">
            <text:p>104,00</text:p>
          </table:table-cell>
          <table:table-cell/>
          <table:table-cell office:value-type="string" calcext:value-type="string">
            <text:p>B9eYpSxKceKklzDsnnX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o Vieira</text:p>
          </table:table-cell>
          <table:table-cell table:style-name="ce2" office:value-type="string" calcext:value-type="string">
            <text:p>07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/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o Vieira</text:p>
          </table:table-cell>
          <table:table-cell table:style-name="ce2" office:value-type="string" calcext:value-type="string">
            <text:p>01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4" calcext:value-type="float">
            <text:p>64,00</text:p>
          </table:table-cell>
          <table:table-cell office:value-type="float" office:value="69" calcext:value-type="float">
            <text:p>69,00</text:p>
          </table:table-cell>
          <table:table-cell/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o Vieira</text:p>
          </table:table-cell>
          <table:table-cell table:style-name="ce2" office:value-type="string" calcext:value-type="string">
            <text:p>05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6" calcext:value-type="float">
            <text:p>86,00</text:p>
          </table:table-cell>
          <table:table-cell office:value-type="float" office:value="91" calcext:value-type="float">
            <text:p>91,00</text:p>
          </table:table-cell>
          <table:table-cell/>
          <table:table-cell office:value-type="string" calcext:value-type="string">
            <text:p>OjFFaLXaYDvS6ha84up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o Vieira</text:p>
          </table:table-cell>
          <table:table-cell table:style-name="ce2" office:value-type="string" calcext:value-type="string">
            <text:p>05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8" calcext:value-type="float">
            <text:p>78,00</text:p>
          </table:table-cell>
          <table:table-cell office:value-type="float" office:value="83" calcext:value-type="float">
            <text:p>83,00</text:p>
          </table:table-cell>
          <table:table-cell/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o Vieira</text:p>
          </table:table-cell>
          <table:table-cell table:style-name="ce2" office:value-type="string" calcext:value-type="string">
            <text:p>06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o Vieira</text:p>
          </table:table-cell>
          <table:table-cell table:style-name="ce2" office:value-type="string" calcext:value-type="string">
            <text:p>15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5" calcext:value-type="float">
            <text:p>75,00</text:p>
          </table:table-cell>
          <table:table-cell office:value-type="float" office:value="80" calcext:value-type="float">
            <text:p>80,00</text:p>
          </table:table-cell>
          <table:table-cell/>
          <table:table-cell office:value-type="string" calcext:value-type="string">
            <text:p>FuudaAYkQ2gdVVJMPE6J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o Vieira</text:p>
          </table:table-cell>
          <table:table-cell table:style-name="ce2" office:value-type="string" calcext:value-type="string">
            <text:p>15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o Vieira</text:p>
          </table:table-cell>
          <table:table-cell table:style-name="ce2" office:value-type="string" calcext:value-type="string">
            <text:p>11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/>
          <table:table-cell office:value-type="string" calcext:value-type="string">
            <text:p>1eUOz2yuJrEWQVe52J8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o Vieira</text:p>
          </table:table-cell>
          <table:table-cell table:style-name="ce2" office:value-type="string" calcext:value-type="string">
            <text:p>05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/>
          <table:table-cell office:value-type="string" calcext:value-type="string">
            <text:p>d9Tj3uOqObW1S2edDbS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o Vieira</text:p>
          </table:table-cell>
          <table:table-cell table:style-name="ce2" office:value-type="string" calcext:value-type="string">
            <text:p>01/08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/>
          <table:table-cell office:value-type="string" calcext:value-type="string">
            <text:p>0C2RldDzadEKb5nxPVC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ancisca</text:p>
          </table:table-cell>
          <table:table-cell table:style-name="ce2" office:value-type="string" calcext:value-type="string">
            <text:p>01/06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/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ancisca</text:p>
          </table:table-cell>
          <table:table-cell table:style-name="ce2" office:value-type="string" calcext:value-type="string">
            <text:p>19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ancisca</text:p>
          </table:table-cell>
          <table:table-cell table:style-name="ce2" office:value-type="string" calcext:value-type="string">
            <text:p>16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ancisca</text:p>
          </table:table-cell>
          <table:table-cell table:style-name="ce2" office:value-type="string" calcext:value-type="string">
            <text:p>06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3" calcext:value-type="float">
            <text:p>73,00</text:p>
          </table:table-cell>
          <table:table-cell office:value-type="float" office:value="78" calcext:value-type="float">
            <text:p>7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ancisca</text:p>
          </table:table-cell>
          <table:table-cell table:style-name="ce2" office:value-type="string" calcext:value-type="string">
            <text:p>18/05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45" calcext:value-type="float">
            <text:p>45,00</text:p>
          </table:table-cell>
          <table:table-cell office:value-type="float" office:value="50" calcext:value-type="float">
            <text:p>50,00</text:p>
          </table:table-cell>
          <table:table-cell/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ancisca</text:p>
          </table:table-cell>
          <table:table-cell table:style-name="ce2" office:value-type="string" calcext:value-type="string">
            <text:p>04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/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eórgia Sarris</text:p>
          </table:table-cell>
          <table:table-cell table:style-name="ce2" office:value-type="string" calcext:value-type="string">
            <text:p>04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9" calcext:value-type="float">
            <text:p>69,00</text:p>
          </table:table-cell>
          <table:table-cell office:value-type="float" office:value="74" calcext:value-type="float">
            <text:p>7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OjFFaLXaYDvS6ha84up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eórgia Sarris</text:p>
          </table:table-cell>
          <table:table-cell table:style-name="ce2" office:value-type="string" calcext:value-type="string">
            <text:p>03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9" calcext:value-type="float">
            <text:p>109,00</text:p>
          </table:table-cell>
          <table:table-cell office:value-type="float" office:value="114" calcext:value-type="float">
            <text:p>11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 Romaro</text:p>
          </table:table-cell>
          <table:table-cell table:style-name="ce2" office:value-type="string" calcext:value-type="string">
            <text:p>04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5" calcext:value-type="float">
            <text:p>85,00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 Romaro</text:p>
          </table:table-cell>
          <table:table-cell table:style-name="ce2" office:value-type="string" calcext:value-type="string">
            <text:p>13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UrAPa6XCWUsS1wv2WJs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 Romaro</text:p>
          </table:table-cell>
          <table:table-cell table:style-name="ce2" office:value-type="string" calcext:value-type="string">
            <text:p>16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E8uhRMp7H11FgrA26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 Romaro</text:p>
          </table:table-cell>
          <table:table-cell table:style-name="ce2" office:value-type="string" calcext:value-type="string">
            <text:p>05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4" calcext:value-type="float">
            <text:p>54,00</text:p>
          </table:table-cell>
          <table:table-cell office:value-type="float" office:value="59" calcext:value-type="float">
            <text:p>5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 Romaro</text:p>
          </table:table-cell>
          <table:table-cell table:style-name="ce2" office:value-type="string" calcext:value-type="string">
            <text:p>09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30" calcext:value-type="float">
            <text:p>130,00</text:p>
          </table:table-cell>
          <table:table-cell office:value-type="float" office:value="135" calcext:value-type="float">
            <text:p>13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1eUOz2yuJrEWQVe52J8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 Romaro</text:p>
          </table:table-cell>
          <table:table-cell table:style-name="ce2" office:value-type="string" calcext:value-type="string">
            <text:p>02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 Romaro</text:p>
          </table:table-cell>
          <table:table-cell table:style-name="ce2" office:value-type="string" calcext:value-type="string">
            <text:p>04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215" calcext:value-type="float">
            <text:p>215,00</text:p>
          </table:table-cell>
          <table:table-cell office:value-type="float" office:value="220" calcext:value-type="float">
            <text:p>22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 Romaro</text:p>
          </table:table-cell>
          <table:table-cell table:style-name="ce2" office:value-type="string" calcext:value-type="string">
            <text:p>04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 Romaro</text:p>
          </table:table-cell>
          <table:table-cell table:style-name="ce2" office:value-type="string" calcext:value-type="string">
            <text:p>13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uudaAYkQ2gdVVJMPE6J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 Romaro</text:p>
          </table:table-cell>
          <table:table-cell table:style-name="ce2" office:value-type="string" calcext:value-type="string">
            <text:p>17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5" calcext:value-type="float">
            <text:p>85,00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5BCwbNUkgiMkxoqLfb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 Romaro</text:p>
          </table:table-cell>
          <table:table-cell table:style-name="ce2" office:value-type="string" calcext:value-type="string">
            <text:p>23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er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HCYBjgcfk9rXjim2EOm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 Romaro</text:p>
          </table:table-cell>
          <table:table-cell table:style-name="ce2" office:value-type="string" calcext:value-type="string">
            <text:p>19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 Romaro</text:p>
          </table:table-cell>
          <table:table-cell table:style-name="ce2" office:value-type="string" calcext:value-type="string">
            <text:p>13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7" calcext:value-type="float">
            <text:p>47,00</text:p>
          </table:table-cell>
          <table:table-cell office:value-type="float" office:value="52" calcext:value-type="float">
            <text:p>5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 Romaro</text:p>
          </table:table-cell>
          <table:table-cell table:style-name="ce2" office:value-type="string" calcext:value-type="string">
            <text:p>19/06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6" calcext:value-type="float">
            <text:p>106,00</text:p>
          </table:table-cell>
          <table:table-cell office:value-type="float" office:value="111" calcext:value-type="float">
            <text:p>11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7mw5hMIbte17FaaqIU2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 Romaro</text:p>
          </table:table-cell>
          <table:table-cell table:style-name="ce2" office:value-type="string" calcext:value-type="string">
            <text:p>31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 Romaro</text:p>
          </table:table-cell>
          <table:table-cell table:style-name="ce2" office:value-type="string" calcext:value-type="string">
            <text:p>02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table:style-name="ce2" office:value-type="string" calcext:value-type="string">
            <text:p>28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6" calcext:value-type="float">
            <text:p>96,00</text:p>
          </table:table-cell>
          <table:table-cell office:value-type="float" office:value="101" calcext:value-type="float">
            <text:p>10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table:style-name="ce2" office:value-type="string" calcext:value-type="string">
            <text:p>04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31" calcext:value-type="float">
            <text:p>131,00</text:p>
          </table:table-cell>
          <table:table-cell office:value-type="float" office:value="136" calcext:value-type="float">
            <text:p>13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table:style-name="ce2" office:value-type="string" calcext:value-type="string">
            <text:p>06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2" calcext:value-type="float">
            <text:p>102,00</text:p>
          </table:table-cell>
          <table:table-cell office:value-type="float" office:value="107" calcext:value-type="float">
            <text:p>107,00</text:p>
          </table:table-cell>
          <table:table-cell/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table:style-name="ce2" office:value-type="string" calcext:value-type="string">
            <text:p>02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26" calcext:value-type="float">
            <text:p>126,00</text:p>
          </table:table-cell>
          <table:table-cell office:value-type="float" office:value="131" calcext:value-type="float">
            <text:p>13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table:style-name="ce2" office:value-type="string" calcext:value-type="string">
            <text:p>30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5" calcext:value-type="float">
            <text:p>85,00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slpSKNu85ygeJT97K9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table:style-name="ce2" office:value-type="string" calcext:value-type="string">
            <text:p>16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25" calcext:value-type="float">
            <text:p>125,00</text:p>
          </table:table-cell>
          <table:table-cell office:value-type="float" office:value="130" calcext:value-type="float">
            <text:p>13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table:style-name="ce2" office:value-type="string" calcext:value-type="string">
            <text:p>15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9" calcext:value-type="float">
            <text:p>79,00</text:p>
          </table:table-cell>
          <table:table-cell office:value-type="float" office:value="84" calcext:value-type="float">
            <text:p>8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table:style-name="ce2" office:value-type="string" calcext:value-type="string">
            <text:p>15/0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3" calcext:value-type="float">
            <text:p>83,00</text:p>
          </table:table-cell>
          <table:table-cell office:value-type="float" office:value="88" calcext:value-type="float">
            <text:p>8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YaPqzpCoeUcYogMpFdF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table:style-name="ce2" office:value-type="string" calcext:value-type="string">
            <text:p>31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7" calcext:value-type="float">
            <text:p>77,00</text:p>
          </table:table-cell>
          <table:table-cell office:value-type="float" office:value="82" calcext:value-type="float">
            <text:p>8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table:style-name="ce2" office:value-type="string" calcext:value-type="string">
            <text:p>05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9" calcext:value-type="float">
            <text:p>109,00</text:p>
          </table:table-cell>
          <table:table-cell office:value-type="float" office:value="114" calcext:value-type="float">
            <text:p>11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table:style-name="ce2" office:value-type="string" calcext:value-type="string">
            <text:p>20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9.5" calcext:value-type="float">
            <text:p>99,50</text:p>
          </table:table-cell>
          <table:table-cell office:value-type="float" office:value="104.5" calcext:value-type="float">
            <text:p>104,5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table:style-name="ce2" office:value-type="string" calcext:value-type="string">
            <text:p>31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5" calcext:value-type="float">
            <text:p>85,00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k1nkuGv5Vsa9zZgyjB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table:style-name="ce2" office:value-type="string" calcext:value-type="string">
            <text:p>31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4" calcext:value-type="float">
            <text:p>84,00</text:p>
          </table:table-cell>
          <table:table-cell office:value-type="float" office:value="89" calcext:value-type="float">
            <text:p>8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table:style-name="ce2" office:value-type="string" calcext:value-type="string">
            <text:p>15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UrAPa6XCWUsS1wv2WJs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table:style-name="ce2" office:value-type="string" calcext:value-type="string">
            <text:p>04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25" calcext:value-type="float">
            <text:p>125,00</text:p>
          </table:table-cell>
          <table:table-cell office:value-type="float" office:value="130" calcext:value-type="float">
            <text:p>13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table:style-name="ce2" office:value-type="string" calcext:value-type="string">
            <text:p>02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table:style-name="ce2" office:value-type="string" calcext:value-type="string">
            <text:p>13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1" calcext:value-type="float">
            <text:p>71,00</text:p>
          </table:table-cell>
          <table:table-cell office:value-type="float" office:value="76" calcext:value-type="float">
            <text:p>7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table:style-name="ce2" office:value-type="string" calcext:value-type="string">
            <text:p>01/08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/>
          <table:table-cell office:value-type="string" calcext:value-type="string">
            <text:p>0C2RldDzadEKb5nxPVC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table:style-name="ce2" office:value-type="string" calcext:value-type="string">
            <text:p>01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2" calcext:value-type="float">
            <text:p>102,00</text:p>
          </table:table-cell>
          <table:table-cell office:value-type="float" office:value="107" calcext:value-type="float">
            <text:p>10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5MAkx7LaNlqs7AfSMtL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table:style-name="ce2" office:value-type="string" calcext:value-type="string">
            <text:p>02/05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8" calcext:value-type="float">
            <text:p>18,00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9eYpSxKceKklzDsnnX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table:style-name="ce2" office:value-type="string" calcext:value-type="string">
            <text:p>24/01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72" calcext:value-type="float">
            <text:p>72,00</text:p>
          </table:table-cell>
          <table:table-cell office:value-type="float" office:value="77" calcext:value-type="float">
            <text:p>7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CYBjgcfk9rXjim2EOm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table:style-name="ce2" office:value-type="string" calcext:value-type="string">
            <text:p>31/0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1" calcext:value-type="float">
            <text:p>91,00</text:p>
          </table:table-cell>
          <table:table-cell office:value-type="float" office:value="96" calcext:value-type="float">
            <text:p>96,00</text:p>
          </table:table-cell>
          <table:table-cell/>
          <table:table-cell office:value-type="string" calcext:value-type="string">
            <text:p>RUehZtnhBy5JTpdDKw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table:style-name="ce2" office:value-type="string" calcext:value-type="string">
            <text:p>14/03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36" calcext:value-type="float">
            <text:p>36,00</text:p>
          </table:table-cell>
          <table:table-cell office:value-type="float" office:value="41" calcext:value-type="float">
            <text:p>4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uudaAYkQ2gdVVJMPE6J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table:style-name="ce2" office:value-type="string" calcext:value-type="string">
            <text:p>10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9" calcext:value-type="float">
            <text:p>109,00</text:p>
          </table:table-cell>
          <table:table-cell office:value-type="float" office:value="114" calcext:value-type="float">
            <text:p>11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1eUOz2yuJrEWQVe52J8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table:style-name="ce2" office:value-type="string" calcext:value-type="string">
            <text:p>04/07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44" calcext:value-type="float">
            <text:p>44,00</text:p>
          </table:table-cell>
          <table:table-cell office:value-type="float" office:value="49" calcext:value-type="float">
            <text:p>49,00</text:p>
          </table:table-cell>
          <table:table-cell/>
          <table:table-cell office:value-type="string" calcext:value-type="string">
            <text:p>OjFFaLXaYDvS6ha84up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table:style-name="ce2" office:value-type="string" calcext:value-type="string">
            <text:p>16/08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48" calcext:value-type="float">
            <text:p>48,00</text:p>
          </table:table-cell>
          <table:table-cell office:value-type="float" office:value="53" calcext:value-type="float">
            <text:p>5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table:style-name="ce2" office:value-type="string" calcext:value-type="string">
            <text:p>19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34" calcext:value-type="float">
            <text:p>134,00</text:p>
          </table:table-cell>
          <table:table-cell office:value-type="float" office:value="139" calcext:value-type="float">
            <text:p>13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table:style-name="ce2" office:value-type="string" calcext:value-type="string">
            <text:p>03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73" calcext:value-type="float">
            <text:p>173,00</text:p>
          </table:table-cell>
          <table:table-cell office:value-type="float" office:value="178" calcext:value-type="float">
            <text:p>17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table:style-name="ce2" office:value-type="string" calcext:value-type="string">
            <text:p>20/06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51" calcext:value-type="float">
            <text:p>51,00</text:p>
          </table:table-cell>
          <table:table-cell office:value-type="float" office:value="56" calcext:value-type="float">
            <text:p>5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7mw5hMIbte17FaaqIU2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table:style-name="ce2" office:value-type="string" calcext:value-type="string">
            <text:p>28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0" calcext:value-type="float">
            <text:p>70,00</text:p>
          </table:table-cell>
          <table:table-cell office:value-type="float" office:value="75" calcext:value-type="float">
            <text:p>75,00</text:p>
          </table:table-cell>
          <table:table-cell/>
          <table:table-cell office:value-type="string" calcext:value-type="string">
            <text:p>jIZJnQXCPUKzfWFk1cg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table:style-name="ce2" office:value-type="string" calcext:value-type="string">
            <text:p>18/07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51" calcext:value-type="float">
            <text:p>51,00</text:p>
          </table:table-cell>
          <table:table-cell office:value-type="float" office:value="56" calcext:value-type="float">
            <text:p>5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WOFaW08o8sCRGv93W8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table:style-name="ce2" office:value-type="string" calcext:value-type="string">
            <text:p>18/04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02" calcext:value-type="float">
            <text:p>102,00</text:p>
          </table:table-cell>
          <table:table-cell office:value-type="float" office:value="107" calcext:value-type="float">
            <text:p>107,00</text:p>
          </table:table-cell>
          <table:table-cell/>
          <table:table-cell office:value-type="string" calcext:value-type="string">
            <text:p>5BCwbNUkgiMkxoqLfb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stavo Torres </text:p>
          </table:table-cell>
          <table:table-cell table:style-name="ce2" office:value-type="string" calcext:value-type="string">
            <text:p>11/01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24" calcext:value-type="float">
            <text:p>24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string" calcext:value-type="string">
            <text:p>1eUOz2yuJrEWQVe52J8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stavo Torres </text:p>
          </table:table-cell>
          <table:table-cell table:style-name="ce2" office:value-type="string" calcext:value-type="string">
            <text:p>01/08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59" calcext:value-type="float">
            <text:p>59,00</text:p>
          </table:table-cell>
          <table:table-cell office:value-type="float" office:value="64" calcext:value-type="float">
            <text:p>64,00</text:p>
          </table:table-cell>
          <table:table-cell/>
          <table:table-cell office:value-type="string" calcext:value-type="string">
            <text:p>0C2RldDzadEKb5nxPVC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stavo Torres </text:p>
          </table:table-cell>
          <table:table-cell table:style-name="ce2" office:value-type="string" calcext:value-type="string">
            <text:p>29/03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24" calcext:value-type="float">
            <text:p>24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string" calcext:value-type="string">
            <text:p>jIZJnQXCPUKzfWFk1cg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stavo Torres </text:p>
          </table:table-cell>
          <table:table-cell table:style-name="ce2" office:value-type="string" calcext:value-type="string">
            <text:p>07/12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24" calcext:value-type="float">
            <text:p>24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stavo Torres </text:p>
          </table:table-cell>
          <table:table-cell table:style-name="ce2" office:value-type="string" calcext:value-type="string">
            <text:p>03/05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6" calcext:value-type="float">
            <text:p>6,00</text:p>
          </table:table-cell>
          <table:table-cell office:value-type="float" office:value="11" calcext:value-type="float">
            <text:p>11,00</text:p>
          </table:table-cell>
          <table:table-cell/>
          <table:table-cell office:value-type="string" calcext:value-type="string">
            <text:p>B9eYpSxKceKklzDsnnX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stavo Torres </text:p>
          </table:table-cell>
          <table:table-cell table:style-name="ce2" office:value-type="string" calcext:value-type="string">
            <text:p>24/01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39" calcext:value-type="float">
            <text:p>39,00</text:p>
          </table:table-cell>
          <table:table-cell office:value-type="float" office:value="44" calcext:value-type="float">
            <text:p>44,00</text:p>
          </table:table-cell>
          <table:table-cell/>
          <table:table-cell office:value-type="string" calcext:value-type="string">
            <text:p>HCYBjgcfk9rXjim2EOm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stavo Torres </text:p>
          </table:table-cell>
          <table:table-cell table:style-name="ce2" office:value-type="string" calcext:value-type="string">
            <text:p>21/06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24" calcext:value-type="float">
            <text:p>24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string" calcext:value-type="string">
            <text:p>7mw5hMIbte17FaaqIU2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stavo Torres </text:p>
          </table:table-cell>
          <table:table-cell table:style-name="ce2" office:value-type="string" calcext:value-type="string">
            <text:p>18/07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24" calcext:value-type="float">
            <text:p>24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string" calcext:value-type="string">
            <text:p>iWOFaW08o8sCRGv93W8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stavo Torres </text:p>
          </table:table-cell>
          <table:table-cell table:style-name="ce2" office:value-type="string" calcext:value-type="string">
            <text:p>19/04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5BCwbNUkgiMkxoqLfb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stavo Torres </text:p>
          </table:table-cell>
          <table:table-cell table:style-name="ce2" office:value-type="string" calcext:value-type="string">
            <text:p>31/05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8" calcext:value-type="float">
            <text:p>18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string" calcext:value-type="string">
            <text:p>qslpSKNu85ygeJT97K9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stavo Torres </text:p>
          </table:table-cell>
          <table:table-cell table:style-name="ce2" office:value-type="string" calcext:value-type="string">
            <text:p>17/05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42" calcext:value-type="float">
            <text:p>42,00</text:p>
          </table:table-cell>
          <table:table-cell office:value-type="float" office:value="47" calcext:value-type="float">
            <text:p>47,00</text:p>
          </table:table-cell>
          <table:table-cell/>
          <table:table-cell office:value-type="string" calcext:value-type="string">
            <text:p>VE8uhRMp7H11FgrA26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stavo Torres </text:p>
          </table:table-cell>
          <table:table-cell table:style-name="ce2" office:value-type="string" calcext:value-type="string">
            <text:p>05/07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30" calcext:value-type="float">
            <text:p>30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string" calcext:value-type="string">
            <text:p>OjFFaLXaYDvS6ha84up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nrique Ribeiro</text:p>
          </table:table-cell>
          <table:table-cell table:style-name="ce2" office:value-type="string" calcext:value-type="string">
            <text:p>01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4" calcext:value-type="float">
            <text:p>64,00</text:p>
          </table:table-cell>
          <table:table-cell office:value-type="float" office:value="69" calcext:value-type="float">
            <text:p>6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nrique Ribeiro</text:p>
          </table:table-cell>
          <table:table-cell table:style-name="ce2" office:value-type="string" calcext:value-type="string">
            <text:p>06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nrique Ribeiro</text:p>
          </table:table-cell>
          <table:table-cell table:style-name="ce2" office:value-type="string" calcext:value-type="string">
            <text:p>18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0" calcext:value-type="float">
            <text:p>90,00</text:p>
          </table:table-cell>
          <table:table-cell office:value-type="float" office:value="95" calcext:value-type="float">
            <text:p>9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nrique Ribeiro</text:p>
          </table:table-cell>
          <table:table-cell table:style-name="ce2" office:value-type="string" calcext:value-type="string">
            <text:p>17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nrique Ribeiro</text:p>
          </table:table-cell>
          <table:table-cell table:style-name="ce2" office:value-type="string" calcext:value-type="string">
            <text:p>10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1eUOz2yuJrEWQVe52J8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nrique Ribeiro</text:p>
          </table:table-cell>
          <table:table-cell table:style-name="ce2" office:value-type="string" calcext:value-type="string">
            <text:p>15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4" calcext:value-type="float">
            <text:p>74,00</text:p>
          </table:table-cell>
          <table:table-cell office:value-type="float" office:value="79" calcext:value-type="float">
            <text:p>7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nrique Ribeiro</text:p>
          </table:table-cell>
          <table:table-cell table:style-name="ce2" office:value-type="string" calcext:value-type="string">
            <text:p>03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nrique Ribeiro</text:p>
          </table:table-cell>
          <table:table-cell table:style-name="ce2" office:value-type="string" calcext:value-type="string">
            <text:p>20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nrique Ribeiro</text:p>
          </table:table-cell>
          <table:table-cell table:style-name="ce2" office:value-type="string" calcext:value-type="string">
            <text:p>19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0" calcext:value-type="float">
            <text:p>70,00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nrique Ribeiro</text:p>
          </table:table-cell>
          <table:table-cell table:style-name="ce2" office:value-type="string" calcext:value-type="string">
            <text:p>07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/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nrique Ribeiro</text:p>
          </table:table-cell>
          <table:table-cell table:style-name="ce2" office:value-type="string" calcext:value-type="string">
            <text:p>31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an Liu</text:p>
          </table:table-cell>
          <table:table-cell table:style-name="ce2" office:value-type="string" calcext:value-type="string">
            <text:p>05/04/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o</text:p>
          </table:table-cell>
          <table:table-cell office:value-type="float" office:value="86" calcext:value-type="float">
            <text:p>86,00</text:p>
          </table:table-cell>
          <table:table-cell office:value-type="float" office:value="91" calcext:value-type="float">
            <text:p>9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an Liu</text:p>
          </table:table-cell>
          <table:table-cell table:style-name="ce2" office:value-type="string" calcext:value-type="string">
            <text:p>19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5" calcext:value-type="float">
            <text:p>85,00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an Liu</text:p>
          </table:table-cell>
          <table:table-cell table:style-name="ce2" office:value-type="string" calcext:value-type="string">
            <text:p>31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7" calcext:value-type="float">
            <text:p>97,00</text:p>
          </table:table-cell>
          <table:table-cell office:value-type="float" office:value="102" calcext:value-type="float">
            <text:p>10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an Liu</text:p>
          </table:table-cell>
          <table:table-cell table:style-name="ce2" office:value-type="string" calcext:value-type="string">
            <text:p>16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an Liu</text:p>
          </table:table-cell>
          <table:table-cell table:style-name="ce2" office:value-type="string" calcext:value-type="string">
            <text:p>03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7" calcext:value-type="float">
            <text:p>67,00</text:p>
          </table:table-cell>
          <table:table-cell office:value-type="float" office:value="72" calcext:value-type="float">
            <text:p>7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an Liu</text:p>
          </table:table-cell>
          <table:table-cell table:style-name="ce2" office:value-type="string" calcext:value-type="string">
            <text:p>17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an Liu</text:p>
          </table:table-cell>
          <table:table-cell table:style-name="ce2" office:value-type="string" calcext:value-type="string">
            <text:p>04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2" calcext:value-type="float">
            <text:p>92,00</text:p>
          </table:table-cell>
          <table:table-cell office:value-type="float" office:value="97" calcext:value-type="float">
            <text:p>9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an Liu</text:p>
          </table:table-cell>
          <table:table-cell table:style-name="ce2" office:value-type="string" calcext:value-type="string">
            <text:p>19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0" calcext:value-type="float">
            <text:p>50,00</text:p>
          </table:table-cell>
          <table:table-cell office:value-type="float" office:value="55" calcext:value-type="float">
            <text:p>5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table:style-name="ce2" office:value-type="string" calcext:value-type="string">
            <text:p>31/01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232" calcext:value-type="float">
            <text:p>232,00</text:p>
          </table:table-cell>
          <table:table-cell office:value-type="float" office:value="237" calcext:value-type="float">
            <text:p>237,00</text:p>
          </table:table-cell>
          <table:table-cell/>
          <table:table-cell office:value-type="string" calcext:value-type="string">
            <text:p>RUehZtnhBy5JTpdDKw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table:style-name="ce2" office:value-type="string" calcext:value-type="string">
            <text:p>16/08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78" calcext:value-type="float">
            <text:p>178,00</text:p>
          </table:table-cell>
          <table:table-cell office:value-type="float" office:value="183" calcext:value-type="float">
            <text:p>18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table:style-name="ce2" office:value-type="string" calcext:value-type="string">
            <text:p>15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245" calcext:value-type="float">
            <text:p>245,00</text:p>
          </table:table-cell>
          <table:table-cell office:value-type="float" office:value="250" calcext:value-type="float">
            <text:p>25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E8uhRMp7H11FgrA26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table:style-name="ce2" office:value-type="string" calcext:value-type="string">
            <text:p>13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268" calcext:value-type="float">
            <text:p>268,00</text:p>
          </table:table-cell>
          <table:table-cell office:value-type="float" office:value="273" calcext:value-type="float">
            <text:p>27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UrAPa6XCWUsS1wv2WJs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table:style-name="ce2" office:value-type="string" calcext:value-type="string">
            <text:p>01/03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310" calcext:value-type="float">
            <text:p>310,00</text:p>
          </table:table-cell>
          <table:table-cell office:value-type="float" office:value="315" calcext:value-type="float">
            <text:p>31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5MAkx7LaNlqs7AfSMtL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table:style-name="ce2" office:value-type="string" calcext:value-type="string">
            <text:p>16/05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56" calcext:value-type="float">
            <text:p>156,00</text:p>
          </table:table-cell>
          <table:table-cell office:value-type="float" office:value="161" calcext:value-type="float">
            <text:p>16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table:style-name="ce2" office:value-type="string" calcext:value-type="string">
            <text:p>03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75" calcext:value-type="float">
            <text:p>475,00</text:p>
          </table:table-cell>
          <table:table-cell office:value-type="float" office:value="480" calcext:value-type="float">
            <text:p>48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table:style-name="ce2" office:value-type="string" calcext:value-type="string">
            <text:p>31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291" calcext:value-type="float">
            <text:p>291,00</text:p>
          </table:table-cell>
          <table:table-cell office:value-type="float" office:value="296" calcext:value-type="float">
            <text:p>29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table:style-name="ce2" office:value-type="string" calcext:value-type="string">
            <text:p>02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erto</text:p>
          </table:table-cell>
          <table:table-cell office:value-type="float" office:value="291" calcext:value-type="float">
            <text:p>291,00</text:p>
          </table:table-cell>
          <table:table-cell office:value-type="float" office:value="296" calcext:value-type="float">
            <text:p>296,00</text:p>
          </table:table-cell>
          <table:table-cell/>
          <table:table-cell office:value-type="string" calcext:value-type="string">
            <text:p>B9eYpSxKceKklzDsnnX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table:style-name="ce2" office:value-type="string" calcext:value-type="string">
            <text:p>17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207" calcext:value-type="float">
            <text:p>207,00</text:p>
          </table:table-cell>
          <table:table-cell office:value-type="float" office:value="212" calcext:value-type="float">
            <text:p>21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5BCwbNUkgiMkxoqLfb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table:style-name="ce2" office:value-type="string" calcext:value-type="string">
            <text:p>23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237" calcext:value-type="float">
            <text:p>237,00</text:p>
          </table:table-cell>
          <table:table-cell office:value-type="float" office:value="242" calcext:value-type="float">
            <text:p>242,00</text:p>
          </table:table-cell>
          <table:table-cell/>
          <table:table-cell office:value-type="string" calcext:value-type="string">
            <text:p>HCYBjgcfk9rXjim2EOm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table:style-name="ce2" office:value-type="string" calcext:value-type="string">
            <text:p>01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365" calcext:value-type="float">
            <text:p>365,00</text:p>
          </table:table-cell>
          <table:table-cell office:value-type="float" office:value="370" calcext:value-type="float">
            <text:p>37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table:style-name="ce2" office:value-type="string" calcext:value-type="string">
            <text:p>13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229" calcext:value-type="float">
            <text:p>229,00</text:p>
          </table:table-cell>
          <table:table-cell office:value-type="float" office:value="234" calcext:value-type="float">
            <text:p>23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table:style-name="ce2" office:value-type="string" calcext:value-type="string">
            <text:p>03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75" calcext:value-type="float">
            <text:p>175,00</text:p>
          </table:table-cell>
          <table:table-cell office:value-type="float" office:value="180" calcext:value-type="float">
            <text:p>18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table:style-name="ce2" office:value-type="string" calcext:value-type="string">
            <text:p>19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11" calcext:value-type="float">
            <text:p>411,00</text:p>
          </table:table-cell>
          <table:table-cell office:value-type="float" office:value="416" calcext:value-type="float">
            <text:p>41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table:style-name="ce2" office:value-type="string" calcext:value-type="string">
            <text:p>09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310" calcext:value-type="float">
            <text:p>310,00</text:p>
          </table:table-cell>
          <table:table-cell office:value-type="float" office:value="315" calcext:value-type="float">
            <text:p>315,00</text:p>
          </table:table-cell>
          <table:table-cell/>
          <table:table-cell office:value-type="string" calcext:value-type="string">
            <text:p>1eUOz2yuJrEWQVe52J8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table:style-name="ce2" office:value-type="string" calcext:value-type="string">
            <text:p>17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253" calcext:value-type="float">
            <text:p>253,00</text:p>
          </table:table-cell>
          <table:table-cell office:value-type="float" office:value="258" calcext:value-type="float">
            <text:p>25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table:style-name="ce2" office:value-type="string" calcext:value-type="string">
            <text:p>30/05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205" calcext:value-type="float">
            <text:p>205,00</text:p>
          </table:table-cell>
          <table:table-cell office:value-type="float" office:value="210" calcext:value-type="float">
            <text:p>21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table:style-name="ce2" office:value-type="string" calcext:value-type="string">
            <text:p>13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280" calcext:value-type="float">
            <text:p>280,00</text:p>
          </table:table-cell>
          <table:table-cell office:value-type="float" office:value="285" calcext:value-type="float">
            <text:p>28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uudaAYkQ2gdVVJMPE6J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table:style-name="ce2" office:value-type="string" calcext:value-type="string">
            <text:p>04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376" calcext:value-type="float">
            <text:p>376,00</text:p>
          </table:table-cell>
          <table:table-cell office:value-type="float" office:value="381" calcext:value-type="float">
            <text:p>38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table:style-name="ce2" office:value-type="string" calcext:value-type="string">
            <text:p>27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241" calcext:value-type="float">
            <text:p>241,00</text:p>
          </table:table-cell>
          <table:table-cell office:value-type="float" office:value="246" calcext:value-type="float">
            <text:p>24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table:style-name="ce2" office:value-type="string" calcext:value-type="string">
            <text:p>27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318" calcext:value-type="float">
            <text:p>318,00</text:p>
          </table:table-cell>
          <table:table-cell office:value-type="float" office:value="323" calcext:value-type="float">
            <text:p>32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jIZJnQXCPUKzfWFk1cg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table:style-name="ce2" office:value-type="string" calcext:value-type="string">
            <text:p>06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297" calcext:value-type="float">
            <text:p>297,00</text:p>
          </table:table-cell>
          <table:table-cell office:value-type="float" office:value="302" calcext:value-type="float">
            <text:p>30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table:style-name="ce2" office:value-type="string" calcext:value-type="string">
            <text:p>05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253" calcext:value-type="float">
            <text:p>253,00</text:p>
          </table:table-cell>
          <table:table-cell office:value-type="float" office:value="258" calcext:value-type="float">
            <text:p>25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table:style-name="ce2" office:value-type="string" calcext:value-type="string">
            <text:p>04/04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86" calcext:value-type="float">
            <text:p>186,00</text:p>
          </table:table-cell>
          <table:table-cell office:value-type="float" office:value="191" calcext:value-type="float">
            <text:p>19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table:style-name="ce2" office:value-type="string" calcext:value-type="string">
            <text:p>15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table:style-name="ce2" office:value-type="string" calcext:value-type="string">
            <text:p>20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369" calcext:value-type="float">
            <text:p>369,00</text:p>
          </table:table-cell>
          <table:table-cell office:value-type="float" office:value="374" calcext:value-type="float">
            <text:p>37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table:style-name="ce2" office:value-type="string" calcext:value-type="string">
            <text:p>16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table:style-name="ce2" office:value-type="string" calcext:value-type="string">
            <text:p>05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table:style-name="ce2" office:value-type="string" calcext:value-type="string">
            <text:p>06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9" calcext:value-type="float">
            <text:p>79,00</text:p>
          </table:table-cell>
          <table:table-cell office:value-type="float" office:value="84" calcext:value-type="float">
            <text:p>84,00</text:p>
          </table:table-cell>
          <table:table-cell/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table:style-name="ce2" office:value-type="string" calcext:value-type="string">
            <text:p>21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40" calcext:value-type="float">
            <text:p>140,00</text:p>
          </table:table-cell>
          <table:table-cell office:value-type="float" office:value="145" calcext:value-type="float">
            <text:p>145,00</text:p>
          </table:table-cell>
          <table:table-cell/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table:style-name="ce2" office:value-type="string" calcext:value-type="string">
            <text:p>21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5" calcext:value-type="float">
            <text:p>95,00</text:p>
          </table:table-cell>
          <table:table-cell office:value-type="float" office:value="100" calcext:value-type="float">
            <text:p>100,00</text:p>
          </table:table-cell>
          <table:table-cell/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table:style-name="ce2" office:value-type="string" calcext:value-type="string">
            <text:p>06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table:style-name="ce2" office:value-type="string" calcext:value-type="string">
            <text:p>01/08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0C2RldDzadEKb5nxPVC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table:style-name="ce2" office:value-type="string" calcext:value-type="string">
            <text:p>19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/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table:style-name="ce2" office:value-type="string" calcext:value-type="string">
            <text:p>15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/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table:style-name="ce2" office:value-type="string" calcext:value-type="string">
            <text:p>17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VE8uhRMp7H11FgrA26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table:style-name="ce2" office:value-type="string" calcext:value-type="string">
            <text:p>04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8" calcext:value-type="float">
            <text:p>98,00</text:p>
          </table:table-cell>
          <table:table-cell office:value-type="float" office:value="103" calcext:value-type="float">
            <text:p>10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table:style-name="ce2" office:value-type="string" calcext:value-type="string">
            <text:p>19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5BCwbNUkgiMkxoqLfb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table:style-name="ce2" office:value-type="string" calcext:value-type="string">
            <text:p>07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0" calcext:value-type="float">
            <text:p>80,00</text:p>
          </table:table-cell>
          <table:table-cell office:value-type="float" office:value="85" calcext:value-type="float">
            <text:p>85,00</text:p>
          </table:table-cell>
          <table:table-cell/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table:style-name="ce2" office:value-type="string" calcext:value-type="string">
            <text:p>03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5" calcext:value-type="float">
            <text:p>55,00</text:p>
          </table:table-cell>
          <table:table-cell office:value-type="float" office:value="60" calcext:value-type="float">
            <text:p>60,00</text:p>
          </table:table-cell>
          <table:table-cell/>
          <table:table-cell office:value-type="string" calcext:value-type="string">
            <text:p>B9eYpSxKceKklzDsnnX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table:style-name="ce2" office:value-type="string" calcext:value-type="string">
            <text:p>20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table:style-name="ce2" office:value-type="string" calcext:value-type="string">
            <text:p>02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7" calcext:value-type="float">
            <text:p>67,00</text:p>
          </table:table-cell>
          <table:table-cell office:value-type="float" office:value="72" calcext:value-type="float">
            <text:p>72,00</text:p>
          </table:table-cell>
          <table:table-cell/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table:style-name="ce2" office:value-type="string" calcext:value-type="string">
            <text:p>20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5" calcext:value-type="float">
            <text:p>105,00</text:p>
          </table:table-cell>
          <table:table-cell office:value-type="float" office:value="110" calcext:value-type="float">
            <text:p>11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table:style-name="ce2" office:value-type="string" calcext:value-type="string">
            <text:p>01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Zk1nkuGv5Vsa9zZgyjB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table:style-name="ce2" office:value-type="string" calcext:value-type="string">
            <text:p>17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9" calcext:value-type="float">
            <text:p>79,00</text:p>
          </table:table-cell>
          <table:table-cell office:value-type="float" office:value="84" calcext:value-type="float">
            <text:p>84,00</text:p>
          </table:table-cell>
          <table:table-cell/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table:style-name="ce2" office:value-type="string" calcext:value-type="string">
            <text:p>15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FuudaAYkQ2gdVVJMPE6J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table:style-name="ce2" office:value-type="string" calcext:value-type="string">
            <text:p>21/06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/>
          <table:table-cell office:value-type="string" calcext:value-type="string">
            <text:p>7mw5hMIbte17FaaqIU2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table:style-name="ce2" office:value-type="string" calcext:value-type="string">
            <text:p>05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2" calcext:value-type="float">
            <text:p>62,00</text:p>
          </table:table-cell>
          <table:table-cell office:value-type="float" office:value="67" calcext:value-type="float">
            <text:p>67,00</text:p>
          </table:table-cell>
          <table:table-cell/>
          <table:table-cell office:value-type="string" calcext:value-type="string">
            <text:p>OjFFaLXaYDvS6ha84up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table:style-name="ce2" office:value-type="string" calcext:value-type="string">
            <text:p>29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/>
          <table:table-cell office:value-type="string" calcext:value-type="string">
            <text:p>jIZJnQXCPUKzfWFk1cg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table:style-name="ce2" office:value-type="string" calcext:value-type="string">
            <text:p>18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0" calcext:value-type="float">
            <text:p>80,00</text:p>
          </table:table-cell>
          <table:table-cell office:value-type="float" office:value="85" calcext:value-type="float">
            <text:p>85,00</text:p>
          </table:table-cell>
          <table:table-cell/>
          <table:table-cell office:value-type="string" calcext:value-type="string">
            <text:p>iWOFaW08o8sCRGv93W8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table:style-name="ce2" office:value-type="string" calcext:value-type="string">
            <text:p>18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ana Piza</text:p>
          </table:table-cell>
          <table:table-cell table:style-name="ce2" office:value-type="string" calcext:value-type="string">
            <text:p>31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8" calcext:value-type="float">
            <text:p>98,00</text:p>
          </table:table-cell>
          <table:table-cell office:value-type="float" office:value="103" calcext:value-type="float">
            <text:p>103,00</text:p>
          </table:table-cell>
          <table:table-cell/>
          <table:table-cell office:value-type="string" calcext:value-type="string">
            <text:p>qslpSKNu85ygeJT97K9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ana Piza</text:p>
          </table:table-cell>
          <table:table-cell table:style-name="ce2" office:value-type="string" calcext:value-type="string">
            <text:p>15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247" calcext:value-type="float">
            <text:p>247,00</text:p>
          </table:table-cell>
          <table:table-cell office:value-type="float" office:value="252" calcext:value-type="float">
            <text:p>25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nas</text:p>
          </table:table-cell>
          <table:table-cell table:style-name="ce2" office:value-type="string" calcext:value-type="string">
            <text:p>20/09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64" calcext:value-type="float">
            <text:p>64,00</text:p>
          </table:table-cell>
          <table:table-cell office:value-type="float" office:value="69" calcext:value-type="float">
            <text:p>6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nas</text:p>
          </table:table-cell>
          <table:table-cell table:style-name="ce2" office:value-type="string" calcext:value-type="string">
            <text:p>04/07/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o</text:p>
          </table:table-cell>
          <table:table-cell office:value-type="float" office:value="149" calcext:value-type="float">
            <text:p>149,00</text:p>
          </table:table-cell>
          <table:table-cell office:value-type="float" office:value="154" calcext:value-type="float">
            <text:p>15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ana Piza</text:p>
          </table:table-cell>
          <table:table-cell table:style-name="ce2" office:value-type="string" calcext:value-type="string">
            <text:p>16/03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55" calcext:value-type="float">
            <text:p>155,00</text:p>
          </table:table-cell>
          <table:table-cell office:value-type="float" office:value="160" calcext:value-type="float">
            <text:p>160,00</text:p>
          </table:table-cell>
          <table:table-cell/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nas</text:p>
          </table:table-cell>
          <table:table-cell table:style-name="ce2" office:value-type="string" calcext:value-type="string">
            <text:p>02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0" calcext:value-type="float">
            <text:p>60,00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nas</text:p>
          </table:table-cell>
          <table:table-cell table:style-name="ce2" office:value-type="string" calcext:value-type="string">
            <text:p>16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6" calcext:value-type="float">
            <text:p>106,00</text:p>
          </table:table-cell>
          <table:table-cell office:value-type="float" office:value="111" calcext:value-type="float">
            <text:p>11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sianne F</text:p>
          </table:table-cell>
          <table:table-cell table:style-name="ce2" office:value-type="string" calcext:value-type="string">
            <text:p>17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5" calcext:value-type="float">
            <text:p>85,00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5BCwbNUkgiMkxoqLfb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sianne F</text:p>
          </table:table-cell>
          <table:table-cell table:style-name="ce2" office:value-type="string" calcext:value-type="string">
            <text:p>20/06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7mw5hMIbte17FaaqIU2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sianne F</text:p>
          </table:table-cell>
          <table:table-cell table:style-name="ce2" office:value-type="string" calcext:value-type="string">
            <text:p>13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UrAPa6XCWUsS1wv2WJs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table:style-name="ce2" office:value-type="string" calcext:value-type="string">
            <text:p>01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/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sianne F</text:p>
          </table:table-cell>
          <table:table-cell table:style-name="ce2" office:value-type="string" calcext:value-type="string">
            <text:p>15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E8uhRMp7H11FgrA26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sianne F</text:p>
          </table:table-cell>
          <table:table-cell table:style-name="ce2" office:value-type="string" calcext:value-type="string">
            <text:p>01/08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0C2RldDzadEKb5nxPVC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sianne F</text:p>
          </table:table-cell>
          <table:table-cell table:style-name="ce2" office:value-type="string" calcext:value-type="string">
            <text:p>18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9" calcext:value-type="float">
            <text:p>79,00</text:p>
          </table:table-cell>
          <table:table-cell office:value-type="float" office:value="84" calcext:value-type="float">
            <text:p>8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WOFaW08o8sCRGv93W8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sianne F</text:p>
          </table:table-cell>
          <table:table-cell table:style-name="ce2" office:value-type="string" calcext:value-type="string">
            <text:p>01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9eYpSxKceKklzDsnnX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sianne F</text:p>
          </table:table-cell>
          <table:table-cell table:style-name="ce2" office:value-type="string" calcext:value-type="string">
            <text:p>03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0" calcext:value-type="float">
            <text:p>60,00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d9Tj3uOqObW1S2edDbS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sianne F</text:p>
          </table:table-cell>
          <table:table-cell table:style-name="ce2" office:value-type="string" calcext:value-type="string">
            <text:p>24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4" calcext:value-type="float">
            <text:p>54,00</text:p>
          </table:table-cell>
          <table:table-cell office:value-type="float" office:value="59" calcext:value-type="float">
            <text:p>5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CYBjgcfk9rXjim2EOm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sé Teixeira</text:p>
          </table:table-cell>
          <table:table-cell table:style-name="ce2" office:value-type="string" calcext:value-type="string">
            <text:p>18/07/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o</text:p>
          </table:table-cell>
          <table:table-cell office:value-type="float" office:value="280" calcext:value-type="float">
            <text:p>280,00</text:p>
          </table:table-cell>
          <table:table-cell office:value-type="float" office:value="285" calcext:value-type="float">
            <text:p>285,00</text:p>
          </table:table-cell>
          <table:table-cell/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ão Virgílio</text:p>
          </table:table-cell>
          <table:table-cell table:style-name="ce2" office:value-type="string" calcext:value-type="string">
            <text:p>14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UrAPa6XCWUsS1wv2WJs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ão Virgílio</text:p>
          </table:table-cell>
          <table:table-cell table:style-name="ce2" office:value-type="string" calcext:value-type="string">
            <text:p>17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ão Virgílio</text:p>
          </table:table-cell>
          <table:table-cell table:style-name="ce2" office:value-type="string" calcext:value-type="string">
            <text:p>04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ão Virgílio</text:p>
          </table:table-cell>
          <table:table-cell table:style-name="ce2" office:value-type="string" calcext:value-type="string">
            <text:p>13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ão Virgílio</text:p>
          </table:table-cell>
          <table:table-cell table:style-name="ce2" office:value-type="string" calcext:value-type="string">
            <text:p>05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0" calcext:value-type="float">
            <text:p>50,00</text:p>
          </table:table-cell>
          <table:table-cell office:value-type="float" office:value="55" calcext:value-type="float">
            <text:p>5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ão Virgílio</text:p>
          </table:table-cell>
          <table:table-cell table:style-name="ce2" office:value-type="string" calcext:value-type="string">
            <text:p>05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ão Virgílio</text:p>
          </table:table-cell>
          <table:table-cell table:style-name="ce2" office:value-type="string" calcext:value-type="string">
            <text:p>13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2" calcext:value-type="float">
            <text:p>72,00</text:p>
          </table:table-cell>
          <table:table-cell office:value-type="float" office:value="77" calcext:value-type="float">
            <text:p>7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uudaAYkQ2gdVVJMPE6J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ão Virgílio</text:p>
          </table:table-cell>
          <table:table-cell table:style-name="ce2" office:value-type="string" calcext:value-type="string">
            <text:p>14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2" calcext:value-type="float">
            <text:p>62,00</text:p>
          </table:table-cell>
          <table:table-cell office:value-type="float" office:value="67" calcext:value-type="float">
            <text:p>6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ão Virgílio</text:p>
          </table:table-cell>
          <table:table-cell table:style-name="ce2" office:value-type="string" calcext:value-type="string">
            <text:p>01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ão Virgílio</text:p>
          </table:table-cell>
          <table:table-cell table:style-name="ce2" office:value-type="string" calcext:value-type="string">
            <text:p>17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ão Virgílio</text:p>
          </table:table-cell>
          <table:table-cell table:style-name="ce2" office:value-type="string" calcext:value-type="string">
            <text:p>05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ão Virgílio</text:p>
          </table:table-cell>
          <table:table-cell table:style-name="ce2" office:value-type="string" calcext:value-type="string">
            <text:p>04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4" calcext:value-type="float">
            <text:p>64,00</text:p>
          </table:table-cell>
          <table:table-cell office:value-type="float" office:value="69" calcext:value-type="float">
            <text:p>6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OjFFaLXaYDvS6ha84up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ão Virgílio</text:p>
          </table:table-cell>
          <table:table-cell table:style-name="ce2" office:value-type="string" calcext:value-type="string">
            <text:p>09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4" calcext:value-type="float">
            <text:p>74,00</text:p>
          </table:table-cell>
          <table:table-cell office:value-type="float" office:value="79" calcext:value-type="float">
            <text:p>7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1eUOz2yuJrEWQVe52J8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ão Virgílio</text:p>
          </table:table-cell>
          <table:table-cell table:style-name="ce2" office:value-type="string" calcext:value-type="string">
            <text:p>02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6" calcext:value-type="float">
            <text:p>56,00</text:p>
          </table:table-cell>
          <table:table-cell office:value-type="float" office:value="61" calcext:value-type="float">
            <text:p>6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uliana 2</text:p>
          </table:table-cell>
          <table:table-cell table:style-name="ce2" office:value-type="string" calcext:value-type="string">
            <text:p>20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erto</text:p>
          </table:table-cell>
          <table:table-cell office:value-type="float" office:value="90" calcext:value-type="float">
            <text:p>90,00</text:p>
          </table:table-cell>
          <table:table-cell office:value-type="float" office:value="95" calcext:value-type="float">
            <text:p>95,00</text:p>
          </table:table-cell>
          <table:table-cell/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uliana Rangel</text:p>
          </table:table-cell>
          <table:table-cell table:style-name="ce2" office:value-type="string" calcext:value-type="string">
            <text:p>06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uliana Rangel</text:p>
          </table:table-cell>
          <table:table-cell table:style-name="ce2" office:value-type="string" calcext:value-type="string">
            <text:p>20/04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56" calcext:value-type="float">
            <text:p>56,00</text:p>
          </table:table-cell>
          <table:table-cell office:value-type="float" office:value="61" calcext:value-type="float">
            <text:p>6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uliana Rangel</text:p>
          </table:table-cell>
          <table:table-cell table:style-name="ce2" office:value-type="string" calcext:value-type="string">
            <text:p>20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0" calcext:value-type="float">
            <text:p>90,00</text:p>
          </table:table-cell>
          <table:table-cell office:value-type="float" office:value="95" calcext:value-type="float">
            <text:p>95,00</text:p>
          </table:table-cell>
          <table:table-cell/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uá</text:p>
          </table:table-cell>
          <table:table-cell table:style-name="ce2" office:value-type="string" calcext:value-type="string">
            <text:p>30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0" calcext:value-type="float">
            <text:p>90,00</text:p>
          </table:table-cell>
          <table:table-cell office:value-type="float" office:value="95" calcext:value-type="float">
            <text:p>9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slpSKNu85ygeJT97K9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etrine</text:p>
          </table:table-cell>
          <table:table-cell table:style-name="ce2" office:value-type="string" calcext:value-type="string">
            <text:p>07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etrine</text:p>
          </table:table-cell>
          <table:table-cell table:style-name="ce2" office:value-type="string" calcext:value-type="string">
            <text:p>16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etrine</text:p>
          </table:table-cell>
          <table:table-cell table:style-name="ce2" office:value-type="string" calcext:value-type="string">
            <text:p>06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etrine</text:p>
          </table:table-cell>
          <table:table-cell table:style-name="ce2" office:value-type="string" calcext:value-type="string">
            <text:p>15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4" calcext:value-type="float">
            <text:p>64,00</text:p>
          </table:table-cell>
          <table:table-cell office:value-type="float" office:value="69" calcext:value-type="float">
            <text:p>69,00</text:p>
          </table:table-cell>
          <table:table-cell/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etrine</text:p>
          </table:table-cell>
          <table:table-cell table:style-name="ce2" office:value-type="string" calcext:value-type="string">
            <text:p>19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er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/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etrine</text:p>
          </table:table-cell>
          <table:table-cell table:style-name="ce2" office:value-type="string" calcext:value-type="string">
            <text:p>21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7" calcext:value-type="float">
            <text:p>87,00</text:p>
          </table:table-cell>
          <table:table-cell office:value-type="float" office:value="92" calcext:value-type="float">
            <text:p>92,00</text:p>
          </table:table-cell>
          <table:table-cell/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etrine</text:p>
          </table:table-cell>
          <table:table-cell table:style-name="ce2" office:value-type="string" calcext:value-type="string">
            <text:p>03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4" calcext:value-type="float">
            <text:p>74,00</text:p>
          </table:table-cell>
          <table:table-cell office:value-type="float" office:value="79" calcext:value-type="float">
            <text:p>79,00</text:p>
          </table:table-cell>
          <table:table-cell/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etrine</text:p>
          </table:table-cell>
          <table:table-cell table:style-name="ce2" office:value-type="string" calcext:value-type="string">
            <text:p>04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etrine</text:p>
          </table:table-cell>
          <table:table-cell table:style-name="ce2" office:value-type="string" calcext:value-type="string">
            <text:p>17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etrine</text:p>
          </table:table-cell>
          <table:table-cell table:style-name="ce2" office:value-type="string" calcext:value-type="string">
            <text:p>15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1" calcext:value-type="float">
            <text:p>71,00</text:p>
          </table:table-cell>
          <table:table-cell office:value-type="float" office:value="76" calcext:value-type="float">
            <text:p>76,00</text:p>
          </table:table-cell>
          <table:table-cell/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etrine</text:p>
          </table:table-cell>
          <table:table-cell table:style-name="ce2" office:value-type="string" calcext:value-type="string">
            <text:p>05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/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ra</text:p>
          </table:table-cell>
          <table:table-cell table:style-name="ce2" office:value-type="string" calcext:value-type="string">
            <text:p>04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0" calcext:value-type="float">
            <text:p>90,00</text:p>
          </table:table-cell>
          <table:table-cell office:value-type="float" office:value="95" calcext:value-type="float">
            <text:p>9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ra</text:p>
          </table:table-cell>
          <table:table-cell table:style-name="ce2" office:value-type="string" calcext:value-type="string">
            <text:p>13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3" calcext:value-type="float">
            <text:p>113,00</text:p>
          </table:table-cell>
          <table:table-cell office:value-type="float" office:value="118" calcext:value-type="float">
            <text:p>11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ra</text:p>
          </table:table-cell>
          <table:table-cell table:style-name="ce2" office:value-type="string" calcext:value-type="string">
            <text:p>02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8" calcext:value-type="float">
            <text:p>78,00</text:p>
          </table:table-cell>
          <table:table-cell office:value-type="float" office:value="83" calcext:value-type="float">
            <text:p>8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ra</text:p>
          </table:table-cell>
          <table:table-cell table:style-name="ce2" office:value-type="string" calcext:value-type="string">
            <text:p>01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1" calcext:value-type="float">
            <text:p>81,00</text:p>
          </table:table-cell>
          <table:table-cell office:value-type="float" office:value="86" calcext:value-type="float">
            <text:p>8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ra</text:p>
          </table:table-cell>
          <table:table-cell table:style-name="ce2" office:value-type="string" calcext:value-type="string">
            <text:p>15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ra</text:p>
          </table:table-cell>
          <table:table-cell table:style-name="ce2" office:value-type="string" calcext:value-type="string">
            <text:p>16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0" calcext:value-type="float">
            <text:p>70,00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ra</text:p>
          </table:table-cell>
          <table:table-cell table:style-name="ce2" office:value-type="string" calcext:value-type="string">
            <text:p>14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5" calcext:value-type="float">
            <text:p>65,00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ra</text:p>
          </table:table-cell>
          <table:table-cell table:style-name="ce2" office:value-type="string" calcext:value-type="string">
            <text:p>05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erto</text:p>
          </table:table-cell>
          <table:table-cell office:value-type="float" office:value="64" calcext:value-type="float">
            <text:p>64,00</text:p>
          </table:table-cell>
          <table:table-cell office:value-type="float" office:value="69" calcext:value-type="float">
            <text:p>69,00</text:p>
          </table:table-cell>
          <table:table-cell/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ra</text:p>
          </table:table-cell>
          <table:table-cell table:style-name="ce2" office:value-type="string" calcext:value-type="string">
            <text:p>20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6" calcext:value-type="float">
            <text:p>86,00</text:p>
          </table:table-cell>
          <table:table-cell office:value-type="float" office:value="91" calcext:value-type="float">
            <text:p>9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is Fraga</text:p>
          </table:table-cell>
          <table:table-cell table:style-name="ce2" office:value-type="string" calcext:value-type="string">
            <text:p>05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2" calcext:value-type="float">
            <text:p>62,00</text:p>
          </table:table-cell>
          <table:table-cell office:value-type="float" office:value="67" calcext:value-type="float">
            <text:p>6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is Fraga</text:p>
          </table:table-cell>
          <table:table-cell table:style-name="ce2" office:value-type="string" calcext:value-type="string">
            <text:p>03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8" calcext:value-type="float">
            <text:p>68,00</text:p>
          </table:table-cell>
          <table:table-cell office:value-type="float" office:value="73" calcext:value-type="float">
            <text:p>7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is Fraga</text:p>
          </table:table-cell>
          <table:table-cell table:style-name="ce2" office:value-type="string" calcext:value-type="string">
            <text:p>17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7" calcext:value-type="float">
            <text:p>117,00</text:p>
          </table:table-cell>
          <table:table-cell office:value-type="float" office:value="122" calcext:value-type="float">
            <text:p>12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is Fraga</text:p>
          </table:table-cell>
          <table:table-cell table:style-name="ce2" office:value-type="string" calcext:value-type="string">
            <text:p>05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is Fraga</text:p>
          </table:table-cell>
          <table:table-cell table:style-name="ce2" office:value-type="string" calcext:value-type="string">
            <text:p>15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8" calcext:value-type="float">
            <text:p>78,00</text:p>
          </table:table-cell>
          <table:table-cell office:value-type="float" office:value="83" calcext:value-type="float">
            <text:p>8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ura Rifo</text:p>
          </table:table-cell>
          <table:table-cell table:style-name="ce2" office:value-type="string" calcext:value-type="string">
            <text:p>07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91" calcext:value-type="float">
            <text:p>191,00</text:p>
          </table:table-cell>
          <table:table-cell office:value-type="float" office:value="196" calcext:value-type="float">
            <text:p>19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ura Rifo</text:p>
          </table:table-cell>
          <table:table-cell table:style-name="ce2" office:value-type="string" calcext:value-type="string">
            <text:p>02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96" calcext:value-type="float">
            <text:p>196,00</text:p>
          </table:table-cell>
          <table:table-cell office:value-type="float" office:value="201" calcext:value-type="float">
            <text:p>20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ura Rifo</text:p>
          </table:table-cell>
          <table:table-cell table:style-name="ce2" office:value-type="string" calcext:value-type="string">
            <text:p>01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5" calcext:value-type="float">
            <text:p>95,00</text:p>
          </table:table-cell>
          <table:table-cell office:value-type="float" office:value="100" calcext:value-type="float">
            <text:p>100,00</text:p>
          </table:table-cell>
          <table:table-cell/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ura Rifo</text:p>
          </table:table-cell>
          <table:table-cell table:style-name="ce2" office:value-type="string" calcext:value-type="string">
            <text:p>06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0" calcext:value-type="float">
            <text:p>90,00</text:p>
          </table:table-cell>
          <table:table-cell office:value-type="float" office:value="95" calcext:value-type="float">
            <text:p>9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ura Rifo</text:p>
          </table:table-cell>
          <table:table-cell table:style-name="ce2" office:value-type="string" calcext:value-type="string">
            <text:p>21/12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31" calcext:value-type="float">
            <text:p>131,00</text:p>
          </table:table-cell>
          <table:table-cell office:value-type="float" office:value="136" calcext:value-type="float">
            <text:p>13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ura Rifo</text:p>
          </table:table-cell>
          <table:table-cell table:style-name="ce2" office:value-type="string" calcext:value-type="string">
            <text:p>03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ura Rifo</text:p>
          </table:table-cell>
          <table:table-cell table:style-name="ce2" office:value-type="string" calcext:value-type="string">
            <text:p>24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/>
          <table:table-cell office:value-type="string" calcext:value-type="string">
            <text:p>HCYBjgcfk9rXjim2EOm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ura Rifo</text:p>
          </table:table-cell>
          <table:table-cell table:style-name="ce2" office:value-type="string" calcext:value-type="string">
            <text:p>04/05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62" calcext:value-type="float">
            <text:p>62,00</text:p>
          </table:table-cell>
          <table:table-cell office:value-type="float" office:value="67" calcext:value-type="float">
            <text:p>6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tícia Moreira</text:p>
          </table:table-cell>
          <table:table-cell table:style-name="ce2" office:value-type="string" calcext:value-type="string">
            <text:p>02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/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tícia Moreira</text:p>
          </table:table-cell>
          <table:table-cell table:style-name="ce2" office:value-type="string" calcext:value-type="string">
            <text:p>03/05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3" calcext:value-type="float">
            <text:p>13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string" calcext:value-type="string">
            <text:p>B9eYpSxKceKklzDsnnX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tícia Moreira</text:p>
          </table:table-cell>
          <table:table-cell table:style-name="ce2" office:value-type="string" calcext:value-type="string">
            <text:p>05/10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36" calcext:value-type="float">
            <text:p>36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table:style-name="ce2" office:value-type="string" calcext:value-type="string">
            <text:p>19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4" calcext:value-type="float">
            <text:p>64,00</text:p>
          </table:table-cell>
          <table:table-cell office:value-type="float" office:value="69" calcext:value-type="float">
            <text:p>6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table:style-name="ce2" office:value-type="string" calcext:value-type="string">
            <text:p>31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table:style-name="ce2" office:value-type="string" calcext:value-type="string">
            <text:p>13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48" calcext:value-type="float">
            <text:p>148,00</text:p>
          </table:table-cell>
          <table:table-cell office:value-type="float" office:value="153" calcext:value-type="float">
            <text:p>15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uudaAYkQ2gdVVJMPE6J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table:style-name="ce2" office:value-type="string" calcext:value-type="string">
            <text:p>05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table:style-name="ce2" office:value-type="string" calcext:value-type="string">
            <text:p>23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CYBjgcfk9rXjim2EOm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table:style-name="ce2" office:value-type="string" calcext:value-type="string">
            <text:p>30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k1nkuGv5Vsa9zZgyjB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table:style-name="ce2" office:value-type="string" calcext:value-type="string">
            <text:p>04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0" calcext:value-type="float">
            <text:p>60,00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table:style-name="ce2" office:value-type="string" calcext:value-type="string">
            <text:p>18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1" calcext:value-type="float">
            <text:p>81,00</text:p>
          </table:table-cell>
          <table:table-cell office:value-type="float" office:value="86" calcext:value-type="float">
            <text:p>8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table:style-name="ce2" office:value-type="string" calcext:value-type="string">
            <text:p>17/05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45" calcext:value-type="float">
            <text:p>45,00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E8uhRMp7H11FgrA26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table:style-name="ce2" office:value-type="string" calcext:value-type="string">
            <text:p>07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table:style-name="ce2" office:value-type="string" calcext:value-type="string">
            <text:p>15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table:style-name="ce2" office:value-type="string" calcext:value-type="string">
            <text:p>31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0" calcext:value-type="float">
            <text:p>80,00</text:p>
          </table:table-cell>
          <table:table-cell office:value-type="float" office:value="85" calcext:value-type="float">
            <text:p>8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table:style-name="ce2" office:value-type="string" calcext:value-type="string">
            <text:p>27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5" calcext:value-type="float">
            <text:p>45,00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table:style-name="ce2" office:value-type="string" calcext:value-type="string">
            <text:p>03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3" calcext:value-type="float">
            <text:p>103,00</text:p>
          </table:table-cell>
          <table:table-cell office:value-type="float" office:value="108" calcext:value-type="float">
            <text:p>10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d9Tj3uOqObW1S2edDbS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table:style-name="ce2" office:value-type="string" calcext:value-type="string">
            <text:p>01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table:style-name="ce2" office:value-type="string" calcext:value-type="string">
            <text:p>04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table:style-name="ce2" office:value-type="string" calcext:value-type="string">
            <text:p>18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table:style-name="ce2" office:value-type="string" calcext:value-type="string">
            <text:p>17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table:style-name="ce2" office:value-type="string" calcext:value-type="string">
            <text:p>20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table:style-name="ce2" office:value-type="string" calcext:value-type="string">
            <text:p>13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30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7" calcext:value-type="float">
            <text:p>67,00</text:p>
          </table:table-cell>
          <table:table-cell office:value-type="float" office:value="72" calcext:value-type="float">
            <text:p>7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15/0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9.5" calcext:value-type="float">
            <text:p>79,50</text:p>
          </table:table-cell>
          <table:table-cell office:value-type="float" office:value="84.5" calcext:value-type="float">
            <text:p>84,5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YaPqzpCoeUcYogMpFdF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20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5" calcext:value-type="float">
            <text:p>85,00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20/06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7mw5hMIbte17FaaqIU2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17/0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7" calcext:value-type="float">
            <text:p>67,00</text:p>
          </table:table-cell>
          <table:table-cell office:value-type="float" office:value="72" calcext:value-type="float">
            <text:p>72,00</text:p>
          </table:table-cell>
          <table:table-cell/>
          <table:table-cell office:value-type="string" calcext:value-type="string">
            <text:p>lpzVOoa1EFg0JgcPc4d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24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4" calcext:value-type="float">
            <text:p>84,00</text:p>
          </table:table-cell>
          <table:table-cell office:value-type="float" office:value="89" calcext:value-type="float">
            <text:p>8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CYBjgcfk9rXjim2EOm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06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4" calcext:value-type="float">
            <text:p>64,00</text:p>
          </table:table-cell>
          <table:table-cell office:value-type="float" office:value="69" calcext:value-type="float">
            <text:p>6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01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6" calcext:value-type="float">
            <text:p>66,00</text:p>
          </table:table-cell>
          <table:table-cell office:value-type="float" office:value="71" calcext:value-type="float">
            <text:p>7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02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9eYpSxKceKklzDsnnX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20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21" calcext:value-type="float">
            <text:p>121,00</text:p>
          </table:table-cell>
          <table:table-cell office:value-type="float" office:value="126" calcext:value-type="float">
            <text:p>12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01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5" calcext:value-type="float">
            <text:p>75,00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5MAkx7LaNlqs7AfSMtL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04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d9Tj3uOqObW1S2edDbS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10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1eUOz2yuJrEWQVe52J8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14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0" calcext:value-type="float">
            <text:p>90,00</text:p>
          </table:table-cell>
          <table:table-cell office:value-type="float" office:value="95" calcext:value-type="float">
            <text:p>9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18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5BCwbNUkgiMkxoqLfb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01/08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/>
          <table:table-cell office:value-type="string" calcext:value-type="string">
            <text:p>0C2RldDzadEKb5nxPVC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04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2" calcext:value-type="float">
            <text:p>72,00</text:p>
          </table:table-cell>
          <table:table-cell office:value-type="float" office:value="77" calcext:value-type="float">
            <text:p>7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31/0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7" calcext:value-type="float">
            <text:p>67,00</text:p>
          </table:table-cell>
          <table:table-cell office:value-type="float" office:value="72" calcext:value-type="float">
            <text:p>72,00</text:p>
          </table:table-cell>
          <table:table-cell/>
          <table:table-cell office:value-type="string" calcext:value-type="string">
            <text:p>RUehZtnhBy5JTpdDKw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14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0" calcext:value-type="float">
            <text:p>60,00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uudaAYkQ2gdVVJMPE6J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05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04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01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04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OjFFaLXaYDvS6ha84up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14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UrAPa6XCWUsS1wv2WJs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31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k1nkuGv5Vsa9zZgyjB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14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4" calcext:value-type="float">
            <text:p>64,00</text:p>
          </table:table-cell>
          <table:table-cell office:value-type="float" office:value="69" calcext:value-type="float">
            <text:p>6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06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0" calcext:value-type="float">
            <text:p>80,00</text:p>
          </table:table-cell>
          <table:table-cell office:value-type="float" office:value="85" calcext:value-type="float">
            <text:p>8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18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18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8" calcext:value-type="float">
            <text:p>88,00</text:p>
          </table:table-cell>
          <table:table-cell office:value-type="float" office:value="93" calcext:value-type="float">
            <text:p>9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13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5" calcext:value-type="float">
            <text:p>85,00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31/01/20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Aberto</text:p>
          </table:table-cell>
          <table:table-cell office:value-type="float" office:value="27" calcext:value-type="float">
            <text:p>27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string" calcext:value-type="string">
            <text:p>RUehZtnhBy5JTpdDKw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19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1" calcext:value-type="float">
            <text:p>81,00</text:p>
          </table:table-cell>
          <table:table-cell office:value-type="float" office:value="86" calcext:value-type="float">
            <text:p>8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16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04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3" calcext:value-type="float">
            <text:p>93,00</text:p>
          </table:table-cell>
          <table:table-cell office:value-type="float" office:value="98" calcext:value-type="float">
            <text:p>9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table:style-name="ce2" office:value-type="string" calcext:value-type="string">
            <text:p>28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jIZJnQXCPUKzfWFk1cg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Nascimento</text:p>
          </table:table-cell>
          <table:table-cell table:style-name="ce2" office:value-type="string" calcext:value-type="string">
            <text:p>19/04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celado</text:p>
          </table:table-cell>
          <table:table-cell table:number-columns-repeated="2" office:value-type="float" office:value="0" calcext:value-type="float">
            <text:p>0,00</text:p>
          </table:table-cell>
          <table:table-cell/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Nascimento</text:p>
          </table:table-cell>
          <table:table-cell table:style-name="ce2" office:value-type="string" calcext:value-type="string">
            <text:p>31/0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/>
          <table:table-cell office:value-type="string" calcext:value-type="string">
            <text:p>RUehZtnhBy5JTpdDKw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iana Alves Viana</text:p>
          </table:table-cell>
          <table:table-cell table:style-name="ce2" office:value-type="string" calcext:value-type="string">
            <text:p>03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5" calcext:value-type="float">
            <text:p>65,00</text:p>
          </table:table-cell>
          <table:table-cell office:value-type="float" office:value="70" calcext:value-type="float">
            <text:p>70,00</text:p>
          </table:table-cell>
          <table:table-cell/>
          <table:table-cell office:value-type="string" calcext:value-type="string">
            <text:p>B9eYpSxKceKklzDsnnX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iana Amaral</text:p>
          </table:table-cell>
          <table:table-cell table:style-name="ce2" office:value-type="string" calcext:value-type="string">
            <text:p>14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6" calcext:value-type="float">
            <text:p>66,00</text:p>
          </table:table-cell>
          <table:table-cell office:value-type="float" office:value="71" calcext:value-type="float">
            <text:p>7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iana Amaral</text:p>
          </table:table-cell>
          <table:table-cell table:style-name="ce2" office:value-type="string" calcext:value-type="string">
            <text:p>05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5" calcext:value-type="float">
            <text:p>85,00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iana Barbeiro</text:p>
          </table:table-cell>
          <table:table-cell table:style-name="ce2" office:value-type="string" calcext:value-type="string">
            <text:p>14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8" calcext:value-type="float">
            <text:p>78,00</text:p>
          </table:table-cell>
          <table:table-cell office:value-type="float" office:value="83" calcext:value-type="float">
            <text:p>8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iana Barbeiro</text:p>
          </table:table-cell>
          <table:table-cell table:style-name="ce2" office:value-type="string" calcext:value-type="string">
            <text:p>31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8" calcext:value-type="float">
            <text:p>108,00</text:p>
          </table:table-cell>
          <table:table-cell office:value-type="float" office:value="113" calcext:value-type="float">
            <text:p>113,00</text:p>
          </table:table-cell>
          <table:table-cell/>
          <table:table-cell office:value-type="string" calcext:value-type="string">
            <text:p>0C2RldDzadEKb5nxPVC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iana Barbeiro</text:p>
          </table:table-cell>
          <table:table-cell table:style-name="ce2" office:value-type="string" calcext:value-type="string">
            <text:p>18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5" calcext:value-type="float">
            <text:p>105,00</text:p>
          </table:table-cell>
          <table:table-cell office:value-type="float" office:value="110" calcext:value-type="float">
            <text:p>11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iana Barbeiro</text:p>
          </table:table-cell>
          <table:table-cell table:style-name="ce2" office:value-type="string" calcext:value-type="string">
            <text:p>18/05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72" calcext:value-type="float">
            <text:p>72,00</text:p>
          </table:table-cell>
          <table:table-cell office:value-type="float" office:value="77" calcext:value-type="float">
            <text:p>7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iana Bertarelli</text:p>
          </table:table-cell>
          <table:table-cell table:style-name="ce2" office:value-type="string" calcext:value-type="string">
            <text:p>30/05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8" calcext:value-type="float">
            <text:p>18,00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iana Bertarelli</text:p>
          </table:table-cell>
          <table:table-cell table:style-name="ce2" office:value-type="string" calcext:value-type="string">
            <text:p>18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9" calcext:value-type="float">
            <text:p>79,00</text:p>
          </table:table-cell>
          <table:table-cell office:value-type="float" office:value="84" calcext:value-type="float">
            <text:p>8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iana Bertarelli</text:p>
          </table:table-cell>
          <table:table-cell table:style-name="ce2" office:value-type="string" calcext:value-type="string">
            <text:p>14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iana Bertarelli</text:p>
          </table:table-cell>
          <table:table-cell table:style-name="ce2" office:value-type="string" calcext:value-type="string">
            <text:p>19/09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62" calcext:value-type="float">
            <text:p>62,00</text:p>
          </table:table-cell>
          <table:table-cell office:value-type="float" office:value="67" calcext:value-type="float">
            <text:p>6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iana Bertarelli</text:p>
          </table:table-cell>
          <table:table-cell table:style-name="ce2" office:value-type="string" calcext:value-type="string">
            <text:p>16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7" calcext:value-type="float">
            <text:p>57,00</text:p>
          </table:table-cell>
          <table:table-cell office:value-type="float" office:value="62" calcext:value-type="float">
            <text:p>6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iana Bertarelli</text:p>
          </table:table-cell>
          <table:table-cell table:style-name="ce2" office:value-type="string" calcext:value-type="string">
            <text:p>05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3" calcext:value-type="float">
            <text:p>93,00</text:p>
          </table:table-cell>
          <table:table-cell office:value-type="float" office:value="98" calcext:value-type="float">
            <text:p>9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iana Bertarelli</text:p>
          </table:table-cell>
          <table:table-cell table:style-name="ce2" office:value-type="string" calcext:value-type="string">
            <text:p>17/04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celado</text:p>
          </table:table-cell>
          <table:table-cell table:number-columns-repeated="2" office:value-type="float" office:value="0" calcext:value-type="float">
            <text:p>0,00</text:p>
          </table:table-cell>
          <table:table-cell/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iano Buniak</text:p>
          </table:table-cell>
          <table:table-cell table:style-name="ce2" office:value-type="string" calcext:value-type="string">
            <text:p>20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6" calcext:value-type="float">
            <text:p>76,00</text:p>
          </table:table-cell>
          <table:table-cell office:value-type="float" office:value="81" calcext:value-type="float">
            <text:p>8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is Murillo</text:p>
          </table:table-cell>
          <table:table-cell table:style-name="ce2" office:value-type="string" calcext:value-type="string">
            <text:p>18/07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2" calcext:value-type="float">
            <text:p>12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string" calcext:value-type="string">
            <text:p>iWOFaW08o8sCRGv93W8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iza Cruz</text:p>
          </table:table-cell>
          <table:table-cell table:style-name="ce2" office:value-type="string" calcext:value-type="string">
            <text:p>02/11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32" calcext:value-type="float">
            <text:p>32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iza Cruz</text:p>
          </table:table-cell>
          <table:table-cell table:style-name="ce2" office:value-type="string" calcext:value-type="string">
            <text:p>21/09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22" calcext:value-type="float">
            <text:p>122,00</text:p>
          </table:table-cell>
          <table:table-cell office:value-type="float" office:value="127" calcext:value-type="float">
            <text:p>127,00</text:p>
          </table:table-cell>
          <table:table-cell/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iza Cruz</text:p>
          </table:table-cell>
          <table:table-cell table:style-name="ce2" office:value-type="string" calcext:value-type="string">
            <text:p>18/05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ê Amiga Do Gustavo Torres</text:p>
          </table:table-cell>
          <table:table-cell table:style-name="ce2" office:value-type="string" calcext:value-type="string">
            <text:p>05/07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42" calcext:value-type="float">
            <text:p>42,00</text:p>
          </table:table-cell>
          <table:table-cell office:value-type="float" office:value="47" calcext:value-type="float">
            <text:p>47,00</text:p>
          </table:table-cell>
          <table:table-cell/>
          <table:table-cell office:value-type="string" calcext:value-type="string">
            <text:p>OjFFaLXaYDvS6ha84up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la Cb</text:p>
          </table:table-cell>
          <table:table-cell table:style-name="ce2" office:value-type="string" calcext:value-type="string">
            <text:p>06/07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erto</text:p>
          </table:table-cell>
          <table:table-cell office:value-type="float" office:value="18" calcext:value-type="float">
            <text:p>18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la Cb</text:p>
          </table:table-cell>
          <table:table-cell table:style-name="ce2" office:value-type="string" calcext:value-type="string">
            <text:p>20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la Cb</text:p>
          </table:table-cell>
          <table:table-cell table:style-name="ce2" office:value-type="string" calcext:value-type="string">
            <text:p>19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/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la Cb</text:p>
          </table:table-cell>
          <table:table-cell table:style-name="ce2" office:value-type="string" calcext:value-type="string">
            <text:p>01/08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6" calcext:value-type="float">
            <text:p>66,00</text:p>
          </table:table-cell>
          <table:table-cell office:value-type="float" office:value="71" calcext:value-type="float">
            <text:p>71,00</text:p>
          </table:table-cell>
          <table:table-cell/>
          <table:table-cell office:value-type="string" calcext:value-type="string">
            <text:p>0C2RldDzadEKb5nxPVC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la Cb</text:p>
          </table:table-cell>
          <table:table-cell table:style-name="ce2" office:value-type="string" calcext:value-type="string">
            <text:p>07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5" calcext:value-type="float">
            <text:p>65,00</text:p>
          </table:table-cell>
          <table:table-cell office:value-type="float" office:value="70" calcext:value-type="float">
            <text:p>70,00</text:p>
          </table:table-cell>
          <table:table-cell/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la Cb</text:p>
          </table:table-cell>
          <table:table-cell table:style-name="ce2" office:value-type="string" calcext:value-type="string">
            <text:p>06/04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7" calcext:value-type="float">
            <text:p>7,00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la Cb</text:p>
          </table:table-cell>
          <table:table-cell table:style-name="ce2" office:value-type="string" calcext:value-type="string">
            <text:p>03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la Cb</text:p>
          </table:table-cell>
          <table:table-cell table:style-name="ce2" office:value-type="string" calcext:value-type="string">
            <text:p>05/10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56" calcext:value-type="float">
            <text:p>56,00</text:p>
          </table:table-cell>
          <table:table-cell office:value-type="float" office:value="61" calcext:value-type="float">
            <text:p>61,00</text:p>
          </table:table-cell>
          <table:table-cell/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la Cb</text:p>
          </table:table-cell>
          <table:table-cell table:style-name="ce2" office:value-type="string" calcext:value-type="string">
            <text:p>20/04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57" calcext:value-type="float">
            <text:p>57,00</text:p>
          </table:table-cell>
          <table:table-cell office:value-type="float" office:value="62" calcext:value-type="float">
            <text:p>6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la Cb</text:p>
          </table:table-cell>
          <table:table-cell table:style-name="ce2" office:value-type="string" calcext:value-type="string">
            <text:p>07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la Cb</text:p>
          </table:table-cell>
          <table:table-cell table:style-name="ce2" office:value-type="string" calcext:value-type="string">
            <text:p>01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/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la Cb</text:p>
          </table:table-cell>
          <table:table-cell table:style-name="ce2" office:value-type="string" calcext:value-type="string">
            <text:p>21/12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31.5" calcext:value-type="float">
            <text:p>31,50</text:p>
          </table:table-cell>
          <table:table-cell office:value-type="float" office:value="36.5" calcext:value-type="float">
            <text:p>36,50</text:p>
          </table:table-cell>
          <table:table-cell/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la Cb</text:p>
          </table:table-cell>
          <table:table-cell table:style-name="ce2" office:value-type="string" calcext:value-type="string">
            <text:p>21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5" calcext:value-type="float">
            <text:p>95,00</text:p>
          </table:table-cell>
          <table:table-cell office:value-type="float" office:value="100" calcext:value-type="float">
            <text:p>100,00</text:p>
          </table:table-cell>
          <table:table-cell/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la Cb</text:p>
          </table:table-cell>
          <table:table-cell table:style-name="ce2" office:value-type="string" calcext:value-type="string">
            <text:p>19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er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/>
          <table:table-cell office:value-type="string" calcext:value-type="string">
            <text:p>5BCwbNUkgiMkxoqLfb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la Cb</text:p>
          </table:table-cell>
          <table:table-cell table:style-name="ce2" office:value-type="string" calcext:value-type="string">
            <text:p>01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9" calcext:value-type="float">
            <text:p>99,00</text:p>
          </table:table-cell>
          <table:table-cell office:value-type="float" office:value="104" calcext:value-type="float">
            <text:p>104,00</text:p>
          </table:table-cell>
          <table:table-cell/>
          <table:table-cell office:value-type="string" calcext:value-type="string">
            <text:p>Zk1nkuGv5Vsa9zZgyjB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la Cb</text:p>
          </table:table-cell>
          <table:table-cell table:style-name="ce2" office:value-type="string" calcext:value-type="string">
            <text:p>15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/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la Cb</text:p>
          </table:table-cell>
          <table:table-cell table:style-name="ce2" office:value-type="string" calcext:value-type="string">
            <text:p>02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4" calcext:value-type="float">
            <text:p>64,00</text:p>
          </table:table-cell>
          <table:table-cell office:value-type="float" office:value="69" calcext:value-type="float">
            <text:p>69,00</text:p>
          </table:table-cell>
          <table:table-cell/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o Cardoso</text:p>
          </table:table-cell>
          <table:table-cell table:style-name="ce2" office:value-type="string" calcext:value-type="string">
            <text:p>20/04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80" calcext:value-type="float">
            <text:p>80,00</text:p>
          </table:table-cell>
          <table:table-cell office:value-type="float" office:value="85" calcext:value-type="float">
            <text:p>85,00</text:p>
          </table:table-cell>
          <table:table-cell/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gareth</text:p>
          </table:table-cell>
          <table:table-cell table:style-name="ce2" office:value-type="string" calcext:value-type="string">
            <text:p>14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4" calcext:value-type="float">
            <text:p>94,00</text:p>
          </table:table-cell>
          <table:table-cell office:value-type="float" office:value="99" calcext:value-type="float">
            <text:p>9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UrAPa6XCWUsS1wv2WJs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gareth</text:p>
          </table:table-cell>
          <table:table-cell table:style-name="ce2" office:value-type="string" calcext:value-type="string">
            <text:p>06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38" calcext:value-type="float">
            <text:p>138,00</text:p>
          </table:table-cell>
          <table:table-cell office:value-type="float" office:value="143" calcext:value-type="float">
            <text:p>14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gareth</text:p>
          </table:table-cell>
          <table:table-cell table:style-name="ce2" office:value-type="string" calcext:value-type="string">
            <text:p>27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4" calcext:value-type="float">
            <text:p>74,00</text:p>
          </table:table-cell>
          <table:table-cell office:value-type="float" office:value="79" calcext:value-type="float">
            <text:p>7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jIZJnQXCPUKzfWFk1cg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gareth</text:p>
          </table:table-cell>
          <table:table-cell table:style-name="ce2" office:value-type="string" calcext:value-type="string">
            <text:p>16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52" calcext:value-type="float">
            <text:p>152,00</text:p>
          </table:table-cell>
          <table:table-cell office:value-type="float" office:value="157" calcext:value-type="float">
            <text:p>1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gareth</text:p>
          </table:table-cell>
          <table:table-cell table:style-name="ce2" office:value-type="string" calcext:value-type="string">
            <text:p>13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3" calcext:value-type="float">
            <text:p>113,00</text:p>
          </table:table-cell>
          <table:table-cell office:value-type="float" office:value="118" calcext:value-type="float">
            <text:p>11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uudaAYkQ2gdVVJMPE6J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gareth</text:p>
          </table:table-cell>
          <table:table-cell table:style-name="ce2" office:value-type="string" calcext:value-type="string">
            <text:p>19/12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79" calcext:value-type="float">
            <text:p>179,00</text:p>
          </table:table-cell>
          <table:table-cell office:value-type="float" office:value="184" calcext:value-type="float">
            <text:p>18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gareth</text:p>
          </table:table-cell>
          <table:table-cell table:style-name="ce2" office:value-type="string" calcext:value-type="string">
            <text:p>14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43" calcext:value-type="float">
            <text:p>143,00</text:p>
          </table:table-cell>
          <table:table-cell office:value-type="float" office:value="148" calcext:value-type="float">
            <text:p>14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E8uhRMp7H11FgrA26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gareth</text:p>
          </table:table-cell>
          <table:table-cell table:style-name="ce2" office:value-type="string" calcext:value-type="string">
            <text:p>17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3" calcext:value-type="float">
            <text:p>63,00</text:p>
          </table:table-cell>
          <table:table-cell office:value-type="float" office:value="68" calcext:value-type="float">
            <text:p>6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5BCwbNUkgiMkxoqLfb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gareth</text:p>
          </table:table-cell>
          <table:table-cell table:style-name="ce2" office:value-type="string" calcext:value-type="string">
            <text:p>24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271" calcext:value-type="float">
            <text:p>271,00</text:p>
          </table:table-cell>
          <table:table-cell office:value-type="float" office:value="276" calcext:value-type="float">
            <text:p>27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CYBjgcfk9rXjim2EOm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gareth</text:p>
          </table:table-cell>
          <table:table-cell table:style-name="ce2" office:value-type="string" calcext:value-type="string">
            <text:p>30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1" calcext:value-type="float">
            <text:p>71,00</text:p>
          </table:table-cell>
          <table:table-cell office:value-type="float" office:value="76" calcext:value-type="float">
            <text:p>7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k1nkuGv5Vsa9zZgyjB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gareth</text:p>
          </table:table-cell>
          <table:table-cell table:style-name="ce2" office:value-type="string" calcext:value-type="string">
            <text:p>14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222" calcext:value-type="float">
            <text:p>222,00</text:p>
          </table:table-cell>
          <table:table-cell office:value-type="float" office:value="227" calcext:value-type="float">
            <text:p>22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gareth</text:p>
          </table:table-cell>
          <table:table-cell table:style-name="ce2" office:value-type="string" calcext:value-type="string">
            <text:p>07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212" calcext:value-type="float">
            <text:p>212,00</text:p>
          </table:table-cell>
          <table:table-cell office:value-type="float" office:value="217" calcext:value-type="float">
            <text:p>21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table:style-name="ce2" office:value-type="string" calcext:value-type="string">
            <text:p>06/04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79" calcext:value-type="float">
            <text:p>179,00</text:p>
          </table:table-cell>
          <table:table-cell office:value-type="float" office:value="184" calcext:value-type="float">
            <text:p>18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table:style-name="ce2" office:value-type="string" calcext:value-type="string">
            <text:p>15/11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200" calcext:value-type="float">
            <text:p>200,00</text:p>
          </table:table-cell>
          <table:table-cell office:value-type="float" office:value="205" calcext:value-type="float">
            <text:p>205,00</text:p>
          </table:table-cell>
          <table:table-cell/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table:style-name="ce2" office:value-type="string" calcext:value-type="string">
            <text:p>01/06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20" calcext:value-type="float">
            <text:p>120,00</text:p>
          </table:table-cell>
          <table:table-cell office:value-type="float" office:value="125" calcext:value-type="float">
            <text:p>12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table:style-name="ce2" office:value-type="string" calcext:value-type="string">
            <text:p>06/07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212" calcext:value-type="float">
            <text:p>212,00</text:p>
          </table:table-cell>
          <table:table-cell office:value-type="float" office:value="217" calcext:value-type="float">
            <text:p>21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table:style-name="ce2" office:value-type="string" calcext:value-type="string">
            <text:p>29/03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04" calcext:value-type="float">
            <text:p>104,00</text:p>
          </table:table-cell>
          <table:table-cell office:value-type="float" office:value="109" calcext:value-type="float">
            <text:p>109,00</text:p>
          </table:table-cell>
          <table:table-cell/>
          <table:table-cell office:value-type="string" calcext:value-type="string">
            <text:p>jIZJnQXCPUKzfWFk1cg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table:style-name="ce2" office:value-type="string" calcext:value-type="string">
            <text:p>17/05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25" calcext:value-type="float">
            <text:p>125,00</text:p>
          </table:table-cell>
          <table:table-cell office:value-type="float" office:value="130" calcext:value-type="float">
            <text:p>130,00</text:p>
          </table:table-cell>
          <table:table-cell/>
          <table:table-cell office:value-type="string" calcext:value-type="string">
            <text:p>VE8uhRMp7H11FgrA26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table:style-name="ce2" office:value-type="string" calcext:value-type="string">
            <text:p>20/04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90" calcext:value-type="float">
            <text:p>90,00</text:p>
          </table:table-cell>
          <table:table-cell office:value-type="float" office:value="95" calcext:value-type="float">
            <text:p>9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table:style-name="ce2" office:value-type="string" calcext:value-type="string">
            <text:p>07/12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57" calcext:value-type="float">
            <text:p>57,00</text:p>
          </table:table-cell>
          <table:table-cell office:value-type="float" office:value="62" calcext:value-type="float">
            <text:p>62,00</text:p>
          </table:table-cell>
          <table:table-cell/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table:style-name="ce2" office:value-type="string" calcext:value-type="string">
            <text:p>19/10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15" calcext:value-type="float">
            <text:p>115,00</text:p>
          </table:table-cell>
          <table:table-cell office:value-type="float" office:value="120" calcext:value-type="float">
            <text:p>120,00</text:p>
          </table:table-cell>
          <table:table-cell/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table:style-name="ce2" office:value-type="string" calcext:value-type="string">
            <text:p>04/05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table:style-name="ce2" office:value-type="string" calcext:value-type="string">
            <text:p>07/09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27" calcext:value-type="float">
            <text:p>127,00</text:p>
          </table:table-cell>
          <table:table-cell office:value-type="float" office:value="132" calcext:value-type="float">
            <text:p>132,00</text:p>
          </table:table-cell>
          <table:table-cell/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table:style-name="ce2" office:value-type="string" calcext:value-type="string">
            <text:p>31/05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54" calcext:value-type="float">
            <text:p>54,00</text:p>
          </table:table-cell>
          <table:table-cell office:value-type="float" office:value="59" calcext:value-type="float">
            <text:p>59,00</text:p>
          </table:table-cell>
          <table:table-cell/>
          <table:table-cell office:value-type="string" calcext:value-type="string">
            <text:p>qslpSKNu85ygeJT97K9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table:style-name="ce2" office:value-type="string" calcext:value-type="string">
            <text:p>25/01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42" calcext:value-type="float">
            <text:p>42,00</text:p>
          </table:table-cell>
          <table:table-cell office:value-type="float" office:value="47" calcext:value-type="float">
            <text:p>47,00</text:p>
          </table:table-cell>
          <table:table-cell/>
          <table:table-cell office:value-type="string" calcext:value-type="string">
            <text:p>HCYBjgcfk9rXjim2EOm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table:style-name="ce2" office:value-type="string" calcext:value-type="string">
            <text:p>05/07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08" calcext:value-type="float">
            <text:p>108,00</text:p>
          </table:table-cell>
          <table:table-cell office:value-type="float" office:value="113" calcext:value-type="float">
            <text:p>113,00</text:p>
          </table:table-cell>
          <table:table-cell/>
          <table:table-cell office:value-type="string" calcext:value-type="string">
            <text:p>OjFFaLXaYDvS6ha84up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table:style-name="ce2" office:value-type="string" calcext:value-type="string">
            <text:p>19/04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85" calcext:value-type="float">
            <text:p>85,00</text:p>
          </table:table-cell>
          <table:table-cell office:value-type="float" office:value="90" calcext:value-type="float">
            <text:p>90,00</text:p>
          </table:table-cell>
          <table:table-cell/>
          <table:table-cell office:value-type="string" calcext:value-type="string">
            <text:p>5BCwbNUkgiMkxoqLfb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table:style-name="ce2" office:value-type="string" calcext:value-type="string">
            <text:p>15/02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97" calcext:value-type="float">
            <text:p>97,00</text:p>
          </table:table-cell>
          <table:table-cell office:value-type="float" office:value="102" calcext:value-type="float">
            <text:p>102,00</text:p>
          </table:table-cell>
          <table:table-cell/>
          <table:table-cell office:value-type="string" calcext:value-type="string">
            <text:p>UrAPa6XCWUsS1wv2WJs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table:style-name="ce2" office:value-type="string" calcext:value-type="string">
            <text:p>05/10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27" calcext:value-type="float">
            <text:p>127,00</text:p>
          </table:table-cell>
          <table:table-cell office:value-type="float" office:value="132" calcext:value-type="float">
            <text:p>132,00</text:p>
          </table:table-cell>
          <table:table-cell/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table:style-name="ce2" office:value-type="string" calcext:value-type="string">
            <text:p>21/09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87" calcext:value-type="float">
            <text:p>87,00</text:p>
          </table:table-cell>
          <table:table-cell office:value-type="float" office:value="92" calcext:value-type="float">
            <text:p>92,00</text:p>
          </table:table-cell>
          <table:table-cell/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ristina Ambar</text:p>
          </table:table-cell>
          <table:table-cell table:style-name="ce2" office:value-type="string" calcext:value-type="string">
            <text:p>17/0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6" calcext:value-type="float">
            <text:p>56,00</text:p>
          </table:table-cell>
          <table:table-cell office:value-type="float" office:value="61" calcext:value-type="float">
            <text:p>61,00</text:p>
          </table:table-cell>
          <table:table-cell/>
          <table:table-cell office:value-type="string" calcext:value-type="string">
            <text:p>lpzVOoa1EFg0JgcPc4d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na Alves</text:p>
          </table:table-cell>
          <table:table-cell table:style-name="ce2" office:value-type="string" calcext:value-type="string">
            <text:p>31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9" calcext:value-type="float">
            <text:p>89,00</text:p>
          </table:table-cell>
          <table:table-cell office:value-type="float" office:value="94" calcext:value-type="float">
            <text:p>9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na Alves</text:p>
          </table:table-cell>
          <table:table-cell table:style-name="ce2" office:value-type="string" calcext:value-type="string">
            <text:p>03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3" calcext:value-type="float">
            <text:p>73,00</text:p>
          </table:table-cell>
          <table:table-cell office:value-type="float" office:value="78" calcext:value-type="float">
            <text:p>78,00</text:p>
          </table:table-cell>
          <table:table-cell/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na Alves</text:p>
          </table:table-cell>
          <table:table-cell table:style-name="ce2" office:value-type="string" calcext:value-type="string">
            <text:p>13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na Alves</text:p>
          </table:table-cell>
          <table:table-cell table:style-name="ce2" office:value-type="string" calcext:value-type="string">
            <text:p>14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/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na Alves</text:p>
          </table:table-cell>
          <table:table-cell table:style-name="ce2" office:value-type="string" calcext:value-type="string">
            <text:p>18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0" calcext:value-type="float">
            <text:p>60,00</text:p>
          </table:table-cell>
          <table:table-cell office:value-type="float" office:value="65" calcext:value-type="float">
            <text:p>65,00</text:p>
          </table:table-cell>
          <table:table-cell/>
          <table:table-cell office:value-type="string" calcext:value-type="string">
            <text:p>5BCwbNUkgiMkxoqLfb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na Alves</text:p>
          </table:table-cell>
          <table:table-cell table:style-name="ce2" office:value-type="string" calcext:value-type="string">
            <text:p>13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3" calcext:value-type="float">
            <text:p>63,00</text:p>
          </table:table-cell>
          <table:table-cell office:value-type="float" office:value="68" calcext:value-type="float">
            <text:p>68,00</text:p>
          </table:table-cell>
          <table:table-cell/>
          <table:table-cell office:value-type="string" calcext:value-type="string">
            <text:p>UrAPa6XCWUsS1wv2WJs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na Alves</text:p>
          </table:table-cell>
          <table:table-cell table:style-name="ce2" office:value-type="string" calcext:value-type="string">
            <text:p>04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5" calcext:value-type="float">
            <text:p>75,00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na Alves</text:p>
          </table:table-cell>
          <table:table-cell table:style-name="ce2" office:value-type="string" calcext:value-type="string">
            <text:p>17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7" calcext:value-type="float">
            <text:p>57,00</text:p>
          </table:table-cell>
          <table:table-cell office:value-type="float" office:value="62" calcext:value-type="float">
            <text:p>62,00</text:p>
          </table:table-cell>
          <table:table-cell/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na Alves</text:p>
          </table:table-cell>
          <table:table-cell table:style-name="ce2" office:value-type="string" calcext:value-type="string">
            <text:p>17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1" calcext:value-type="float">
            <text:p>81,00</text:p>
          </table:table-cell>
          <table:table-cell office:value-type="float" office:value="86" calcext:value-type="float">
            <text:p>8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na Alves</text:p>
          </table:table-cell>
          <table:table-cell table:style-name="ce2" office:value-type="string" calcext:value-type="string">
            <text:p>21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5" calcext:value-type="float">
            <text:p>85,00</text:p>
          </table:table-cell>
          <table:table-cell office:value-type="float" office:value="90" calcext:value-type="float">
            <text:p>90,00</text:p>
          </table:table-cell>
          <table:table-cell/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na Alves</text:p>
          </table:table-cell>
          <table:table-cell table:style-name="ce2" office:value-type="string" calcext:value-type="string">
            <text:p>18/04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24" calcext:value-type="float">
            <text:p>24,00</text:p>
          </table:table-cell>
          <table:table-cell office:value-type="float" office:value="29" calcext:value-type="float">
            <text:p>2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na Ferraz Almiron</text:p>
          </table:table-cell>
          <table:table-cell table:style-name="ce2" office:value-type="string" calcext:value-type="string">
            <text:p>01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203" calcext:value-type="float">
            <text:p>203,00</text:p>
          </table:table-cell>
          <table:table-cell office:value-type="float" office:value="208" calcext:value-type="float">
            <text:p>20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na Ferraz Almiron</text:p>
          </table:table-cell>
          <table:table-cell table:style-name="ce2" office:value-type="string" calcext:value-type="string">
            <text:p>17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5" calcext:value-type="float">
            <text:p>95,00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na Ferraz Almiron</text:p>
          </table:table-cell>
          <table:table-cell table:style-name="ce2" office:value-type="string" calcext:value-type="string">
            <text:p>04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4" calcext:value-type="float">
            <text:p>114,00</text:p>
          </table:table-cell>
          <table:table-cell office:value-type="float" office:value="119" calcext:value-type="float">
            <text:p>11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na Sombrio</text:p>
          </table:table-cell>
          <table:table-cell table:style-name="ce2" office:value-type="string" calcext:value-type="string">
            <text:p>01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6" calcext:value-type="float">
            <text:p>96,00</text:p>
          </table:table-cell>
          <table:table-cell office:value-type="float" office:value="101" calcext:value-type="float">
            <text:p>10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ta Regina Maia</text:p>
          </table:table-cell>
          <table:table-cell table:style-name="ce2" office:value-type="string" calcext:value-type="string">
            <text:p>17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6" calcext:value-type="float">
            <text:p>66,00</text:p>
          </table:table-cell>
          <table:table-cell office:value-type="float" office:value="71" calcext:value-type="float">
            <text:p>71,00</text:p>
          </table:table-cell>
          <table:table-cell/>
          <table:table-cell office:value-type="string" calcext:value-type="string">
            <text:p>VE8uhRMp7H11FgrA26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ta Regina Maia</text:p>
          </table:table-cell>
          <table:table-cell table:style-name="ce2" office:value-type="string" calcext:value-type="string">
            <text:p>21/06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0" calcext:value-type="float">
            <text:p>60,00</text:p>
          </table:table-cell>
          <table:table-cell office:value-type="float" office:value="65" calcext:value-type="float">
            <text:p>65,00</text:p>
          </table:table-cell>
          <table:table-cell/>
          <table:table-cell office:value-type="string" calcext:value-type="string">
            <text:p>7mw5hMIbte17FaaqIU2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ta Regina Maia</text:p>
          </table:table-cell>
          <table:table-cell table:style-name="ce2" office:value-type="string" calcext:value-type="string">
            <text:p>29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0" calcext:value-type="float">
            <text:p>70,00</text:p>
          </table:table-cell>
          <table:table-cell office:value-type="float" office:value="75" calcext:value-type="float">
            <text:p>75,00</text:p>
          </table:table-cell>
          <table:table-cell/>
          <table:table-cell office:value-type="string" calcext:value-type="string">
            <text:p>jIZJnQXCPUKzfWFk1cg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ta Regina Maia</text:p>
          </table:table-cell>
          <table:table-cell table:style-name="ce2" office:value-type="string" calcext:value-type="string">
            <text:p>01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/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ta Regina Maia</text:p>
          </table:table-cell>
          <table:table-cell table:style-name="ce2" office:value-type="string" calcext:value-type="string">
            <text:p>01/08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0" calcext:value-type="float">
            <text:p>70,00</text:p>
          </table:table-cell>
          <table:table-cell office:value-type="float" office:value="75" calcext:value-type="float">
            <text:p>75,00</text:p>
          </table:table-cell>
          <table:table-cell/>
          <table:table-cell office:value-type="string" calcext:value-type="string">
            <text:p>0C2RldDzadEKb5nxPVC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theus Peredo</text:p>
          </table:table-cell>
          <table:table-cell table:style-name="ce2" office:value-type="string" calcext:value-type="string">
            <text:p>13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theus Peredo</text:p>
          </table:table-cell>
          <table:table-cell table:style-name="ce2" office:value-type="string" calcext:value-type="string">
            <text:p>14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21" calcext:value-type="float">
            <text:p>121,00</text:p>
          </table:table-cell>
          <table:table-cell office:value-type="float" office:value="126" calcext:value-type="float">
            <text:p>12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uudaAYkQ2gdVVJMPE6J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theus Peredo</text:p>
          </table:table-cell>
          <table:table-cell table:style-name="ce2" office:value-type="string" calcext:value-type="string">
            <text:p>01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theus Peredo</text:p>
          </table:table-cell>
          <table:table-cell table:style-name="ce2" office:value-type="string" calcext:value-type="string">
            <text:p>06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0" calcext:value-type="float">
            <text:p>60,00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theus Peredo</text:p>
          </table:table-cell>
          <table:table-cell table:style-name="ce2" office:value-type="string" calcext:value-type="string">
            <text:p>01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1" calcext:value-type="float">
            <text:p>91,00</text:p>
          </table:table-cell>
          <table:table-cell office:value-type="float" office:value="96" calcext:value-type="float">
            <text:p>9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theus Peredo</text:p>
          </table:table-cell>
          <table:table-cell table:style-name="ce2" office:value-type="string" calcext:value-type="string">
            <text:p>01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4" calcext:value-type="float">
            <text:p>64,00</text:p>
          </table:table-cell>
          <table:table-cell office:value-type="float" office:value="69" calcext:value-type="float">
            <text:p>6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table:style-name="ce2" office:value-type="string" calcext:value-type="string">
            <text:p>05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table:style-name="ce2" office:value-type="string" calcext:value-type="string">
            <text:p>19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table:style-name="ce2" office:value-type="string" calcext:value-type="string">
            <text:p>04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OjFFaLXaYDvS6ha84up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table:style-name="ce2" office:value-type="string" calcext:value-type="string">
            <text:p>17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table:style-name="ce2" office:value-type="string" calcext:value-type="string">
            <text:p>31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5" calcext:value-type="float">
            <text:p>85,00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table:style-name="ce2" office:value-type="string" calcext:value-type="string">
            <text:p>02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table:style-name="ce2" office:value-type="string" calcext:value-type="string">
            <text:p>20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3" calcext:value-type="float">
            <text:p>73,00</text:p>
          </table:table-cell>
          <table:table-cell office:value-type="float" office:value="78" calcext:value-type="float">
            <text:p>7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table:style-name="ce2" office:value-type="string" calcext:value-type="string">
            <text:p>01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5MAkx7LaNlqs7AfSMtL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table:style-name="ce2" office:value-type="string" calcext:value-type="string">
            <text:p>01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9eYpSxKceKklzDsnnX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table:style-name="ce2" office:value-type="string" calcext:value-type="string">
            <text:p>23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UrAPa6XCWUsS1wv2WJs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table:style-name="ce2" office:value-type="string" calcext:value-type="string">
            <text:p>15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table:style-name="ce2" office:value-type="string" calcext:value-type="string">
            <text:p>18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table:style-name="ce2" office:value-type="string" calcext:value-type="string">
            <text:p>04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0" calcext:value-type="float">
            <text:p>60,00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table:style-name="ce2" office:value-type="string" calcext:value-type="string">
            <text:p>15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5" calcext:value-type="float">
            <text:p>55,00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table:style-name="ce2" office:value-type="string" calcext:value-type="string">
            <text:p>01/08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/>
          <table:table-cell office:value-type="string" calcext:value-type="string">
            <text:p>0C2RldDzadEKb5nxPVC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table:style-name="ce2" office:value-type="string" calcext:value-type="string">
            <text:p>20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0" calcext:value-type="float">
            <text:p>80,00</text:p>
          </table:table-cell>
          <table:table-cell office:value-type="float" office:value="85" calcext:value-type="float">
            <text:p>8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table:style-name="ce2" office:value-type="string" calcext:value-type="string">
            <text:p>06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table:style-name="ce2" office:value-type="string" calcext:value-type="string">
            <text:p>14/11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30" calcext:value-type="float">
            <text:p>30,00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table:style-name="ce2" office:value-type="string" calcext:value-type="string">
            <text:p>30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table:style-name="ce2" office:value-type="string" calcext:value-type="string">
            <text:p>03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table:style-name="ce2" office:value-type="string" calcext:value-type="string">
            <text:p>27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jIZJnQXCPUKzfWFk1cg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table:style-name="ce2" office:value-type="string" calcext:value-type="string">
            <text:p>04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table:style-name="ce2" office:value-type="string" calcext:value-type="string">
            <text:p>14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uudaAYkQ2gdVVJMPE6J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table:style-name="ce2" office:value-type="string" calcext:value-type="string">
            <text:p>18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0" calcext:value-type="float">
            <text:p>90,00</text:p>
          </table:table-cell>
          <table:table-cell office:value-type="float" office:value="95" calcext:value-type="float">
            <text:p>9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table:style-name="ce2" office:value-type="string" calcext:value-type="string">
            <text:p>28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45" calcext:value-type="float">
            <text:p>145,00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table:style-name="ce2" office:value-type="string" calcext:value-type="string">
            <text:p>15/0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YaPqzpCoeUcYogMpFdF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table:style-name="ce2" office:value-type="string" calcext:value-type="string">
            <text:p>05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table:style-name="ce2" office:value-type="string" calcext:value-type="string">
            <text:p>31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k1nkuGv5Vsa9zZgyjB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table:style-name="ce2" office:value-type="string" calcext:value-type="string">
            <text:p>31/0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UehZtnhBy5JTpdDKw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table:style-name="ce2" office:value-type="string" calcext:value-type="string">
            <text:p>14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table:style-name="ce2" office:value-type="string" calcext:value-type="string">
            <text:p>18/0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lpzVOoa1EFg0JgcPc4d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yra Brasco</text:p>
          </table:table-cell>
          <table:table-cell table:style-name="ce2" office:value-type="string" calcext:value-type="string">
            <text:p>19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49" calcext:value-type="float">
            <text:p>149,00</text:p>
          </table:table-cell>
          <table:table-cell office:value-type="float" office:value="154" calcext:value-type="float">
            <text:p>154,00</text:p>
          </table:table-cell>
          <table:table-cell/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yra Brasco</text:p>
          </table:table-cell>
          <table:table-cell table:style-name="ce2" office:value-type="string" calcext:value-type="string">
            <text:p>04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7" calcext:value-type="float">
            <text:p>97,00</text:p>
          </table:table-cell>
          <table:table-cell office:value-type="float" office:value="102" calcext:value-type="float">
            <text:p>10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yra Brasco</text:p>
          </table:table-cell>
          <table:table-cell table:style-name="ce2" office:value-type="string" calcext:value-type="string">
            <text:p>01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2" calcext:value-type="float">
            <text:p>72,00</text:p>
          </table:table-cell>
          <table:table-cell office:value-type="float" office:value="77" calcext:value-type="float">
            <text:p>77,00</text:p>
          </table:table-cell>
          <table:table-cell/>
          <table:table-cell office:value-type="string" calcext:value-type="string">
            <text:p>Zk1nkuGv5Vsa9zZgyjB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yra Brasco</text:p>
          </table:table-cell>
          <table:table-cell table:style-name="ce2" office:value-type="string" calcext:value-type="string">
            <text:p>06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0" calcext:value-type="float">
            <text:p>100,00</text:p>
          </table:table-cell>
          <table:table-cell office:value-type="float" office:value="105" calcext:value-type="float">
            <text:p>10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yra Brasco</text:p>
          </table:table-cell>
          <table:table-cell table:style-name="ce2" office:value-type="string" calcext:value-type="string">
            <text:p>21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0" calcext:value-type="float">
            <text:p>100,00</text:p>
          </table:table-cell>
          <table:table-cell office:value-type="float" office:value="105" calcext:value-type="float">
            <text:p>10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yra Brasco</text:p>
          </table:table-cell>
          <table:table-cell table:style-name="ce2" office:value-type="string" calcext:value-type="string">
            <text:p>07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8" calcext:value-type="float">
            <text:p>48,00</text:p>
          </table:table-cell>
          <table:table-cell office:value-type="float" office:value="53" calcext:value-type="float">
            <text:p>5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yra Brasco</text:p>
          </table:table-cell>
          <table:table-cell table:style-name="ce2" office:value-type="string" calcext:value-type="string">
            <text:p>05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4" calcext:value-type="float">
            <text:p>84,00</text:p>
          </table:table-cell>
          <table:table-cell office:value-type="float" office:value="89" calcext:value-type="float">
            <text:p>89,00</text:p>
          </table:table-cell>
          <table:table-cell/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yra Brasco</text:p>
          </table:table-cell>
          <table:table-cell table:style-name="ce2" office:value-type="string" calcext:value-type="string">
            <text:p>17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2" calcext:value-type="float">
            <text:p>62,00</text:p>
          </table:table-cell>
          <table:table-cell office:value-type="float" office:value="67" calcext:value-type="float">
            <text:p>6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yra Brasco</text:p>
          </table:table-cell>
          <table:table-cell table:style-name="ce2" office:value-type="string" calcext:value-type="string">
            <text:p>03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0" calcext:value-type="float">
            <text:p>70,00</text:p>
          </table:table-cell>
          <table:table-cell office:value-type="float" office:value="75" calcext:value-type="float">
            <text:p>75,00</text:p>
          </table:table-cell>
          <table:table-cell/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yra Brasco</text:p>
          </table:table-cell>
          <table:table-cell table:style-name="ce2" office:value-type="string" calcext:value-type="string">
            <text:p>15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6" calcext:value-type="float">
            <text:p>76,00</text:p>
          </table:table-cell>
          <table:table-cell office:value-type="float" office:value="81" calcext:value-type="float">
            <text:p>81,00</text:p>
          </table:table-cell>
          <table:table-cell/>
          <table:table-cell office:value-type="string" calcext:value-type="string">
            <text:p>UrAPa6XCWUsS1wv2WJs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yra Brasco</text:p>
          </table:table-cell>
          <table:table-cell table:style-name="ce2" office:value-type="string" calcext:value-type="string">
            <text:p>07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8" calcext:value-type="float">
            <text:p>78,00</text:p>
          </table:table-cell>
          <table:table-cell office:value-type="float" office:value="83" calcext:value-type="float">
            <text:p>83,00</text:p>
          </table:table-cell>
          <table:table-cell/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yra Brasco</text:p>
          </table:table-cell>
          <table:table-cell table:style-name="ce2" office:value-type="string" calcext:value-type="string">
            <text:p>02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/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yra Brasco</text:p>
          </table:table-cell>
          <table:table-cell table:style-name="ce2" office:value-type="string" calcext:value-type="string">
            <text:p>21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3" calcext:value-type="float">
            <text:p>73,00</text:p>
          </table:table-cell>
          <table:table-cell office:value-type="float" office:value="78" calcext:value-type="float">
            <text:p>7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yra Brasco</text:p>
          </table:table-cell>
          <table:table-cell table:style-name="ce2" office:value-type="string" calcext:value-type="string">
            <text:p>20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97" calcext:value-type="float">
            <text:p>197,00</text:p>
          </table:table-cell>
          <table:table-cell office:value-type="float" office:value="202" calcext:value-type="float">
            <text:p>20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yra Brasco</text:p>
          </table:table-cell>
          <table:table-cell table:style-name="ce2" office:value-type="string" calcext:value-type="string">
            <text:p>18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yra Brasco</text:p>
          </table:table-cell>
          <table:table-cell table:style-name="ce2" office:value-type="string" calcext:value-type="string">
            <text:p>01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4" calcext:value-type="float">
            <text:p>64,00</text:p>
          </table:table-cell>
          <table:table-cell office:value-type="float" office:value="69" calcext:value-type="float">
            <text:p>6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íra Melô</text:p>
          </table:table-cell>
          <table:table-cell table:style-name="ce2" office:value-type="string" calcext:value-type="string">
            <text:p>31/0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RUehZtnhBy5JTpdDKw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íra Melô</text:p>
          </table:table-cell>
          <table:table-cell table:style-name="ce2" office:value-type="string" calcext:value-type="string">
            <text:p>01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5MAkx7LaNlqs7AfSMtL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íra Melô</text:p>
          </table:table-cell>
          <table:table-cell table:style-name="ce2" office:value-type="string" calcext:value-type="string">
            <text:p>14/0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YaPqzpCoeUcYogMpFdF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íra Melô</text:p>
          </table:table-cell>
          <table:table-cell table:style-name="ce2" office:value-type="string" calcext:value-type="string">
            <text:p>17/0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/>
          <table:table-cell office:value-type="string" calcext:value-type="string">
            <text:p>lpzVOoa1EFg0JgcPc4d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guel Guida</text:p>
          </table:table-cell>
          <table:table-cell table:style-name="ce2" office:value-type="string" calcext:value-type="string">
            <text:p>18/0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2" calcext:value-type="float">
            <text:p>72,00</text:p>
          </table:table-cell>
          <table:table-cell office:value-type="float" office:value="77" calcext:value-type="float">
            <text:p>77,00</text:p>
          </table:table-cell>
          <table:table-cell/>
          <table:table-cell office:value-type="string" calcext:value-type="string">
            <text:p>lpzVOoa1EFg0JgcPc4d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Ottmann</text:p>
          </table:table-cell>
          <table:table-cell table:style-name="ce2" office:value-type="string" calcext:value-type="string">
            <text:p>17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4" calcext:value-type="float">
            <text:p>84,00</text:p>
          </table:table-cell>
          <table:table-cell office:value-type="float" office:value="89" calcext:value-type="float">
            <text:p>89,00</text:p>
          </table:table-cell>
          <table:table-cell/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Ottmann</text:p>
          </table:table-cell>
          <table:table-cell table:style-name="ce2" office:value-type="string" calcext:value-type="string">
            <text:p>14/0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3.5" calcext:value-type="float">
            <text:p>73,50</text:p>
          </table:table-cell>
          <table:table-cell office:value-type="float" office:value="78.5" calcext:value-type="float">
            <text:p>78,5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YaPqzpCoeUcYogMpFdF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Ottmann</text:p>
          </table:table-cell>
          <table:table-cell table:style-name="ce2" office:value-type="string" calcext:value-type="string">
            <text:p>16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0" calcext:value-type="float">
            <text:p>110,00</text:p>
          </table:table-cell>
          <table:table-cell office:value-type="float" office:value="115" calcext:value-type="float">
            <text:p>11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Ottmann</text:p>
          </table:table-cell>
          <table:table-cell table:style-name="ce2" office:value-type="string" calcext:value-type="string">
            <text:p>06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/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Ottmann</text:p>
          </table:table-cell>
          <table:table-cell table:style-name="ce2" office:value-type="string" calcext:value-type="string">
            <text:p>15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Ottmann</text:p>
          </table:table-cell>
          <table:table-cell table:style-name="ce2" office:value-type="string" calcext:value-type="string">
            <text:p>06/04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26" calcext:value-type="float">
            <text:p>26,00</text:p>
          </table:table-cell>
          <table:table-cell office:value-type="float" office:value="31" calcext:value-type="float">
            <text:p>3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Ottmann</text:p>
          </table:table-cell>
          <table:table-cell table:style-name="ce2" office:value-type="string" calcext:value-type="string">
            <text:p>01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2" calcext:value-type="float">
            <text:p>102,00</text:p>
          </table:table-cell>
          <table:table-cell office:value-type="float" office:value="107" calcext:value-type="float">
            <text:p>107,00</text:p>
          </table:table-cell>
          <table:table-cell/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Ottmann</text:p>
          </table:table-cell>
          <table:table-cell table:style-name="ce2" office:value-type="string" calcext:value-type="string">
            <text:p>21/06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/>
          <table:table-cell office:value-type="string" calcext:value-type="string">
            <text:p>7mw5hMIbte17FaaqIU2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table:style-name="ce2" office:value-type="string" calcext:value-type="string">
            <text:p>19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/>
          <table:table-cell office:value-type="string" calcext:value-type="string">
            <text:p>5BCwbNUkgiMkxoqLfb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table:style-name="ce2" office:value-type="string" calcext:value-type="string">
            <text:p>28/0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er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5MAkx7LaNlqs7AfSMtL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table:style-name="ce2" office:value-type="string" calcext:value-type="string">
            <text:p>29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3" calcext:value-type="float">
            <text:p>103,00</text:p>
          </table:table-cell>
          <table:table-cell office:value-type="float" office:value="108" calcext:value-type="float">
            <text:p>10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slpSKNu85ygeJT97K9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table:style-name="ce2" office:value-type="string" calcext:value-type="string">
            <text:p>17/05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erto</text:p>
          </table:table-cell>
          <table:table-cell office:value-type="float" office:value="24" calcext:value-type="float">
            <text:p>24,00</text:p>
          </table:table-cell>
          <table:table-cell office:value-type="float" office:value="29" calcext:value-type="float">
            <text:p>2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table:style-name="ce2" office:value-type="string" calcext:value-type="string">
            <text:p>02/11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44" calcext:value-type="float">
            <text:p>44,00</text:p>
          </table:table-cell>
          <table:table-cell office:value-type="float" office:value="49" calcext:value-type="float">
            <text:p>49,00</text:p>
          </table:table-cell>
          <table:table-cell/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table:style-name="ce2" office:value-type="string" calcext:value-type="string">
            <text:p>13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5" calcext:value-type="float">
            <text:p>65,00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table:style-name="ce2" office:value-type="string" calcext:value-type="string">
            <text:p>04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0" calcext:value-type="float">
            <text:p>70,00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OjFFaLXaYDvS6ha84up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table:style-name="ce2" office:value-type="string" calcext:value-type="string">
            <text:p>05/04/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o</text:p>
          </table:table-cell>
          <table:table-cell office:value-type="float" office:value="86" calcext:value-type="float">
            <text:p>86,00</text:p>
          </table:table-cell>
          <table:table-cell office:value-type="float" office:value="91" calcext:value-type="float">
            <text:p>9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table:style-name="ce2" office:value-type="string" calcext:value-type="string">
            <text:p>21/12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6" calcext:value-type="float">
            <text:p>6,00</text:p>
          </table:table-cell>
          <table:table-cell office:value-type="float" office:value="11" calcext:value-type="float">
            <text:p>11,00</text:p>
          </table:table-cell>
          <table:table-cell/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table:style-name="ce2" office:value-type="string" calcext:value-type="string">
            <text:p>17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E8uhRMp7H11FgrA26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table:style-name="ce2" office:value-type="string" calcext:value-type="string">
            <text:p>20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table:style-name="ce2" office:value-type="string" calcext:value-type="string">
            <text:p>02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9eYpSxKceKklzDsnnX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table:style-name="ce2" office:value-type="string" calcext:value-type="string">
            <text:p>02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table:style-name="ce2" office:value-type="string" calcext:value-type="string">
            <text:p>06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table:style-name="ce2" office:value-type="string" calcext:value-type="string">
            <text:p>15/03/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o</text:p>
          </table:table-cell>
          <table:table-cell office:value-type="float" office:value="80" calcext:value-type="float">
            <text:p>80,00</text:p>
          </table:table-cell>
          <table:table-cell office:value-type="float" office:value="85" calcext:value-type="float">
            <text:p>8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table:style-name="ce2" office:value-type="string" calcext:value-type="string">
            <text:p>29/03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erto</text:p>
          </table:table-cell>
          <table:table-cell office:value-type="float" office:value="31" calcext:value-type="float">
            <text:p>31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string" calcext:value-type="string">
            <text:p>jIZJnQXCPUKzfWFk1cg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table:style-name="ce2" office:value-type="string" calcext:value-type="string">
            <text:p>30/05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45" calcext:value-type="float">
            <text:p>45,00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table:style-name="ce2" office:value-type="string" calcext:value-type="string">
            <text:p>01/03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2" calcext:value-type="float">
            <text:p>12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table:style-name="ce2" office:value-type="string" calcext:value-type="string">
            <text:p>01/08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/>
          <table:table-cell office:value-type="string" calcext:value-type="string">
            <text:p>0C2RldDzadEKb5nxPVC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table:style-name="ce2" office:value-type="string" calcext:value-type="string">
            <text:p>31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1" calcext:value-type="float">
            <text:p>81,00</text:p>
          </table:table-cell>
          <table:table-cell office:value-type="float" office:value="86" calcext:value-type="float">
            <text:p>86,00</text:p>
          </table:table-cell>
          <table:table-cell/>
          <table:table-cell office:value-type="string" calcext:value-type="string">
            <text:p>Zk1nkuGv5Vsa9zZgyjB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table:style-name="ce2" office:value-type="string" calcext:value-type="string">
            <text:p>18/10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10" calcext:value-type="float">
            <text:p>110,00</text:p>
          </table:table-cell>
          <table:table-cell office:value-type="float" office:value="115" calcext:value-type="float">
            <text:p>115,00</text:p>
          </table:table-cell>
          <table:table-cell/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table:style-name="ce2" office:value-type="string" calcext:value-type="string">
            <text:p>01/0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UehZtnhBy5JTpdDKw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table:style-name="ce2" office:value-type="string" calcext:value-type="string">
            <text:p>19/04/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o</text:p>
          </table:table-cell>
          <table:table-cell office:value-type="float" office:value="122" calcext:value-type="float">
            <text:p>122,00</text:p>
          </table:table-cell>
          <table:table-cell office:value-type="float" office:value="127" calcext:value-type="float">
            <text:p>12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table:style-name="ce2" office:value-type="string" calcext:value-type="string">
            <text:p>02/08/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o</text:p>
          </table:table-cell>
          <table:table-cell office:value-type="float" office:value="112" calcext:value-type="float">
            <text:p>112,00</text:p>
          </table:table-cell>
          <table:table-cell office:value-type="float" office:value="117" calcext:value-type="float">
            <text:p>117,00</text:p>
          </table:table-cell>
          <table:table-cell/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table:style-name="ce2" office:value-type="string" calcext:value-type="string">
            <text:p>18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WOFaW08o8sCRGv93W8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table:style-name="ce2" office:value-type="string" calcext:value-type="string">
            <text:p>17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/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table:style-name="ce2" office:value-type="string" calcext:value-type="string">
            <text:p>04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5" calcext:value-type="float">
            <text:p>75,00</text:p>
          </table:table-cell>
          <table:table-cell office:value-type="float" office:value="80" calcext:value-type="float">
            <text:p>80,00</text:p>
          </table:table-cell>
          <table:table-cell/>
          <table:table-cell office:value-type="string" calcext:value-type="string">
            <text:p>d9Tj3uOqObW1S2edDbS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table:style-name="ce2" office:value-type="string" calcext:value-type="string">
            <text:p>14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6" calcext:value-type="float">
            <text:p>76,00</text:p>
          </table:table-cell>
          <table:table-cell office:value-type="float" office:value="81" calcext:value-type="float">
            <text:p>81,00</text:p>
          </table:table-cell>
          <table:table-cell/>
          <table:table-cell office:value-type="string" calcext:value-type="string">
            <text:p>FuudaAYkQ2gdVVJMPE6J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table:style-name="ce2" office:value-type="string" calcext:value-type="string">
            <text:p>20/06/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o</text:p>
          </table:table-cell>
          <table:table-cell office:value-type="float" office:value="95" calcext:value-type="float">
            <text:p>95,00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7mw5hMIbte17FaaqIU2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table:style-name="ce2" office:value-type="string" calcext:value-type="string">
            <text:p>16/11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59" calcext:value-type="float">
            <text:p>59,00</text:p>
          </table:table-cell>
          <table:table-cell office:value-type="float" office:value="64" calcext:value-type="float">
            <text:p>64,00</text:p>
          </table:table-cell>
          <table:table-cell/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table:style-name="ce2" office:value-type="string" calcext:value-type="string">
            <text:p>05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5" calcext:value-type="float">
            <text:p>55,00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table:style-name="ce2" office:value-type="string" calcext:value-type="string">
            <text:p>04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5" calcext:value-type="float">
            <text:p>55,00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OjFFaLXaYDvS6ha84up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table:style-name="ce2" office:value-type="string" calcext:value-type="string">
            <text:p>31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table:style-name="ce2" office:value-type="string" calcext:value-type="string">
            <text:p>31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k1nkuGv5Vsa9zZgyjB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table:style-name="ce2" office:value-type="string" calcext:value-type="string">
            <text:p>16/0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YaPqzpCoeUcYogMpFdF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table:style-name="ce2" office:value-type="string" calcext:value-type="string">
            <text:p>02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9eYpSxKceKklzDsnnX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table:style-name="ce2" office:value-type="string" calcext:value-type="string">
            <text:p>04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table:style-name="ce2" office:value-type="string" calcext:value-type="string">
            <text:p>04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table:style-name="ce2" office:value-type="string" calcext:value-type="string">
            <text:p>28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table:style-name="ce2" office:value-type="string" calcext:value-type="string">
            <text:p>01/08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/>
          <table:table-cell office:value-type="string" calcext:value-type="string">
            <text:p>0C2RldDzadEKb5nxPVC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table:style-name="ce2" office:value-type="string" calcext:value-type="string">
            <text:p>15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6" calcext:value-type="float">
            <text:p>66,00</text:p>
          </table:table-cell>
          <table:table-cell office:value-type="float" office:value="71" calcext:value-type="float">
            <text:p>7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table:style-name="ce2" office:value-type="string" calcext:value-type="string">
            <text:p>04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d9Tj3uOqObW1S2edDbS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table:style-name="ce2" office:value-type="string" calcext:value-type="string">
            <text:p>14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table:style-name="ce2" office:value-type="string" calcext:value-type="string">
            <text:p>24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1" calcext:value-type="float">
            <text:p>91,00</text:p>
          </table:table-cell>
          <table:table-cell office:value-type="float" office:value="96" calcext:value-type="float">
            <text:p>9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CYBjgcfk9rXjim2EOm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table:style-name="ce2" office:value-type="string" calcext:value-type="string">
            <text:p>05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4" calcext:value-type="float">
            <text:p>54,00</text:p>
          </table:table-cell>
          <table:table-cell office:value-type="float" office:value="59" calcext:value-type="float">
            <text:p>5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table:style-name="ce2" office:value-type="string" calcext:value-type="string">
            <text:p>18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0" calcext:value-type="float">
            <text:p>70,00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table:style-name="ce2" office:value-type="string" calcext:value-type="string">
            <text:p>14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uudaAYkQ2gdVVJMPE6J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table:style-name="ce2" office:value-type="string" calcext:value-type="string">
            <text:p>05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table:style-name="ce2" office:value-type="string" calcext:value-type="string">
            <text:p>17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6" calcext:value-type="float">
            <text:p>56,00</text:p>
          </table:table-cell>
          <table:table-cell office:value-type="float" office:value="61" calcext:value-type="float">
            <text:p>6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table:style-name="ce2" office:value-type="string" calcext:value-type="string">
            <text:p>01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9" calcext:value-type="float">
            <text:p>99,00</text:p>
          </table:table-cell>
          <table:table-cell office:value-type="float" office:value="104" calcext:value-type="float">
            <text:p>10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table:style-name="ce2" office:value-type="string" calcext:value-type="string">
            <text:p>18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table:style-name="ce2" office:value-type="string" calcext:value-type="string">
            <text:p>20/06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7mw5hMIbte17FaaqIU2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table:style-name="ce2" office:value-type="string" calcext:value-type="string">
            <text:p>18/0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35" calcext:value-type="float">
            <text:p>35,00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pzVOoa1EFg0JgcPc4d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table:style-name="ce2" office:value-type="string" calcext:value-type="string">
            <text:p>28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er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jIZJnQXCPUKzfWFk1cg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table:style-name="ce2" office:value-type="string" calcext:value-type="string">
            <text:p>10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7" calcext:value-type="float">
            <text:p>67,00</text:p>
          </table:table-cell>
          <table:table-cell office:value-type="float" office:value="72" calcext:value-type="float">
            <text:p>7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1eUOz2yuJrEWQVe52J8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table:style-name="ce2" office:value-type="string" calcext:value-type="string">
            <text:p>16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0" calcext:value-type="float">
            <text:p>110,00</text:p>
          </table:table-cell>
          <table:table-cell office:value-type="float" office:value="115" calcext:value-type="float">
            <text:p>11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table:style-name="ce2" office:value-type="string" calcext:value-type="string">
            <text:p>18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4" calcext:value-type="float">
            <text:p>64,00</text:p>
          </table:table-cell>
          <table:table-cell office:value-type="float" office:value="69" calcext:value-type="float">
            <text:p>6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5BCwbNUkgiMkxoqLfb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table:style-name="ce2" office:value-type="string" calcext:value-type="string">
            <text:p>04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table:style-name="ce2" office:value-type="string" calcext:value-type="string">
            <text:p>20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0" calcext:value-type="float">
            <text:p>60,00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table:style-name="ce2" office:value-type="string" calcext:value-type="string">
            <text:p>14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5" calcext:value-type="float">
            <text:p>65,00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table:style-name="ce2" office:value-type="string" calcext:value-type="string">
            <text:p>20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3" calcext:value-type="float">
            <text:p>113,00</text:p>
          </table:table-cell>
          <table:table-cell office:value-type="float" office:value="118" calcext:value-type="float">
            <text:p>11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ônica Martins</text:p>
          </table:table-cell>
          <table:table-cell table:style-name="ce2" office:value-type="string" calcext:value-type="string">
            <text:p>04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1" calcext:value-type="float">
            <text:p>71,00</text:p>
          </table:table-cell>
          <table:table-cell office:value-type="float" office:value="76" calcext:value-type="float">
            <text:p>7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OjFFaLXaYDvS6ha84up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ônica Martins</text:p>
          </table:table-cell>
          <table:table-cell table:style-name="ce2" office:value-type="string" calcext:value-type="string">
            <text:p>29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0" calcext:value-type="float">
            <text:p>70,00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slpSKNu85ygeJT97K9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ônica Martins</text:p>
          </table:table-cell>
          <table:table-cell table:style-name="ce2" office:value-type="string" calcext:value-type="string">
            <text:p>19/06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6" calcext:value-type="float">
            <text:p>66,00</text:p>
          </table:table-cell>
          <table:table-cell office:value-type="float" office:value="71" calcext:value-type="float">
            <text:p>7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7mw5hMIbte17FaaqIU2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nci Marti</text:p>
          </table:table-cell>
          <table:table-cell table:style-name="ce2" office:value-type="string" calcext:value-type="string">
            <text:p>01/08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0C2RldDzadEKb5nxPVC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ra</text:p>
          </table:table-cell>
          <table:table-cell table:style-name="ce2" office:value-type="string" calcext:value-type="string">
            <text:p>02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ra Sbrissa Rossi</text:p>
          </table:table-cell>
          <table:table-cell table:style-name="ce2" office:value-type="string" calcext:value-type="string">
            <text:p>27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ra Sbrissa Rossi</text:p>
          </table:table-cell>
          <table:table-cell table:style-name="ce2" office:value-type="string" calcext:value-type="string">
            <text:p>24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CYBjgcfk9rXjim2EOm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ra Sbrissa Rossi</text:p>
          </table:table-cell>
          <table:table-cell table:style-name="ce2" office:value-type="string" calcext:value-type="string">
            <text:p>18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ra Sbrissa Rossi</text:p>
          </table:table-cell>
          <table:table-cell table:style-name="ce2" office:value-type="string" calcext:value-type="string">
            <text:p>30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k1nkuGv5Vsa9zZgyjB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ra Sbrissa Rossi</text:p>
          </table:table-cell>
          <table:table-cell table:style-name="ce2" office:value-type="string" calcext:value-type="string">
            <text:p>20/09/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o</text:p>
          </table:table-cell>
          <table:table-cell office:value-type="float" office:value="92" calcext:value-type="float">
            <text:p>92,00</text:p>
          </table:table-cell>
          <table:table-cell office:value-type="float" office:value="97" calcext:value-type="float">
            <text:p>9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ra Sbrissa Rossi</text:p>
          </table:table-cell>
          <table:table-cell table:style-name="ce2" office:value-type="string" calcext:value-type="string">
            <text:p>03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0" calcext:value-type="float">
            <text:p>50,00</text:p>
          </table:table-cell>
          <table:table-cell office:value-type="float" office:value="55" calcext:value-type="float">
            <text:p>5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ra Sbrissa Rossi</text:p>
          </table:table-cell>
          <table:table-cell table:style-name="ce2" office:value-type="string" calcext:value-type="string">
            <text:p>05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ra Sbrissa Rossi</text:p>
          </table:table-cell>
          <table:table-cell table:style-name="ce2" office:value-type="string" calcext:value-type="string">
            <text:p>09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1eUOz2yuJrEWQVe52J8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ra Sbrissa Rossi</text:p>
          </table:table-cell>
          <table:table-cell table:style-name="ce2" office:value-type="string" calcext:value-type="string">
            <text:p>13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UrAPa6XCWUsS1wv2WJs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ra Sbrissa Rossi</text:p>
          </table:table-cell>
          <table:table-cell table:style-name="ce2" office:value-type="string" calcext:value-type="string">
            <text:p>27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jIZJnQXCPUKzfWFk1cg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ra Sbrissa Rossi</text:p>
          </table:table-cell>
          <table:table-cell table:style-name="ce2" office:value-type="string" calcext:value-type="string">
            <text:p>18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ra Sbrissa Rossi</text:p>
          </table:table-cell>
          <table:table-cell table:style-name="ce2" office:value-type="string" calcext:value-type="string">
            <text:p>14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ra Sbrissa Rossi</text:p>
          </table:table-cell>
          <table:table-cell table:style-name="ce2" office:value-type="string" calcext:value-type="string">
            <text:p>01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9eYpSxKceKklzDsnnX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table:style-name="ce2" office:value-type="string" calcext:value-type="string">
            <text:p>01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3" calcext:value-type="float">
            <text:p>63,00</text:p>
          </table:table-cell>
          <table:table-cell office:value-type="float" office:value="68" calcext:value-type="float">
            <text:p>68,00</text:p>
          </table:table-cell>
          <table:table-cell/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table:style-name="ce2" office:value-type="string" calcext:value-type="string">
            <text:p>19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5" calcext:value-type="float">
            <text:p>75,00</text:p>
          </table:table-cell>
          <table:table-cell office:value-type="float" office:value="80" calcext:value-type="float">
            <text:p>80,00</text:p>
          </table:table-cell>
          <table:table-cell/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table:style-name="ce2" office:value-type="string" calcext:value-type="string">
            <text:p>05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/>
          <table:table-cell office:value-type="string" calcext:value-type="string">
            <text:p>OjFFaLXaYDvS6ha84up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table:style-name="ce2" office:value-type="string" calcext:value-type="string">
            <text:p>17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/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table:style-name="ce2" office:value-type="string" calcext:value-type="string">
            <text:p>21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/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table:style-name="ce2" office:value-type="string" calcext:value-type="string">
            <text:p>17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table:style-name="ce2" office:value-type="string" calcext:value-type="string">
            <text:p>05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table:style-name="ce2" office:value-type="string" calcext:value-type="string">
            <text:p>21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0" calcext:value-type="float">
            <text:p>70,00</text:p>
          </table:table-cell>
          <table:table-cell office:value-type="float" office:value="75" calcext:value-type="float">
            <text:p>75,00</text:p>
          </table:table-cell>
          <table:table-cell/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table:style-name="ce2" office:value-type="string" calcext:value-type="string">
            <text:p>29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/>
          <table:table-cell office:value-type="string" calcext:value-type="string">
            <text:p>jIZJnQXCPUKzfWFk1cg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table:style-name="ce2" office:value-type="string" calcext:value-type="string">
            <text:p>05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1" calcext:value-type="float">
            <text:p>61,00</text:p>
          </table:table-cell>
          <table:table-cell office:value-type="float" office:value="66" calcext:value-type="float">
            <text:p>6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table:style-name="ce2" office:value-type="string" calcext:value-type="string">
            <text:p>01/08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5" calcext:value-type="float">
            <text:p>55,00</text:p>
          </table:table-cell>
          <table:table-cell office:value-type="float" office:value="60" calcext:value-type="float">
            <text:p>60,00</text:p>
          </table:table-cell>
          <table:table-cell/>
          <table:table-cell office:value-type="string" calcext:value-type="string">
            <text:p>0C2RldDzadEKb5nxPVC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table:style-name="ce2" office:value-type="string" calcext:value-type="string">
            <text:p>13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table:style-name="ce2" office:value-type="string" calcext:value-type="string">
            <text:p>24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/>
          <table:table-cell office:value-type="string" calcext:value-type="string">
            <text:p>HCYBjgcfk9rXjim2EOm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table:style-name="ce2" office:value-type="string" calcext:value-type="string">
            <text:p>21/06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/>
          <table:table-cell office:value-type="string" calcext:value-type="string">
            <text:p>7mw5hMIbte17FaaqIU2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table:style-name="ce2" office:value-type="string" calcext:value-type="string">
            <text:p>19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/>
          <table:table-cell office:value-type="string" calcext:value-type="string">
            <text:p>5BCwbNUkgiMkxoqLfb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table:style-name="ce2" office:value-type="string" calcext:value-type="string">
            <text:p>19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table:style-name="ce2" office:value-type="string" calcext:value-type="string">
            <text:p>05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/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table:style-name="ce2" office:value-type="string" calcext:value-type="string">
            <text:p>07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/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table:style-name="ce2" office:value-type="string" calcext:value-type="string">
            <text:p>16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table:style-name="ce2" office:value-type="string" calcext:value-type="string">
            <text:p>15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6" calcext:value-type="float">
            <text:p>66,00</text:p>
          </table:table-cell>
          <table:table-cell office:value-type="float" office:value="71" calcext:value-type="float">
            <text:p>71,00</text:p>
          </table:table-cell>
          <table:table-cell/>
          <table:table-cell office:value-type="string" calcext:value-type="string">
            <text:p>UrAPa6XCWUsS1wv2WJs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table:style-name="ce2" office:value-type="string" calcext:value-type="string">
            <text:p>03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/>
          <table:table-cell office:value-type="string" calcext:value-type="string">
            <text:p>B9eYpSxKceKklzDsnnX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mela </text:p>
          </table:table-cell>
          <table:table-cell table:style-name="ce2" office:value-type="string" calcext:value-type="string">
            <text:p>20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mela </text:p>
          </table:table-cell>
          <table:table-cell table:style-name="ce2" office:value-type="string" calcext:value-type="string">
            <text:p>02/11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25" calcext:value-type="float">
            <text:p>25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tricia Lemos</text:p>
          </table:table-cell>
          <table:table-cell table:style-name="ce2" office:value-type="string" calcext:value-type="string">
            <text:p>19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tricia Lemos</text:p>
          </table:table-cell>
          <table:table-cell table:style-name="ce2" office:value-type="string" calcext:value-type="string">
            <text:p>01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tricia Lemos</text:p>
          </table:table-cell>
          <table:table-cell table:style-name="ce2" office:value-type="string" calcext:value-type="string">
            <text:p>04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0" calcext:value-type="float">
            <text:p>50,00</text:p>
          </table:table-cell>
          <table:table-cell office:value-type="float" office:value="55" calcext:value-type="float">
            <text:p>5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tricia Lemos</text:p>
          </table:table-cell>
          <table:table-cell table:style-name="ce2" office:value-type="string" calcext:value-type="string">
            <text:p>01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0" calcext:value-type="float">
            <text:p>70,00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tricia Lemos</text:p>
          </table:table-cell>
          <table:table-cell table:style-name="ce2" office:value-type="string" calcext:value-type="string">
            <text:p>28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jIZJnQXCPUKzfWFk1cg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tricia Lemos</text:p>
          </table:table-cell>
          <table:table-cell table:style-name="ce2" office:value-type="string" calcext:value-type="string">
            <text:p>30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k1nkuGv5Vsa9zZgyjB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tricia Lemos</text:p>
          </table:table-cell>
          <table:table-cell table:style-name="ce2" office:value-type="string" calcext:value-type="string">
            <text:p>09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1eUOz2yuJrEWQVe52J8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tricia Lemos</text:p>
          </table:table-cell>
          <table:table-cell table:style-name="ce2" office:value-type="string" calcext:value-type="string">
            <text:p>05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1" calcext:value-type="float">
            <text:p>111,00</text:p>
          </table:table-cell>
          <table:table-cell office:value-type="float" office:value="116" calcext:value-type="float">
            <text:p>11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tricia Lemos</text:p>
          </table:table-cell>
          <table:table-cell table:style-name="ce2" office:value-type="string" calcext:value-type="string">
            <text:p>23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CYBjgcfk9rXjim2EOm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tricia Lemos</text:p>
          </table:table-cell>
          <table:table-cell table:style-name="ce2" office:value-type="string" calcext:value-type="string">
            <text:p>05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tricia Lemos</text:p>
          </table:table-cell>
          <table:table-cell table:style-name="ce2" office:value-type="string" calcext:value-type="string">
            <text:p>15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ulo Daniel</text:p>
          </table:table-cell>
          <table:table-cell table:style-name="ce2" office:value-type="string" calcext:value-type="string">
            <text:p>04/05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26" calcext:value-type="float">
            <text:p>26,00</text:p>
          </table:table-cell>
          <table:table-cell office:value-type="float" office:value="31" calcext:value-type="float">
            <text:p>3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nata Wassall</text:p>
          </table:table-cell>
          <table:table-cell table:style-name="ce2" office:value-type="string" calcext:value-type="string">
            <text:p>15/11/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o</text:p>
          </table:table-cell>
          <table:table-cell office:value-type="float" office:value="208" calcext:value-type="float">
            <text:p>208,00</text:p>
          </table:table-cell>
          <table:table-cell office:value-type="float" office:value="213" calcext:value-type="float">
            <text:p>21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nata Wassall</text:p>
          </table:table-cell>
          <table:table-cell table:style-name="ce2" office:value-type="string" calcext:value-type="string">
            <text:p>16/08/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o</text:p>
          </table:table-cell>
          <table:table-cell office:value-type="float" office:value="92" calcext:value-type="float">
            <text:p>92,00</text:p>
          </table:table-cell>
          <table:table-cell office:value-type="float" office:value="97" calcext:value-type="float">
            <text:p>9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nata Wassall</text:p>
          </table:table-cell>
          <table:table-cell table:style-name="ce2" office:value-type="string" calcext:value-type="string">
            <text:p>30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k1nkuGv5Vsa9zZgyjB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nata Wassall</text:p>
          </table:table-cell>
          <table:table-cell table:style-name="ce2" office:value-type="string" calcext:value-type="string">
            <text:p>06/09/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o</text:p>
          </table:table-cell>
          <table:table-cell office:value-type="float" office:value="104" calcext:value-type="float">
            <text:p>104,00</text:p>
          </table:table-cell>
          <table:table-cell office:value-type="float" office:value="109" calcext:value-type="float">
            <text:p>10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nata Wassall</text:p>
          </table:table-cell>
          <table:table-cell table:style-name="ce2" office:value-type="string" calcext:value-type="string">
            <text:p>17/10/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o</text:p>
          </table:table-cell>
          <table:table-cell office:value-type="float" office:value="98" calcext:value-type="float">
            <text:p>98,00</text:p>
          </table:table-cell>
          <table:table-cell office:value-type="float" office:value="103" calcext:value-type="float">
            <text:p>10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nata Wassall</text:p>
          </table:table-cell>
          <table:table-cell table:style-name="ce2" office:value-type="string" calcext:value-type="string">
            <text:p>31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nata Wassall</text:p>
          </table:table-cell>
          <table:table-cell table:style-name="ce2" office:value-type="string" calcext:value-type="string">
            <text:p>14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nata Wassall</text:p>
          </table:table-cell>
          <table:table-cell table:style-name="ce2" office:value-type="string" calcext:value-type="string">
            <text:p>20/09/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o</text:p>
          </table:table-cell>
          <table:table-cell office:value-type="float" office:value="80" calcext:value-type="float">
            <text:p>80,00</text:p>
          </table:table-cell>
          <table:table-cell office:value-type="float" office:value="85" calcext:value-type="float">
            <text:p>8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nata Wassall</text:p>
          </table:table-cell>
          <table:table-cell table:style-name="ce2" office:value-type="string" calcext:value-type="string">
            <text:p>04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nata Wassall</text:p>
          </table:table-cell>
          <table:table-cell table:style-name="ce2" office:value-type="string" calcext:value-type="string">
            <text:p>18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5" calcext:value-type="float">
            <text:p>65,00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17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0" calcext:value-type="float">
            <text:p>70,00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5BCwbNUkgiMkxoqLfb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13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uudaAYkQ2gdVVJMPE6J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31/0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22" calcext:value-type="float">
            <text:p>122,00</text:p>
          </table:table-cell>
          <table:table-cell office:value-type="float" office:value="127" calcext:value-type="float">
            <text:p>127,00</text:p>
          </table:table-cell>
          <table:table-cell/>
          <table:table-cell office:value-type="string" calcext:value-type="string">
            <text:p>RUehZtnhBy5JTpdDKw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01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9" calcext:value-type="float">
            <text:p>79,00</text:p>
          </table:table-cell>
          <table:table-cell office:value-type="float" office:value="84" calcext:value-type="float">
            <text:p>8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03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7" calcext:value-type="float">
            <text:p>97,00</text:p>
          </table:table-cell>
          <table:table-cell office:value-type="float" office:value="102" calcext:value-type="float">
            <text:p>10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OjFFaLXaYDvS6ha84up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26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6" calcext:value-type="float">
            <text:p>96,00</text:p>
          </table:table-cell>
          <table:table-cell office:value-type="float" office:value="101" calcext:value-type="float">
            <text:p>10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jIZJnQXCPUKzfWFk1cg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15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0" calcext:value-type="float">
            <text:p>100,00</text:p>
          </table:table-cell>
          <table:table-cell office:value-type="float" office:value="105" calcext:value-type="float">
            <text:p>10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E8uhRMp7H11FgrA26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31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3" calcext:value-type="float">
            <text:p>103,00</text:p>
          </table:table-cell>
          <table:table-cell office:value-type="float" office:value="108" calcext:value-type="float">
            <text:p>10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19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1.5" calcext:value-type="float">
            <text:p>111,50</text:p>
          </table:table-cell>
          <table:table-cell office:value-type="float" office:value="116.5" calcext:value-type="float">
            <text:p>116,5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20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7" calcext:value-type="float">
            <text:p>77,00</text:p>
          </table:table-cell>
          <table:table-cell office:value-type="float" office:value="82" calcext:value-type="float">
            <text:p>8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14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5" calcext:value-type="float">
            <text:p>55,00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27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9" calcext:value-type="float">
            <text:p>119,00</text:p>
          </table:table-cell>
          <table:table-cell office:value-type="float" office:value="124" calcext:value-type="float">
            <text:p>12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04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63" calcext:value-type="float">
            <text:p>163,00</text:p>
          </table:table-cell>
          <table:table-cell office:value-type="float" office:value="168" calcext:value-type="float">
            <text:p>16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14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7" calcext:value-type="float">
            <text:p>67,00</text:p>
          </table:table-cell>
          <table:table-cell office:value-type="float" office:value="72" calcext:value-type="float">
            <text:p>7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17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1" calcext:value-type="float">
            <text:p>61,00</text:p>
          </table:table-cell>
          <table:table-cell office:value-type="float" office:value="66" calcext:value-type="float">
            <text:p>6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WOFaW08o8sCRGv93W8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01/08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6" calcext:value-type="float">
            <text:p>76,00</text:p>
          </table:table-cell>
          <table:table-cell office:value-type="float" office:value="81" calcext:value-type="float">
            <text:p>81,00</text:p>
          </table:table-cell>
          <table:table-cell/>
          <table:table-cell office:value-type="string" calcext:value-type="string">
            <text:p>0C2RldDzadEKb5nxPVC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30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1" calcext:value-type="float">
            <text:p>101,00</text:p>
          </table:table-cell>
          <table:table-cell office:value-type="float" office:value="106" calcext:value-type="float">
            <text:p>10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18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9" calcext:value-type="float">
            <text:p>119,00</text:p>
          </table:table-cell>
          <table:table-cell office:value-type="float" office:value="124" calcext:value-type="float">
            <text:p>12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06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20" calcext:value-type="float">
            <text:p>120,00</text:p>
          </table:table-cell>
          <table:table-cell office:value-type="float" office:value="125" calcext:value-type="float">
            <text:p>12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15/0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60.5" calcext:value-type="float">
            <text:p>160,50</text:p>
          </table:table-cell>
          <table:table-cell office:value-type="float" office:value="165.5" calcext:value-type="float">
            <text:p>165,5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YaPqzpCoeUcYogMpFdF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16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22" calcext:value-type="float">
            <text:p>122,00</text:p>
          </table:table-cell>
          <table:table-cell office:value-type="float" office:value="127" calcext:value-type="float">
            <text:p>12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29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8" calcext:value-type="float">
            <text:p>88,00</text:p>
          </table:table-cell>
          <table:table-cell office:value-type="float" office:value="93" calcext:value-type="float">
            <text:p>9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slpSKNu85ygeJT97K9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09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1eUOz2yuJrEWQVe52J8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17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228" calcext:value-type="float">
            <text:p>228,00</text:p>
          </table:table-cell>
          <table:table-cell office:value-type="float" office:value="233" calcext:value-type="float">
            <text:p>23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01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8" calcext:value-type="float">
            <text:p>108,00</text:p>
          </table:table-cell>
          <table:table-cell office:value-type="float" office:value="113" calcext:value-type="float">
            <text:p>11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5MAkx7LaNlqs7AfSMtL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15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5" calcext:value-type="float">
            <text:p>115,00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19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2" calcext:value-type="float">
            <text:p>92,00</text:p>
          </table:table-cell>
          <table:table-cell office:value-type="float" office:value="97" calcext:value-type="float">
            <text:p>9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04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5" calcext:value-type="float">
            <text:p>55,00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d9Tj3uOqObW1S2edDbS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14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3" calcext:value-type="float">
            <text:p>93,00</text:p>
          </table:table-cell>
          <table:table-cell office:value-type="float" office:value="98" calcext:value-type="float">
            <text:p>9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04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3" calcext:value-type="float">
            <text:p>103,00</text:p>
          </table:table-cell>
          <table:table-cell office:value-type="float" office:value="108" calcext:value-type="float">
            <text:p>10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30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k1nkuGv5Vsa9zZgyjB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01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9eYpSxKceKklzDsnnX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23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CYBjgcfk9rXjim2EOm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05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20" calcext:value-type="float">
            <text:p>120,00</text:p>
          </table:table-cell>
          <table:table-cell office:value-type="float" office:value="125" calcext:value-type="float">
            <text:p>12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04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4" calcext:value-type="float">
            <text:p>64,00</text:p>
          </table:table-cell>
          <table:table-cell office:value-type="float" office:value="69" calcext:value-type="float">
            <text:p>6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13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1" calcext:value-type="float">
            <text:p>61,00</text:p>
          </table:table-cell>
          <table:table-cell office:value-type="float" office:value="66" calcext:value-type="float">
            <text:p>6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UrAPa6XCWUsS1wv2WJs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19/06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0" calcext:value-type="float">
            <text:p>70,00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7mw5hMIbte17FaaqIU2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table:style-name="ce2" office:value-type="string" calcext:value-type="string">
            <text:p>02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4" calcext:value-type="float">
            <text:p>74,00</text:p>
          </table:table-cell>
          <table:table-cell office:value-type="float" office:value="79" calcext:value-type="float">
            <text:p>7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table:style-name="ce2" office:value-type="string" calcext:value-type="string">
            <text:p>20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5" calcext:value-type="float">
            <text:p>75,00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table:style-name="ce2" office:value-type="string" calcext:value-type="string">
            <text:p>17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2" calcext:value-type="float">
            <text:p>92,00</text:p>
          </table:table-cell>
          <table:table-cell office:value-type="float" office:value="97" calcext:value-type="float">
            <text:p>9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5BCwbNUkgiMkxoqLfb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table:style-name="ce2" office:value-type="string" calcext:value-type="string">
            <text:p>15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8" calcext:value-type="float">
            <text:p>68,00</text:p>
          </table:table-cell>
          <table:table-cell office:value-type="float" office:value="73" calcext:value-type="float">
            <text:p>7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table:style-name="ce2" office:value-type="string" calcext:value-type="string">
            <text:p>29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22" calcext:value-type="float">
            <text:p>122,00</text:p>
          </table:table-cell>
          <table:table-cell office:value-type="float" office:value="127" calcext:value-type="float">
            <text:p>12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slpSKNu85ygeJT97K9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table:style-name="ce2" office:value-type="string" calcext:value-type="string">
            <text:p>05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7" calcext:value-type="float">
            <text:p>67,00</text:p>
          </table:table-cell>
          <table:table-cell office:value-type="float" office:value="72" calcext:value-type="float">
            <text:p>7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table:style-name="ce2" office:value-type="string" calcext:value-type="string">
            <text:p>03/07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84" calcext:value-type="float">
            <text:p>84,00</text:p>
          </table:table-cell>
          <table:table-cell office:value-type="float" office:value="89" calcext:value-type="float">
            <text:p>8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OjFFaLXaYDvS6ha84up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table:style-name="ce2" office:value-type="string" calcext:value-type="string">
            <text:p>01/11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8" calcext:value-type="float">
            <text:p>18,00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table:style-name="ce2" office:value-type="string" calcext:value-type="string">
            <text:p>13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7.5" calcext:value-type="float">
            <text:p>77,50</text:p>
          </table:table-cell>
          <table:table-cell office:value-type="float" office:value="82.5" calcext:value-type="float">
            <text:p>82,5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UrAPa6XCWUsS1wv2WJs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table:style-name="ce2" office:value-type="string" calcext:value-type="string">
            <text:p>03/04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97" calcext:value-type="float">
            <text:p>97,00</text:p>
          </table:table-cell>
          <table:table-cell office:value-type="float" office:value="102" calcext:value-type="float">
            <text:p>10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d9Tj3uOqObW1S2edDbS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table:style-name="ce2" office:value-type="string" calcext:value-type="string">
            <text:p>15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6" calcext:value-type="float">
            <text:p>76,00</text:p>
          </table:table-cell>
          <table:table-cell office:value-type="float" office:value="81" calcext:value-type="float">
            <text:p>8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E8uhRMp7H11FgrA26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table:style-name="ce2" office:value-type="string" calcext:value-type="string">
            <text:p>31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30" calcext:value-type="float">
            <text:p>130,00</text:p>
          </table:table-cell>
          <table:table-cell office:value-type="float" office:value="135" calcext:value-type="float">
            <text:p>13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0C2RldDzadEKb5nxPVC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table:style-name="ce2" office:value-type="string" calcext:value-type="string">
            <text:p>15/08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21" calcext:value-type="float">
            <text:p>21,00</text:p>
          </table:table-cell>
          <table:table-cell office:value-type="float" office:value="26" calcext:value-type="float">
            <text:p>2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table:style-name="ce2" office:value-type="string" calcext:value-type="string">
            <text:p>26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8" calcext:value-type="float">
            <text:p>88,00</text:p>
          </table:table-cell>
          <table:table-cell office:value-type="float" office:value="93" calcext:value-type="float">
            <text:p>9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jIZJnQXCPUKzfWFk1cg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table:style-name="ce2" office:value-type="string" calcext:value-type="string">
            <text:p>17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28" calcext:value-type="float">
            <text:p>128,00</text:p>
          </table:table-cell>
          <table:table-cell office:value-type="float" office:value="133" calcext:value-type="float">
            <text:p>13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WOFaW08o8sCRGv93W8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table:style-name="ce2" office:value-type="string" calcext:value-type="string">
            <text:p>30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1" calcext:value-type="float">
            <text:p>61,00</text:p>
          </table:table-cell>
          <table:table-cell office:value-type="float" office:value="66" calcext:value-type="float">
            <text:p>6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k1nkuGv5Vsa9zZgyjB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table:style-name="ce2" office:value-type="string" calcext:value-type="string">
            <text:p>01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7" calcext:value-type="float">
            <text:p>67,00</text:p>
          </table:table-cell>
          <table:table-cell office:value-type="float" office:value="72" calcext:value-type="float">
            <text:p>7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9eYpSxKceKklzDsnnX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table:style-name="ce2" office:value-type="string" calcext:value-type="string">
            <text:p>17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201" calcext:value-type="float">
            <text:p>201,00</text:p>
          </table:table-cell>
          <table:table-cell office:value-type="float" office:value="206" calcext:value-type="float">
            <text:p>20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table:style-name="ce2" office:value-type="string" calcext:value-type="string">
            <text:p>03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8" calcext:value-type="float">
            <text:p>118,00</text:p>
          </table:table-cell>
          <table:table-cell office:value-type="float" office:value="123" calcext:value-type="float">
            <text:p>12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table:style-name="ce2" office:value-type="string" calcext:value-type="string">
            <text:p>13/03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uudaAYkQ2gdVVJMPE6J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table:style-name="ce2" office:value-type="string" calcext:value-type="string">
            <text:p>18/07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76" calcext:value-type="float">
            <text:p>76,00</text:p>
          </table:table-cell>
          <table:table-cell office:value-type="float" office:value="81" calcext:value-type="float">
            <text:p>8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table:style-name="ce2" office:value-type="string" calcext:value-type="string">
            <text:p>19/06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6" calcext:value-type="float">
            <text:p>106,00</text:p>
          </table:table-cell>
          <table:table-cell office:value-type="float" office:value="111" calcext:value-type="float">
            <text:p>11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7mw5hMIbte17FaaqIU2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table:style-name="ce2" office:value-type="string" calcext:value-type="string">
            <text:p>27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1" calcext:value-type="float">
            <text:p>91,00</text:p>
          </table:table-cell>
          <table:table-cell office:value-type="float" office:value="96" calcext:value-type="float">
            <text:p>9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table:style-name="ce2" office:value-type="string" calcext:value-type="string">
            <text:p>05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46" calcext:value-type="float">
            <text:p>146,00</text:p>
          </table:table-cell>
          <table:table-cell office:value-type="float" office:value="151" calcext:value-type="float">
            <text:p>1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table:style-name="ce2" office:value-type="string" calcext:value-type="string">
            <text:p>20/09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51" calcext:value-type="float">
            <text:p>51,00</text:p>
          </table:table-cell>
          <table:table-cell office:value-type="float" office:value="56" calcext:value-type="float">
            <text:p>5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table:style-name="ce2" office:value-type="string" calcext:value-type="string">
            <text:p>01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2" calcext:value-type="float">
            <text:p>92,00</text:p>
          </table:table-cell>
          <table:table-cell office:value-type="float" office:value="97" calcext:value-type="float">
            <text:p>9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salba </text:p>
          </table:table-cell>
          <table:table-cell table:style-name="ce2" office:value-type="string" calcext:value-type="string">
            <text:p>15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2" calcext:value-type="float">
            <text:p>92,00</text:p>
          </table:table-cell>
          <table:table-cell office:value-type="float" office:value="97" calcext:value-type="float">
            <text:p>97,00</text:p>
          </table:table-cell>
          <table:table-cell/>
          <table:table-cell office:value-type="string" calcext:value-type="string">
            <text:p>UrAPa6XCWUsS1wv2WJs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salba </text:p>
          </table:table-cell>
          <table:table-cell table:style-name="ce2" office:value-type="string" calcext:value-type="string">
            <text:p>15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8" calcext:value-type="float">
            <text:p>98,00</text:p>
          </table:table-cell>
          <table:table-cell office:value-type="float" office:value="103" calcext:value-type="float">
            <text:p>10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salba </text:p>
          </table:table-cell>
          <table:table-cell table:style-name="ce2" office:value-type="string" calcext:value-type="string">
            <text:p>21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6" calcext:value-type="float">
            <text:p>86,00</text:p>
          </table:table-cell>
          <table:table-cell office:value-type="float" office:value="91" calcext:value-type="float">
            <text:p>9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salba </text:p>
          </table:table-cell>
          <table:table-cell table:style-name="ce2" office:value-type="string" calcext:value-type="string">
            <text:p>01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6" calcext:value-type="float">
            <text:p>56,00</text:p>
          </table:table-cell>
          <table:table-cell office:value-type="float" office:value="61" calcext:value-type="float">
            <text:p>61,00</text:p>
          </table:table-cell>
          <table:table-cell/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salba </text:p>
          </table:table-cell>
          <table:table-cell table:style-name="ce2" office:value-type="string" calcext:value-type="string">
            <text:p>02/11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9" calcext:value-type="float">
            <text:p>19,00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salba </text:p>
          </table:table-cell>
          <table:table-cell table:style-name="ce2" office:value-type="string" calcext:value-type="string">
            <text:p>01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0" calcext:value-type="float">
            <text:p>60,00</text:p>
          </table:table-cell>
          <table:table-cell office:value-type="float" office:value="65" calcext:value-type="float">
            <text:p>65,00</text:p>
          </table:table-cell>
          <table:table-cell/>
          <table:table-cell office:value-type="string" calcext:value-type="string">
            <text:p>Zk1nkuGv5Vsa9zZgyjB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salba </text:p>
          </table:table-cell>
          <table:table-cell table:style-name="ce2" office:value-type="string" calcext:value-type="string">
            <text:p>05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d9Tj3uOqObW1S2edDbS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salba </text:p>
          </table:table-cell>
          <table:table-cell table:style-name="ce2" office:value-type="string" calcext:value-type="string">
            <text:p>15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1" calcext:value-type="float">
            <text:p>91,00</text:p>
          </table:table-cell>
          <table:table-cell office:value-type="float" office:value="96" calcext:value-type="float">
            <text:p>96,00</text:p>
          </table:table-cell>
          <table:table-cell/>
          <table:table-cell office:value-type="string" calcext:value-type="string">
            <text:p>FuudaAYkQ2gdVVJMPE6J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salba </text:p>
          </table:table-cell>
          <table:table-cell table:style-name="ce2" office:value-type="string" calcext:value-type="string">
            <text:p>29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7" calcext:value-type="float">
            <text:p>87,00</text:p>
          </table:table-cell>
          <table:table-cell office:value-type="float" office:value="92" calcext:value-type="float">
            <text:p>92,00</text:p>
          </table:table-cell>
          <table:table-cell/>
          <table:table-cell office:value-type="string" calcext:value-type="string">
            <text:p>jIZJnQXCPUKzfWFk1cg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salba </text:p>
          </table:table-cell>
          <table:table-cell table:style-name="ce2" office:value-type="string" calcext:value-type="string">
            <text:p>19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salba </text:p>
          </table:table-cell>
          <table:table-cell table:style-name="ce2" office:value-type="string" calcext:value-type="string">
            <text:p>03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6" calcext:value-type="float">
            <text:p>76,00</text:p>
          </table:table-cell>
          <table:table-cell office:value-type="float" office:value="81" calcext:value-type="float">
            <text:p>81,00</text:p>
          </table:table-cell>
          <table:table-cell/>
          <table:table-cell office:value-type="string" calcext:value-type="string">
            <text:p>B9eYpSxKceKklzDsnnX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salba </text:p>
          </table:table-cell>
          <table:table-cell table:style-name="ce2" office:value-type="string" calcext:value-type="string">
            <text:p>09/01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celado</text:p>
          </table:table-cell>
          <table:table-cell table:number-columns-repeated="2" office:value-type="float" office:value="0" calcext:value-type="float">
            <text:p>0,00</text:p>
          </table:table-cell>
          <table:table-cell/>
          <table:table-cell office:value-type="string" calcext:value-type="string">
            <text:p>1eUOz2yuJrEWQVe52J8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salba </text:p>
          </table:table-cell>
          <table:table-cell table:style-name="ce2" office:value-type="string" calcext:value-type="string">
            <text:p>05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brina Sanfelice</text:p>
          </table:table-cell>
          <table:table-cell table:style-name="ce2" office:value-type="string" calcext:value-type="string">
            <text:p>05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6" calcext:value-type="float">
            <text:p>66,00</text:p>
          </table:table-cell>
          <table:table-cell office:value-type="float" office:value="71" calcext:value-type="float">
            <text:p>71,00</text:p>
          </table:table-cell>
          <table:table-cell/>
          <table:table-cell office:value-type="string" calcext:value-type="string">
            <text:p>OjFFaLXaYDvS6ha84up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brina Sanfelice</text:p>
          </table:table-cell>
          <table:table-cell table:style-name="ce2" office:value-type="string" calcext:value-type="string">
            <text:p>19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6" calcext:value-type="float">
            <text:p>76,00</text:p>
          </table:table-cell>
          <table:table-cell office:value-type="float" office:value="81" calcext:value-type="float">
            <text:p>81,00</text:p>
          </table:table-cell>
          <table:table-cell/>
          <table:table-cell office:value-type="string" calcext:value-type="string">
            <text:p>5BCwbNUkgiMkxoqLfb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brina Sanfelice</text:p>
          </table:table-cell>
          <table:table-cell table:style-name="ce2" office:value-type="string" calcext:value-type="string">
            <text:p>01/08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6" calcext:value-type="float">
            <text:p>116,00</text:p>
          </table:table-cell>
          <table:table-cell office:value-type="float" office:value="121" calcext:value-type="float">
            <text:p>121,00</text:p>
          </table:table-cell>
          <table:table-cell/>
          <table:table-cell office:value-type="string" calcext:value-type="string">
            <text:p>0C2RldDzadEKb5nxPVC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lomé</text:p>
          </table:table-cell>
          <table:table-cell table:style-name="ce2" office:value-type="string" calcext:value-type="string">
            <text:p>13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lomé</text:p>
          </table:table-cell>
          <table:table-cell table:style-name="ce2" office:value-type="string" calcext:value-type="string">
            <text:p>05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6" calcext:value-type="float">
            <text:p>66,00</text:p>
          </table:table-cell>
          <table:table-cell office:value-type="float" office:value="71" calcext:value-type="float">
            <text:p>7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lomé</text:p>
          </table:table-cell>
          <table:table-cell table:style-name="ce2" office:value-type="string" calcext:value-type="string">
            <text:p>04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9" calcext:value-type="float">
            <text:p>69,00</text:p>
          </table:table-cell>
          <table:table-cell office:value-type="float" office:value="74" calcext:value-type="float">
            <text:p>7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 Badra</text:p>
          </table:table-cell>
          <table:table-cell table:style-name="ce2" office:value-type="string" calcext:value-type="string">
            <text:p>02/0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69" calcext:value-type="float">
            <text:p>169,00</text:p>
          </table:table-cell>
          <table:table-cell office:value-type="float" office:value="174" calcext:value-type="float">
            <text:p>174,00</text:p>
          </table:table-cell>
          <table:table-cell/>
          <table:table-cell office:value-type="string" calcext:value-type="string">
            <text:p>RUehZtnhBy5JTpdDKw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 Badra</text:p>
          </table:table-cell>
          <table:table-cell table:style-name="ce2" office:value-type="string" calcext:value-type="string">
            <text:p>05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71" calcext:value-type="float">
            <text:p>171,00</text:p>
          </table:table-cell>
          <table:table-cell office:value-type="float" office:value="176" calcext:value-type="float">
            <text:p>17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 Badra</text:p>
          </table:table-cell>
          <table:table-cell table:style-name="ce2" office:value-type="string" calcext:value-type="string">
            <text:p>15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57" calcext:value-type="float">
            <text:p>157,00</text:p>
          </table:table-cell>
          <table:table-cell office:value-type="float" office:value="162" calcext:value-type="float">
            <text:p>16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 Badra</text:p>
          </table:table-cell>
          <table:table-cell table:style-name="ce2" office:value-type="string" calcext:value-type="string">
            <text:p>17/0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31" calcext:value-type="float">
            <text:p>131,00</text:p>
          </table:table-cell>
          <table:table-cell office:value-type="float" office:value="136" calcext:value-type="float">
            <text:p>136,00</text:p>
          </table:table-cell>
          <table:table-cell/>
          <table:table-cell office:value-type="string" calcext:value-type="string">
            <text:p>lpzVOoa1EFg0JgcPc4d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 Badra</text:p>
          </table:table-cell>
          <table:table-cell table:style-name="ce2" office:value-type="string" calcext:value-type="string">
            <text:p>17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201" calcext:value-type="float">
            <text:p>201,00</text:p>
          </table:table-cell>
          <table:table-cell office:value-type="float" office:value="206" calcext:value-type="float">
            <text:p>20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 Badra</text:p>
          </table:table-cell>
          <table:table-cell table:style-name="ce2" office:value-type="string" calcext:value-type="string">
            <text:p>19/10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2" calcext:value-type="float">
            <text:p>12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h Mião</text:p>
          </table:table-cell>
          <table:table-cell table:style-name="ce2" office:value-type="string" calcext:value-type="string">
            <text:p>01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5MAkx7LaNlqs7AfSMtL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h Mião</text:p>
          </table:table-cell>
          <table:table-cell table:style-name="ce2" office:value-type="string" calcext:value-type="string">
            <text:p>15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6" calcext:value-type="float">
            <text:p>86,00</text:p>
          </table:table-cell>
          <table:table-cell office:value-type="float" office:value="91" calcext:value-type="float">
            <text:p>91,00</text:p>
          </table:table-cell>
          <table:table-cell/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h Mião</text:p>
          </table:table-cell>
          <table:table-cell table:style-name="ce2" office:value-type="string" calcext:value-type="string">
            <text:p>05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/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h Mião</text:p>
          </table:table-cell>
          <table:table-cell table:style-name="ce2" office:value-type="string" calcext:value-type="string">
            <text:p>04/05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50" calcext:value-type="float">
            <text:p>50,00</text:p>
          </table:table-cell>
          <table:table-cell office:value-type="float" office:value="55" calcext:value-type="float">
            <text:p>55,00</text:p>
          </table:table-cell>
          <table:table-cell/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h Mião</text:p>
          </table:table-cell>
          <table:table-cell table:style-name="ce2" office:value-type="string" calcext:value-type="string">
            <text:p>15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0" calcext:value-type="float">
            <text:p>60,00</text:p>
          </table:table-cell>
          <table:table-cell office:value-type="float" office:value="65" calcext:value-type="float">
            <text:p>65,00</text:p>
          </table:table-cell>
          <table:table-cell/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h Mião</text:p>
          </table:table-cell>
          <table:table-cell table:style-name="ce2" office:value-type="string" calcext:value-type="string">
            <text:p>19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9" calcext:value-type="float">
            <text:p>79,00</text:p>
          </table:table-cell>
          <table:table-cell office:value-type="float" office:value="84" calcext:value-type="float">
            <text:p>84,00</text:p>
          </table:table-cell>
          <table:table-cell/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h Mião</text:p>
          </table:table-cell>
          <table:table-cell table:style-name="ce2" office:value-type="string" calcext:value-type="string">
            <text:p>01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4" calcext:value-type="float">
            <text:p>64,00</text:p>
          </table:table-cell>
          <table:table-cell office:value-type="float" office:value="69" calcext:value-type="float">
            <text:p>6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 Badra</text:p>
          </table:table-cell>
          <table:table-cell table:style-name="ce2" office:value-type="string" calcext:value-type="string">
            <text:p>15/0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223.5" calcext:value-type="float">
            <text:p>223,50</text:p>
          </table:table-cell>
          <table:table-cell office:value-type="float" office:value="228.5" calcext:value-type="float">
            <text:p>228,5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YaPqzpCoeUcYogMpFdF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h Mião</text:p>
          </table:table-cell>
          <table:table-cell table:style-name="ce2" office:value-type="string" calcext:value-type="string">
            <text:p>21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/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h Mião</text:p>
          </table:table-cell>
          <table:table-cell table:style-name="ce2" office:value-type="string" calcext:value-type="string">
            <text:p>07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4" calcext:value-type="float">
            <text:p>64,00</text:p>
          </table:table-cell>
          <table:table-cell office:value-type="float" office:value="69" calcext:value-type="float">
            <text:p>69,00</text:p>
          </table:table-cell>
          <table:table-cell/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h Mião</text:p>
          </table:table-cell>
          <table:table-cell table:style-name="ce2" office:value-type="string" calcext:value-type="string">
            <text:p>07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0" calcext:value-type="float">
            <text:p>60,00</text:p>
          </table:table-cell>
          <table:table-cell office:value-type="float" office:value="65" calcext:value-type="float">
            <text:p>65,00</text:p>
          </table:table-cell>
          <table:table-cell/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h Mião</text:p>
          </table:table-cell>
          <table:table-cell table:style-name="ce2" office:value-type="string" calcext:value-type="string">
            <text:p>01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Zk1nkuGv5Vsa9zZgyjB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h Mião</text:p>
          </table:table-cell>
          <table:table-cell table:style-name="ce2" office:value-type="string" calcext:value-type="string">
            <text:p>03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9" calcext:value-type="float">
            <text:p>59,00</text:p>
          </table:table-cell>
          <table:table-cell office:value-type="float" office:value="64" calcext:value-type="float">
            <text:p>64,00</text:p>
          </table:table-cell>
          <table:table-cell/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h Mião</text:p>
          </table:table-cell>
          <table:table-cell table:style-name="ce2" office:value-type="string" calcext:value-type="string">
            <text:p>01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/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table:style-name="ce2" office:value-type="string" calcext:value-type="string">
            <text:p>14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69" calcext:value-type="float">
            <text:p>169,00</text:p>
          </table:table-cell>
          <table:table-cell office:value-type="float" office:value="174" calcext:value-type="float">
            <text:p>17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uudaAYkQ2gdVVJMPE6J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 Badra</text:p>
          </table:table-cell>
          <table:table-cell table:style-name="ce2" office:value-type="string" calcext:value-type="string">
            <text:p>03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92" calcext:value-type="float">
            <text:p>192,00</text:p>
          </table:table-cell>
          <table:table-cell office:value-type="float" office:value="197" calcext:value-type="float">
            <text:p>19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table:style-name="ce2" office:value-type="string" calcext:value-type="string">
            <text:p>18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9" calcext:value-type="float">
            <text:p>119,00</text:p>
          </table:table-cell>
          <table:table-cell office:value-type="float" office:value="124" calcext:value-type="float">
            <text:p>12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table:style-name="ce2" office:value-type="string" calcext:value-type="string">
            <text:p>30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erto</text:p>
          </table:table-cell>
          <table:table-cell office:value-type="float" office:value="121" calcext:value-type="float">
            <text:p>121,00</text:p>
          </table:table-cell>
          <table:table-cell office:value-type="float" office:value="126" calcext:value-type="float">
            <text:p>126,00</text:p>
          </table:table-cell>
          <table:table-cell/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table:style-name="ce2" office:value-type="string" calcext:value-type="string">
            <text:p>05/04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45" calcext:value-type="float">
            <text:p>45,00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d9Tj3uOqObW1S2edDbS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table:style-name="ce2" office:value-type="string" calcext:value-type="string">
            <text:p>04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41" calcext:value-type="float">
            <text:p>141,00</text:p>
          </table:table-cell>
          <table:table-cell office:value-type="float" office:value="146" calcext:value-type="float">
            <text:p>14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table:style-name="ce2" office:value-type="string" calcext:value-type="string">
            <text:p>30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216" calcext:value-type="float">
            <text:p>216,00</text:p>
          </table:table-cell>
          <table:table-cell office:value-type="float" office:value="221" calcext:value-type="float">
            <text:p>22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slpSKNu85ygeJT97K9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table:style-name="ce2" office:value-type="string" calcext:value-type="string">
            <text:p>15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35" calcext:value-type="float">
            <text:p>135,00</text:p>
          </table:table-cell>
          <table:table-cell office:value-type="float" office:value="140" calcext:value-type="float">
            <text:p>14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E8uhRMp7H11FgrA26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table:style-name="ce2" office:value-type="string" calcext:value-type="string">
            <text:p>04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45" calcext:value-type="float">
            <text:p>145,00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table:style-name="ce2" office:value-type="string" calcext:value-type="string">
            <text:p>15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72" calcext:value-type="float">
            <text:p>172,00</text:p>
          </table:table-cell>
          <table:table-cell office:value-type="float" office:value="177" calcext:value-type="float">
            <text:p>17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table:style-name="ce2" office:value-type="string" calcext:value-type="string">
            <text:p>31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51" calcext:value-type="float">
            <text:p>151,00</text:p>
          </table:table-cell>
          <table:table-cell office:value-type="float" office:value="156" calcext:value-type="float">
            <text:p>15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k1nkuGv5Vsa9zZgyjB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table:style-name="ce2" office:value-type="string" calcext:value-type="string">
            <text:p>05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219" calcext:value-type="float">
            <text:p>219,00</text:p>
          </table:table-cell>
          <table:table-cell office:value-type="float" office:value="224" calcext:value-type="float">
            <text:p>22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table:style-name="ce2" office:value-type="string" calcext:value-type="string">
            <text:p>17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63" calcext:value-type="float">
            <text:p>163,00</text:p>
          </table:table-cell>
          <table:table-cell office:value-type="float" office:value="168" calcext:value-type="float">
            <text:p>16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table:style-name="ce2" office:value-type="string" calcext:value-type="string">
            <text:p>05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75" calcext:value-type="float">
            <text:p>175,00</text:p>
          </table:table-cell>
          <table:table-cell office:value-type="float" office:value="180" calcext:value-type="float">
            <text:p>18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table:style-name="ce2" office:value-type="string" calcext:value-type="string">
            <text:p>19/06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9" calcext:value-type="float">
            <text:p>119,00</text:p>
          </table:table-cell>
          <table:table-cell office:value-type="float" office:value="124" calcext:value-type="float">
            <text:p>12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7mw5hMIbte17FaaqIU2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table:style-name="ce2" office:value-type="string" calcext:value-type="string">
            <text:p>18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214" calcext:value-type="float">
            <text:p>214,00</text:p>
          </table:table-cell>
          <table:table-cell office:value-type="float" office:value="219" calcext:value-type="float">
            <text:p>21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table:style-name="ce2" office:value-type="string" calcext:value-type="string">
            <text:p>09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70" calcext:value-type="float">
            <text:p>170,00</text:p>
          </table:table-cell>
          <table:table-cell office:value-type="float" office:value="175" calcext:value-type="float">
            <text:p>17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1eUOz2yuJrEWQVe52J8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table:style-name="ce2" office:value-type="string" calcext:value-type="string">
            <text:p>24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4" calcext:value-type="float">
            <text:p>84,00</text:p>
          </table:table-cell>
          <table:table-cell office:value-type="float" office:value="89" calcext:value-type="float">
            <text:p>8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CYBjgcfk9rXjim2EOm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table:style-name="ce2" office:value-type="string" calcext:value-type="string">
            <text:p>03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66" calcext:value-type="float">
            <text:p>166,00</text:p>
          </table:table-cell>
          <table:table-cell office:value-type="float" office:value="171" calcext:value-type="float">
            <text:p>17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9eYpSxKceKklzDsnnX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lvia Gurgel</text:p>
          </table:table-cell>
          <table:table-cell table:style-name="ce2" office:value-type="string" calcext:value-type="string">
            <text:p>02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lvia Gurgel</text:p>
          </table:table-cell>
          <table:table-cell table:style-name="ce2" office:value-type="string" calcext:value-type="string">
            <text:p>04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5" calcext:value-type="float">
            <text:p>65,00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lvia Teresa</text:p>
          </table:table-cell>
          <table:table-cell table:style-name="ce2" office:value-type="string" calcext:value-type="string">
            <text:p>14/03/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o</text:p>
          </table:table-cell>
          <table:table-cell office:value-type="float" office:value="132" calcext:value-type="float">
            <text:p>132,00</text:p>
          </table:table-cell>
          <table:table-cell office:value-type="float" office:value="137" calcext:value-type="float">
            <text:p>13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lvia Gurgel</text:p>
          </table:table-cell>
          <table:table-cell table:style-name="ce2" office:value-type="string" calcext:value-type="string">
            <text:p>18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lvia Gurgel</text:p>
          </table:table-cell>
          <table:table-cell table:style-name="ce2" office:value-type="string" calcext:value-type="string">
            <text:p>31/0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UehZtnhBy5JTpdDKw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lvia Teresa</text:p>
          </table:table-cell>
          <table:table-cell table:style-name="ce2" office:value-type="string" calcext:value-type="string">
            <text:p>03/05/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o</text:p>
          </table:table-cell>
          <table:table-cell office:value-type="float" office:value="102" calcext:value-type="float">
            <text:p>102,00</text:p>
          </table:table-cell>
          <table:table-cell office:value-type="float" office:value="107" calcext:value-type="float">
            <text:p>10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lvia Teresa</text:p>
          </table:table-cell>
          <table:table-cell table:style-name="ce2" office:value-type="string" calcext:value-type="string">
            <text:p>13/06/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o</text:p>
          </table:table-cell>
          <table:table-cell office:value-type="float" office:value="98" calcext:value-type="float">
            <text:p>98,00</text:p>
          </table:table-cell>
          <table:table-cell office:value-type="float" office:value="103" calcext:value-type="float">
            <text:p>103,00</text:p>
          </table:table-cell>
          <table:table-cell/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lvia Teresa</text:p>
          </table:table-cell>
          <table:table-cell table:style-name="ce2" office:value-type="string" calcext:value-type="string">
            <text:p>28/02/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o</text:p>
          </table:table-cell>
          <table:table-cell office:value-type="float" office:value="80" calcext:value-type="float">
            <text:p>80,00</text:p>
          </table:table-cell>
          <table:table-cell office:value-type="float" office:value="85" calcext:value-type="float">
            <text:p>8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5MAkx7LaNlqs7AfSMtL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lvia Teresa</text:p>
          </table:table-cell>
          <table:table-cell table:style-name="ce2" office:value-type="string" calcext:value-type="string">
            <text:p>06/04/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o</text:p>
          </table:table-cell>
          <table:table-cell office:value-type="float" office:value="80" calcext:value-type="float">
            <text:p>80,00</text:p>
          </table:table-cell>
          <table:table-cell office:value-type="float" office:value="85" calcext:value-type="float">
            <text:p>8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table:style-name="ce2" office:value-type="string" calcext:value-type="string">
            <text:p>15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/>
          <table:table-cell office:value-type="string" calcext:value-type="string">
            <text:p>FuudaAYkQ2gdVVJMPE6J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 Badra</text:p>
          </table:table-cell>
          <table:table-cell table:style-name="ce2" office:value-type="string" calcext:value-type="string">
            <text:p>01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26" calcext:value-type="float">
            <text:p>126,00</text:p>
          </table:table-cell>
          <table:table-cell office:value-type="float" office:value="131" calcext:value-type="float">
            <text:p>13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5MAkx7LaNlqs7AfSMtL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table:style-name="ce2" office:value-type="string" calcext:value-type="string">
            <text:p>05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5" calcext:value-type="float">
            <text:p>85,00</text:p>
          </table:table-cell>
          <table:table-cell office:value-type="float" office:value="90" calcext:value-type="float">
            <text:p>90,00</text:p>
          </table:table-cell>
          <table:table-cell/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table:style-name="ce2" office:value-type="string" calcext:value-type="string">
            <text:p>20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0" calcext:value-type="float">
            <text:p>70,00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table:style-name="ce2" office:value-type="string" calcext:value-type="string">
            <text:p>20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4" calcext:value-type="float">
            <text:p>64,00</text:p>
          </table:table-cell>
          <table:table-cell office:value-type="float" office:value="69" calcext:value-type="float">
            <text:p>69,00</text:p>
          </table:table-cell>
          <table:table-cell/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table:style-name="ce2" office:value-type="string" calcext:value-type="string">
            <text:p>06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table:style-name="ce2" office:value-type="string" calcext:value-type="string">
            <text:p>21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1" calcext:value-type="float">
            <text:p>81,00</text:p>
          </table:table-cell>
          <table:table-cell office:value-type="float" office:value="86" calcext:value-type="float">
            <text:p>86,00</text:p>
          </table:table-cell>
          <table:table-cell/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table:style-name="ce2" office:value-type="string" calcext:value-type="string">
            <text:p>07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/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table:style-name="ce2" office:value-type="string" calcext:value-type="string">
            <text:p>18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2" calcext:value-type="float">
            <text:p>62,00</text:p>
          </table:table-cell>
          <table:table-cell office:value-type="float" office:value="67" calcext:value-type="float">
            <text:p>67,00</text:p>
          </table:table-cell>
          <table:table-cell/>
          <table:table-cell office:value-type="string" calcext:value-type="string">
            <text:p>iWOFaW08o8sCRGv93W8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table:style-name="ce2" office:value-type="string" calcext:value-type="string">
            <text:p>01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/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table:style-name="ce2" office:value-type="string" calcext:value-type="string">
            <text:p>18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4" calcext:value-type="float">
            <text:p>104,00</text:p>
          </table:table-cell>
          <table:table-cell office:value-type="float" office:value="109" calcext:value-type="float">
            <text:p>10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table:style-name="ce2" office:value-type="string" calcext:value-type="string">
            <text:p>15/02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celado</text:p>
          </table:table-cell>
          <table:table-cell table:number-columns-repeated="2" office:value-type="float" office:value="0" calcext:value-type="float">
            <text:p>0,00</text:p>
          </table:table-cell>
          <table:table-cell/>
          <table:table-cell office:value-type="string" calcext:value-type="string">
            <text:p>UrAPa6XCWUsS1wv2WJs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table:style-name="ce2" office:value-type="string" calcext:value-type="string">
            <text:p>06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6" calcext:value-type="float">
            <text:p>96,00</text:p>
          </table:table-cell>
          <table:table-cell office:value-type="float" office:value="101" calcext:value-type="float">
            <text:p>101,00</text:p>
          </table:table-cell>
          <table:table-cell/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table:style-name="ce2" office:value-type="string" calcext:value-type="string">
            <text:p>17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1" calcext:value-type="float">
            <text:p>81,00</text:p>
          </table:table-cell>
          <table:table-cell office:value-type="float" office:value="86" calcext:value-type="float">
            <text:p>86,00</text:p>
          </table:table-cell>
          <table:table-cell/>
          <table:table-cell office:value-type="string" calcext:value-type="string">
            <text:p>VE8uhRMp7H11FgrA26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table:style-name="ce2" office:value-type="string" calcext:value-type="string">
            <text:p>11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/>
          <table:table-cell office:value-type="string" calcext:value-type="string">
            <text:p>1eUOz2yuJrEWQVe52J8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table:style-name="ce2" office:value-type="string" calcext:value-type="string">
            <text:p>31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0" calcext:value-type="float">
            <text:p>70,00</text:p>
          </table:table-cell>
          <table:table-cell office:value-type="float" office:value="75" calcext:value-type="float">
            <text:p>75,00</text:p>
          </table:table-cell>
          <table:table-cell/>
          <table:table-cell office:value-type="string" calcext:value-type="string">
            <text:p>qslpSKNu85ygeJT97K9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table:style-name="ce2" office:value-type="string" calcext:value-type="string">
            <text:p>01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0" calcext:value-type="float">
            <text:p>70,00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table:style-name="ce2" office:value-type="string" calcext:value-type="string">
            <text:p>02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7" calcext:value-type="float">
            <text:p>67,00</text:p>
          </table:table-cell>
          <table:table-cell office:value-type="float" office:value="72" calcext:value-type="float">
            <text:p>72,00</text:p>
          </table:table-cell>
          <table:table-cell/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table:style-name="ce2" office:value-type="string" calcext:value-type="string">
            <text:p>17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0" calcext:value-type="float">
            <text:p>70,00</text:p>
          </table:table-cell>
          <table:table-cell office:value-type="float" office:value="75" calcext:value-type="float">
            <text:p>75,00</text:p>
          </table:table-cell>
          <table:table-cell/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table:style-name="ce2" office:value-type="string" calcext:value-type="string">
            <text:p>16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0" calcext:value-type="float">
            <text:p>60,00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table:style-name="ce2" office:value-type="string" calcext:value-type="string">
            <text:p>19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0" calcext:value-type="float">
            <text:p>70,00</text:p>
          </table:table-cell>
          <table:table-cell office:value-type="float" office:value="75" calcext:value-type="float">
            <text:p>75,00</text:p>
          </table:table-cell>
          <table:table-cell/>
          <table:table-cell office:value-type="string" calcext:value-type="string">
            <text:p>5BCwbNUkgiMkxoqLfb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table:style-name="ce2" office:value-type="string" calcext:value-type="string">
            <text:p>19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3" calcext:value-type="float">
            <text:p>93,00</text:p>
          </table:table-cell>
          <table:table-cell office:value-type="float" office:value="98" calcext:value-type="float">
            <text:p>98,00</text:p>
          </table:table-cell>
          <table:table-cell/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table:style-name="ce2" office:value-type="string" calcext:value-type="string">
            <text:p>15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/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table:style-name="ce2" office:value-type="string" calcext:value-type="string">
            <text:p>24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5" calcext:value-type="float">
            <text:p>75,00</text:p>
          </table:table-cell>
          <table:table-cell office:value-type="float" office:value="80" calcext:value-type="float">
            <text:p>80,00</text:p>
          </table:table-cell>
          <table:table-cell/>
          <table:table-cell office:value-type="string" calcext:value-type="string">
            <text:p>HCYBjgcfk9rXjim2EOm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table:style-name="ce2" office:value-type="string" calcext:value-type="string">
            <text:p>01/08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4" calcext:value-type="float">
            <text:p>64,00</text:p>
          </table:table-cell>
          <table:table-cell office:value-type="float" office:value="69" calcext:value-type="float">
            <text:p>69,00</text:p>
          </table:table-cell>
          <table:table-cell/>
          <table:table-cell office:value-type="string" calcext:value-type="string">
            <text:p>0C2RldDzadEKb5nxPVC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table:style-name="ce2" office:value-type="string" calcext:value-type="string">
            <text:p>05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/>
          <table:table-cell office:value-type="string" calcext:value-type="string">
            <text:p>OjFFaLXaYDvS6ha84up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table:style-name="ce2" office:value-type="string" calcext:value-type="string">
            <text:p>15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6" calcext:value-type="float">
            <text:p>76,00</text:p>
          </table:table-cell>
          <table:table-cell office:value-type="float" office:value="81" calcext:value-type="float">
            <text:p>81,00</text:p>
          </table:table-cell>
          <table:table-cell/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table:style-name="ce2" office:value-type="string" calcext:value-type="string">
            <text:p>05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2" calcext:value-type="float">
            <text:p>72,00</text:p>
          </table:table-cell>
          <table:table-cell office:value-type="float" office:value="77" calcext:value-type="float">
            <text:p>77,00</text:p>
          </table:table-cell>
          <table:table-cell/>
          <table:table-cell office:value-type="string" calcext:value-type="string">
            <text:p>d9Tj3uOqObW1S2edDbS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table:style-name="ce2" office:value-type="string" calcext:value-type="string">
            <text:p>03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B9eYpSxKceKklzDsnnX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table:style-name="ce2" office:value-type="string" calcext:value-type="string">
            <text:p>21/06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/>
          <table:table-cell office:value-type="string" calcext:value-type="string">
            <text:p>7mw5hMIbte17FaaqIU2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table:style-name="ce2" office:value-type="string" calcext:value-type="string">
            <text:p>01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Zk1nkuGv5Vsa9zZgyjB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P Silva</text:p>
          </table:table-cell>
          <table:table-cell table:style-name="ce2" office:value-type="string" calcext:value-type="string">
            <text:p>31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/>
          <table:table-cell office:value-type="string" calcext:value-type="string">
            <text:p>0C2RldDzadEKb5nxPVC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P Silva</text:p>
          </table:table-cell>
          <table:table-cell table:style-name="ce2" office:value-type="string" calcext:value-type="string">
            <text:p>17/10/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o</text:p>
          </table:table-cell>
          <table:table-cell office:value-type="float" office:value="120" calcext:value-type="float">
            <text:p>120,00</text:p>
          </table:table-cell>
          <table:table-cell office:value-type="float" office:value="125" calcext:value-type="float">
            <text:p>125,00</text:p>
          </table:table-cell>
          <table:table-cell/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P Silva</text:p>
          </table:table-cell>
          <table:table-cell table:style-name="ce2" office:value-type="string" calcext:value-type="string">
            <text:p>02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27" calcext:value-type="float">
            <text:p>127,00</text:p>
          </table:table-cell>
          <table:table-cell office:value-type="float" office:value="132" calcext:value-type="float">
            <text:p>13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9eYpSxKceKklzDsnnX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P Silva</text:p>
          </table:table-cell>
          <table:table-cell table:style-name="ce2" office:value-type="string" calcext:value-type="string">
            <text:p>04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6" calcext:value-type="float">
            <text:p>76,00</text:p>
          </table:table-cell>
          <table:table-cell office:value-type="float" office:value="81" calcext:value-type="float">
            <text:p>8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OjFFaLXaYDvS6ha84up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P Silva</text:p>
          </table:table-cell>
          <table:table-cell table:style-name="ce2" office:value-type="string" calcext:value-type="string">
            <text:p>31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er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Zk1nkuGv5Vsa9zZgyjB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P Silva</text:p>
          </table:table-cell>
          <table:table-cell table:style-name="ce2" office:value-type="string" calcext:value-type="string">
            <text:p>16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E8uhRMp7H11FgrA26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P Silva</text:p>
          </table:table-cell>
          <table:table-cell table:style-name="ce2" office:value-type="string" calcext:value-type="string">
            <text:p>06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4" calcext:value-type="float">
            <text:p>64,00</text:p>
          </table:table-cell>
          <table:table-cell office:value-type="float" office:value="69" calcext:value-type="float">
            <text:p>69,00</text:p>
          </table:table-cell>
          <table:table-cell/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P Silva</text:p>
          </table:table-cell>
          <table:table-cell table:style-name="ce2" office:value-type="string" calcext:value-type="string">
            <text:p>20/06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7mw5hMIbte17FaaqIU2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P Silva</text:p>
          </table:table-cell>
          <table:table-cell table:style-name="ce2" office:value-type="string" calcext:value-type="string">
            <text:p>25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/>
          <table:table-cell office:value-type="string" calcext:value-type="string">
            <text:p>HCYBjgcfk9rXjim2EOm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P Silva</text:p>
          </table:table-cell>
          <table:table-cell table:style-name="ce2" office:value-type="string" calcext:value-type="string">
            <text:p>27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2" calcext:value-type="float">
            <text:p>62,00</text:p>
          </table:table-cell>
          <table:table-cell office:value-type="float" office:value="67" calcext:value-type="float">
            <text:p>67,00</text:p>
          </table:table-cell>
          <table:table-cell/>
          <table:table-cell office:value-type="string" calcext:value-type="string">
            <text:p>jIZJnQXCPUKzfWFk1cg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P Silva</text:p>
          </table:table-cell>
          <table:table-cell table:style-name="ce2" office:value-type="string" calcext:value-type="string">
            <text:p>15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20" calcext:value-type="float">
            <text:p>120,00</text:p>
          </table:table-cell>
          <table:table-cell office:value-type="float" office:value="125" calcext:value-type="float">
            <text:p>125,00</text:p>
          </table:table-cell>
          <table:table-cell/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P Silva</text:p>
          </table:table-cell>
          <table:table-cell table:style-name="ce2" office:value-type="string" calcext:value-type="string">
            <text:p>09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6" calcext:value-type="float">
            <text:p>56,00</text:p>
          </table:table-cell>
          <table:table-cell office:value-type="float" office:value="61" calcext:value-type="float">
            <text:p>61,00</text:p>
          </table:table-cell>
          <table:table-cell/>
          <table:table-cell office:value-type="string" calcext:value-type="string">
            <text:p>1eUOz2yuJrEWQVe52J8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P Silva</text:p>
          </table:table-cell>
          <table:table-cell table:style-name="ce2" office:value-type="string" calcext:value-type="string">
            <text:p>28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table:style-name="ce2" office:value-type="string" calcext:value-type="string">
            <text:p>06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table:style-name="ce2" office:value-type="string" calcext:value-type="string">
            <text:p>01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8" calcext:value-type="float">
            <text:p>78,00</text:p>
          </table:table-cell>
          <table:table-cell office:value-type="float" office:value="83" calcext:value-type="float">
            <text:p>8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table:style-name="ce2" office:value-type="string" calcext:value-type="string">
            <text:p>26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jIZJnQXCPUKzfWFk1cg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table:style-name="ce2" office:value-type="string" calcext:value-type="string">
            <text:p>17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1" calcext:value-type="float">
            <text:p>61,00</text:p>
          </table:table-cell>
          <table:table-cell office:value-type="float" office:value="66" calcext:value-type="float">
            <text:p>6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table:style-name="ce2" office:value-type="string" calcext:value-type="string">
            <text:p>01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2" calcext:value-type="float">
            <text:p>72,00</text:p>
          </table:table-cell>
          <table:table-cell office:value-type="float" office:value="77" calcext:value-type="float">
            <text:p>7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5MAkx7LaNlqs7AfSMtL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table:style-name="ce2" office:value-type="string" calcext:value-type="string">
            <text:p>17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9" calcext:value-type="float">
            <text:p>69,00</text:p>
          </table:table-cell>
          <table:table-cell office:value-type="float" office:value="74" calcext:value-type="float">
            <text:p>7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table:style-name="ce2" office:value-type="string" calcext:value-type="string">
            <text:p>15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5" calcext:value-type="float">
            <text:p>55,00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table:style-name="ce2" office:value-type="string" calcext:value-type="string">
            <text:p>09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2" calcext:value-type="float">
            <text:p>72,00</text:p>
          </table:table-cell>
          <table:table-cell office:value-type="float" office:value="77" calcext:value-type="float">
            <text:p>7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1eUOz2yuJrEWQVe52J8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table:style-name="ce2" office:value-type="string" calcext:value-type="string">
            <text:p>20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table:style-name="ce2" office:value-type="string" calcext:value-type="string">
            <text:p>17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table:style-name="ce2" office:value-type="string" calcext:value-type="string">
            <text:p>03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3" calcext:value-type="float">
            <text:p>63,00</text:p>
          </table:table-cell>
          <table:table-cell office:value-type="float" office:value="68" calcext:value-type="float">
            <text:p>6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table:style-name="ce2" office:value-type="string" calcext:value-type="string">
            <text:p>01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table:style-name="ce2" office:value-type="string" calcext:value-type="string">
            <text:p>14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6" calcext:value-type="float">
            <text:p>66,00</text:p>
          </table:table-cell>
          <table:table-cell office:value-type="float" office:value="71" calcext:value-type="float">
            <text:p>7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table:style-name="ce2" office:value-type="string" calcext:value-type="string">
            <text:p>27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3" calcext:value-type="float">
            <text:p>73,00</text:p>
          </table:table-cell>
          <table:table-cell office:value-type="float" office:value="78" calcext:value-type="float">
            <text:p>7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table:style-name="ce2" office:value-type="string" calcext:value-type="string">
            <text:p>05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6" calcext:value-type="float">
            <text:p>66,00</text:p>
          </table:table-cell>
          <table:table-cell office:value-type="float" office:value="71" calcext:value-type="float">
            <text:p>7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table:style-name="ce2" office:value-type="string" calcext:value-type="string">
            <text:p>31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8" calcext:value-type="float">
            <text:p>48,00</text:p>
          </table:table-cell>
          <table:table-cell office:value-type="float" office:value="53" calcext:value-type="float">
            <text:p>5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k1nkuGv5Vsa9zZgyjB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table:style-name="ce2" office:value-type="string" calcext:value-type="string">
            <text:p>14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UrAPa6XCWUsS1wv2WJs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table:style-name="ce2" office:value-type="string" calcext:value-type="string">
            <text:p>17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5BCwbNUkgiMkxoqLfb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table:style-name="ce2" office:value-type="string" calcext:value-type="string">
            <text:p>19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2" calcext:value-type="float">
            <text:p>72,00</text:p>
          </table:table-cell>
          <table:table-cell office:value-type="float" office:value="77" calcext:value-type="float">
            <text:p>7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table:style-name="ce2" office:value-type="string" calcext:value-type="string">
            <text:p>05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5" calcext:value-type="float">
            <text:p>65,00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table:style-name="ce2" office:value-type="string" calcext:value-type="string">
            <text:p>23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CYBjgcfk9rXjim2EOm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ônia </text:p>
          </table:table-cell>
          <table:table-cell table:style-name="ce2" office:value-type="string" calcext:value-type="string">
            <text:p>02/11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85" calcext:value-type="float">
            <text:p>85,00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ônia </text:p>
          </table:table-cell>
          <table:table-cell table:style-name="ce2" office:value-type="string" calcext:value-type="string">
            <text:p>19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48" calcext:value-type="float">
            <text:p>148,00</text:p>
          </table:table-cell>
          <table:table-cell office:value-type="float" office:value="153" calcext:value-type="float">
            <text:p>15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table:style-name="ce2" office:value-type="string" calcext:value-type="string">
            <text:p>20/06/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7mw5hMIbte17FaaqIU2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table:style-name="ce2" office:value-type="string" calcext:value-type="string">
            <text:p>04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d9Tj3uOqObW1S2edDbS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table:style-name="ce2" office:value-type="string" calcext:value-type="string">
            <text:p>10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6" calcext:value-type="float">
            <text:p>76,00</text:p>
          </table:table-cell>
          <table:table-cell office:value-type="float" office:value="81" calcext:value-type="float">
            <text:p>8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1eUOz2yuJrEWQVe52J8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table:style-name="ce2" office:value-type="string" calcext:value-type="string">
            <text:p>14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8" calcext:value-type="float">
            <text:p>78,00</text:p>
          </table:table-cell>
          <table:table-cell office:value-type="float" office:value="83" calcext:value-type="float">
            <text:p>8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table:style-name="ce2" office:value-type="string" calcext:value-type="string">
            <text:p>19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5" calcext:value-type="float">
            <text:p>55,00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WOFaW08o8sCRGv93W8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table:style-name="ce2" office:value-type="string" calcext:value-type="string">
            <text:p>06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3" calcext:value-type="float">
            <text:p>73,00</text:p>
          </table:table-cell>
          <table:table-cell office:value-type="float" office:value="78" calcext:value-type="float">
            <text:p>7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table:style-name="ce2" office:value-type="string" calcext:value-type="string">
            <text:p>18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5BCwbNUkgiMkxoqLfb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table:style-name="ce2" office:value-type="string" calcext:value-type="string">
            <text:p>27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5" calcext:value-type="float">
            <text:p>75,00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table:style-name="ce2" office:value-type="string" calcext:value-type="string">
            <text:p>19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table:style-name="ce2" office:value-type="string" calcext:value-type="string">
            <text:p>05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22" calcext:value-type="float">
            <text:p>122,00</text:p>
          </table:table-cell>
          <table:table-cell office:value-type="float" office:value="127" calcext:value-type="float">
            <text:p>12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table:style-name="ce2" office:value-type="string" calcext:value-type="string">
            <text:p>20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32" calcext:value-type="float">
            <text:p>132,00</text:p>
          </table:table-cell>
          <table:table-cell office:value-type="float" office:value="137" calcext:value-type="float">
            <text:p>13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table:style-name="ce2" office:value-type="string" calcext:value-type="string">
            <text:p>18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0" calcext:value-type="float">
            <text:p>70,00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table:style-name="ce2" office:value-type="string" calcext:value-type="string">
            <text:p>01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25" calcext:value-type="float">
            <text:p>25,00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table:style-name="ce2" office:value-type="string" calcext:value-type="string">
            <text:p>14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8" calcext:value-type="float">
            <text:p>108,00</text:p>
          </table:table-cell>
          <table:table-cell office:value-type="float" office:value="113" calcext:value-type="float">
            <text:p>11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table:style-name="ce2" office:value-type="string" calcext:value-type="string">
            <text:p>04/07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1" calcext:value-type="float">
            <text:p>81,00</text:p>
          </table:table-cell>
          <table:table-cell office:value-type="float" office:value="86" calcext:value-type="float">
            <text:p>8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OjFFaLXaYDvS6ha84up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table:style-name="ce2" office:value-type="string" calcext:value-type="string">
            <text:p>24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6" calcext:value-type="float">
            <text:p>96,00</text:p>
          </table:table-cell>
          <table:table-cell office:value-type="float" office:value="101" calcext:value-type="float">
            <text:p>10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CYBjgcfk9rXjim2EOm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table:style-name="ce2" office:value-type="string" calcext:value-type="string">
            <text:p>31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9" calcext:value-type="float">
            <text:p>59,00</text:p>
          </table:table-cell>
          <table:table-cell office:value-type="float" office:value="64" calcext:value-type="float">
            <text:p>6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table:style-name="ce2" office:value-type="string" calcext:value-type="string">
            <text:p>05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8" calcext:value-type="float">
            <text:p>78,00</text:p>
          </table:table-cell>
          <table:table-cell office:value-type="float" office:value="83" calcext:value-type="float">
            <text:p>8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table:style-name="ce2" office:value-type="string" calcext:value-type="string">
            <text:p>16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table:style-name="ce2" office:value-type="string" calcext:value-type="string">
            <text:p>03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5" calcext:value-type="float">
            <text:p>75,00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d9Tj3uOqObW1S2edDbS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table:style-name="ce2" office:value-type="string" calcext:value-type="string">
            <text:p>17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39" calcext:value-type="float">
            <text:p>139,00</text:p>
          </table:table-cell>
          <table:table-cell office:value-type="float" office:value="144" calcext:value-type="float">
            <text:p>14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table:style-name="ce2" office:value-type="string" calcext:value-type="string">
            <text:p>01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7" calcext:value-type="float">
            <text:p>87,00</text:p>
          </table:table-cell>
          <table:table-cell office:value-type="float" office:value="92" calcext:value-type="float">
            <text:p>9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table:style-name="ce2" office:value-type="string" calcext:value-type="string">
            <text:p>04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8" calcext:value-type="float">
            <text:p>88,00</text:p>
          </table:table-cell>
          <table:table-cell office:value-type="float" office:value="93" calcext:value-type="float">
            <text:p>9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table:style-name="ce2" office:value-type="string" calcext:value-type="string">
            <text:p>01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3" calcext:value-type="float">
            <text:p>63,00</text:p>
          </table:table-cell>
          <table:table-cell office:value-type="float" office:value="68" calcext:value-type="float">
            <text:p>6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table:style-name="ce2" office:value-type="string" calcext:value-type="string">
            <text:p>13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4" calcext:value-type="float">
            <text:p>74,00</text:p>
          </table:table-cell>
          <table:table-cell office:value-type="float" office:value="79" calcext:value-type="float">
            <text:p>7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table:style-name="ce2" office:value-type="string" calcext:value-type="string">
            <text:p>17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8" calcext:value-type="float">
            <text:p>98,00</text:p>
          </table:table-cell>
          <table:table-cell office:value-type="float" office:value="103" calcext:value-type="float">
            <text:p>10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table:style-name="ce2" office:value-type="string" calcext:value-type="string">
            <text:p>28/0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5" calcext:value-type="float">
            <text:p>75,00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5MAkx7LaNlqs7AfSMtL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table:style-name="ce2" office:value-type="string" calcext:value-type="string">
            <text:p>15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table:style-name="ce2" office:value-type="string" calcext:value-type="string">
            <text:p>13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UrAPa6XCWUsS1wv2WJs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table:style-name="ce2" office:value-type="string" calcext:value-type="string">
            <text:p>19/06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7" calcext:value-type="float">
            <text:p>67,00</text:p>
          </table:table-cell>
          <table:table-cell office:value-type="float" office:value="72" calcext:value-type="float">
            <text:p>7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7mw5hMIbte17FaaqIU2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table:style-name="ce2" office:value-type="string" calcext:value-type="string">
            <text:p>06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table:style-name="ce2" office:value-type="string" calcext:value-type="string">
            <text:p>07/09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celado</text:p>
          </table:table-cell>
          <table:table-cell table:number-columns-repeated="2" office:value-type="float" office:value="0" calcext:value-type="float">
            <text:p>0,00</text:p>
          </table:table-cell>
          <table:table-cell/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table:style-name="ce2" office:value-type="string" calcext:value-type="string">
            <text:p>15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E8uhRMp7H11FgrA26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table:style-name="ce2" office:value-type="string" calcext:value-type="string">
            <text:p>27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jIZJnQXCPUKzfWFk1cg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table:style-name="ce2" office:value-type="string" calcext:value-type="string">
            <text:p>01/03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64" calcext:value-type="float">
            <text:p>64,00</text:p>
          </table:table-cell>
          <table:table-cell office:value-type="float" office:value="69" calcext:value-type="float">
            <text:p>6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table:style-name="ce2" office:value-type="string" calcext:value-type="string">
            <text:p>21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8" calcext:value-type="float">
            <text:p>88,00</text:p>
          </table:table-cell>
          <table:table-cell office:value-type="float" office:value="93" calcext:value-type="float">
            <text:p>9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table:style-name="ce2" office:value-type="string" calcext:value-type="string">
            <text:p>20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7" calcext:value-type="float">
            <text:p>87,00</text:p>
          </table:table-cell>
          <table:table-cell office:value-type="float" office:value="92" calcext:value-type="float">
            <text:p>9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table:style-name="ce2" office:value-type="string" calcext:value-type="string">
            <text:p>01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table:style-name="ce2" office:value-type="string" calcext:value-type="string">
            <text:p>30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6" calcext:value-type="float">
            <text:p>96,00</text:p>
          </table:table-cell>
          <table:table-cell office:value-type="float" office:value="101" calcext:value-type="float">
            <text:p>10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table:style-name="ce2" office:value-type="string" calcext:value-type="string">
            <text:p>18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0" calcext:value-type="float">
            <text:p>90,00</text:p>
          </table:table-cell>
          <table:table-cell office:value-type="float" office:value="95" calcext:value-type="float">
            <text:p>9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ago Ferreira </text:p>
          </table:table-cell>
          <table:table-cell table:style-name="ce2" office:value-type="string" calcext:value-type="string">
            <text:p>18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2" calcext:value-type="float">
            <text:p>72,00</text:p>
          </table:table-cell>
          <table:table-cell office:value-type="float" office:value="77" calcext:value-type="float">
            <text:p>7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lter Luiz</text:p>
          </table:table-cell>
          <table:table-cell table:style-name="ce2" office:value-type="string" calcext:value-type="string">
            <text:p>04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2" calcext:value-type="float">
            <text:p>102,00</text:p>
          </table:table-cell>
          <table:table-cell office:value-type="float" office:value="107" calcext:value-type="float">
            <text:p>107,00</text:p>
          </table:table-cell>
          <table:table-cell/>
          <table:table-cell office:value-type="string" calcext:value-type="string">
            <text:p>d9Tj3uOqObW1S2edDbS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lter Luiz</text:p>
          </table:table-cell>
          <table:table-cell table:style-name="ce2" office:value-type="string" calcext:value-type="string">
            <text:p>19/06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5" calcext:value-type="float">
            <text:p>65,00</text:p>
          </table:table-cell>
          <table:table-cell office:value-type="float" office:value="70" calcext:value-type="float">
            <text:p>70,00</text:p>
          </table:table-cell>
          <table:table-cell/>
          <table:table-cell office:value-type="string" calcext:value-type="string">
            <text:p>7mw5hMIbte17FaaqIU2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léria Aroeira</text:p>
          </table:table-cell>
          <table:table-cell table:style-name="ce2" office:value-type="string" calcext:value-type="string">
            <text:p>18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68" calcext:value-type="float">
            <text:p>168,00</text:p>
          </table:table-cell>
          <table:table-cell office:value-type="float" office:value="173" calcext:value-type="float">
            <text:p>173,00</text:p>
          </table:table-cell>
          <table:table-cell/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léria Grossa</text:p>
          </table:table-cell>
          <table:table-cell table:style-name="ce2" office:value-type="string" calcext:value-type="string">
            <text:p>31/05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54" calcext:value-type="float">
            <text:p>54,00</text:p>
          </table:table-cell>
          <table:table-cell office:value-type="float" office:value="59" calcext:value-type="float">
            <text:p>59,00</text:p>
          </table:table-cell>
          <table:table-cell/>
          <table:table-cell office:value-type="string" calcext:value-type="string">
            <text:p>qslpSKNu85ygeJT97K9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ctoria Trevisan</text:p>
          </table:table-cell>
          <table:table-cell table:style-name="ce2" office:value-type="string" calcext:value-type="string">
            <text:p>15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UrAPa6XCWUsS1wv2WJs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nícius Salomé</text:p>
          </table:table-cell>
          <table:table-cell table:style-name="ce2" office:value-type="string" calcext:value-type="string">
            <text:p>02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7" calcext:value-type="float">
            <text:p>57,00</text:p>
          </table:table-cell>
          <table:table-cell office:value-type="float" office:value="62" calcext:value-type="float">
            <text:p>6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nícius Salomé</text:p>
          </table:table-cell>
          <table:table-cell table:style-name="ce2" office:value-type="string" calcext:value-type="string">
            <text:p>13/03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5" calcext:value-type="float">
            <text:p>55,00</text:p>
          </table:table-cell>
          <table:table-cell office:value-type="float" office:value="60" calcext:value-type="float">
            <text:p>60,00</text:p>
          </table:table-cell>
          <table:table-cell/>
          <table:table-cell office:value-type="string" calcext:value-type="string">
            <text:p>FuudaAYkQ2gdVVJMPE6J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nícius Salomé</text:p>
          </table:table-cell>
          <table:table-cell table:style-name="ce2" office:value-type="string" calcext:value-type="string">
            <text:p>16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7" calcext:value-type="float">
            <text:p>57,00</text:p>
          </table:table-cell>
          <table:table-cell office:value-type="float" office:value="62" calcext:value-type="float">
            <text:p>6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nícius Salomé</text:p>
          </table:table-cell>
          <table:table-cell table:style-name="ce2" office:value-type="string" calcext:value-type="string">
            <text:p>31/0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UehZtnhBy5JTpdDKw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nícius Salomé</text:p>
          </table:table-cell>
          <table:table-cell table:style-name="ce2" office:value-type="string" calcext:value-type="string">
            <text:p>06/12/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o</text:p>
          </table:table-cell>
          <table:table-cell office:value-type="float" office:value="94" calcext:value-type="float">
            <text:p>94,00</text:p>
          </table:table-cell>
          <table:table-cell office:value-type="float" office:value="99" calcext:value-type="float">
            <text:p>9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nícius Salomé</text:p>
          </table:table-cell>
          <table:table-cell table:style-name="ce2" office:value-type="string" calcext:value-type="string">
            <text:p>14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nícius Salomé</text:p>
          </table:table-cell>
          <table:table-cell table:style-name="ce2" office:value-type="string" calcext:value-type="string">
            <text:p>14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nícius Salomé</text:p>
          </table:table-cell>
          <table:table-cell table:style-name="ce2" office:value-type="string" calcext:value-type="string">
            <text:p>30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4" calcext:value-type="float">
            <text:p>54,00</text:p>
          </table:table-cell>
          <table:table-cell office:value-type="float" office:value="59" calcext:value-type="float">
            <text:p>5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nícius Salomé</text:p>
          </table:table-cell>
          <table:table-cell table:style-name="ce2" office:value-type="string" calcext:value-type="string">
            <text:p>02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0" calcext:value-type="float">
            <text:p>60,00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nícius Salomé</text:p>
          </table:table-cell>
          <table:table-cell table:style-name="ce2" office:value-type="string" calcext:value-type="string">
            <text:p>19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table:style-name="ce2" office:value-type="string" calcext:value-type="string">
            <text:p>05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/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table:style-name="ce2" office:value-type="string" calcext:value-type="string">
            <text:p>17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2" calcext:value-type="float">
            <text:p>62,00</text:p>
          </table:table-cell>
          <table:table-cell office:value-type="float" office:value="67" calcext:value-type="float">
            <text:p>6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table:style-name="ce2" office:value-type="string" calcext:value-type="string">
            <text:p>18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9" calcext:value-type="float">
            <text:p>79,00</text:p>
          </table:table-cell>
          <table:table-cell office:value-type="float" office:value="84" calcext:value-type="float">
            <text:p>84,00</text:p>
          </table:table-cell>
          <table:table-cell/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table:style-name="ce2" office:value-type="string" calcext:value-type="string">
            <text:p>23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1" calcext:value-type="float">
            <text:p>91,00</text:p>
          </table:table-cell>
          <table:table-cell office:value-type="float" office:value="96" calcext:value-type="float">
            <text:p>96,00</text:p>
          </table:table-cell>
          <table:table-cell/>
          <table:table-cell office:value-type="string" calcext:value-type="string">
            <text:p>HCYBjgcfk9rXjim2EOm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table:style-name="ce2" office:value-type="string" calcext:value-type="string">
            <text:p>09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8" calcext:value-type="float">
            <text:p>58,00</text:p>
          </table:table-cell>
          <table:table-cell office:value-type="float" office:value="63" calcext:value-type="float">
            <text:p>63,00</text:p>
          </table:table-cell>
          <table:table-cell/>
          <table:table-cell office:value-type="string" calcext:value-type="string">
            <text:p>1eUOz2yuJrEWQVe52J8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table:style-name="ce2" office:value-type="string" calcext:value-type="string">
            <text:p>15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6" calcext:value-type="float">
            <text:p>66,00</text:p>
          </table:table-cell>
          <table:table-cell office:value-type="float" office:value="71" calcext:value-type="float">
            <text:p>7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table:style-name="ce2" office:value-type="string" calcext:value-type="string">
            <text:p>13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UrAPa6XCWUsS1wv2WJs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table:style-name="ce2" office:value-type="string" calcext:value-type="string">
            <text:p>05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9" calcext:value-type="float">
            <text:p>69,00</text:p>
          </table:table-cell>
          <table:table-cell office:value-type="float" office:value="74" calcext:value-type="float">
            <text:p>74,00</text:p>
          </table:table-cell>
          <table:table-cell/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table:style-name="ce2" office:value-type="string" calcext:value-type="string">
            <text:p>14/1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87" calcext:value-type="float">
            <text:p>187,00</text:p>
          </table:table-cell>
          <table:table-cell office:value-type="float" office:value="192" calcext:value-type="float">
            <text:p>192,00</text:p>
          </table:table-cell>
          <table:table-cell/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table:style-name="ce2" office:value-type="string" calcext:value-type="string">
            <text:p>04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1" calcext:value-type="float">
            <text:p>111,00</text:p>
          </table:table-cell>
          <table:table-cell office:value-type="float" office:value="116" calcext:value-type="float">
            <text:p>11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table:style-name="ce2" office:value-type="string" calcext:value-type="string">
            <text:p>15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8" calcext:value-type="float">
            <text:p>68,00</text:p>
          </table:table-cell>
          <table:table-cell office:value-type="float" office:value="73" calcext:value-type="float">
            <text:p>73,00</text:p>
          </table:table-cell>
          <table:table-cell/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table:style-name="ce2" office:value-type="string" calcext:value-type="string">
            <text:p>16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3" calcext:value-type="float">
            <text:p>83,00</text:p>
          </table:table-cell>
          <table:table-cell office:value-type="float" office:value="88" calcext:value-type="float">
            <text:p>8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table:style-name="ce2" office:value-type="string" calcext:value-type="string">
            <text:p>20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23" calcext:value-type="float">
            <text:p>123,00</text:p>
          </table:table-cell>
          <table:table-cell office:value-type="float" office:value="128" calcext:value-type="float">
            <text:p>128,00</text:p>
          </table:table-cell>
          <table:table-cell/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table:style-name="ce2" office:value-type="string" calcext:value-type="string">
            <text:p>31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Zk1nkuGv5Vsa9zZgyjB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table:style-name="ce2" office:value-type="string" calcext:value-type="string">
            <text:p>13/06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6" calcext:value-type="float">
            <text:p>86,00</text:p>
          </table:table-cell>
          <table:table-cell office:value-type="float" office:value="91" calcext:value-type="float">
            <text:p>91,00</text:p>
          </table:table-cell>
          <table:table-cell/>
          <table:table-cell office:value-type="string" calcext:value-type="string">
            <text:p>khccsbeCx0wphS5t2I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table:style-name="ce2" office:value-type="string" calcext:value-type="string">
            <text:p>20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0" calcext:value-type="float">
            <text:p>50,00</text:p>
          </table:table-cell>
          <table:table-cell office:value-type="float" office:value="55" calcext:value-type="float">
            <text:p>55,00</text:p>
          </table:table-cell>
          <table:table-cell/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table:style-name="ce2" office:value-type="string" calcext:value-type="string">
            <text:p>18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3" calcext:value-type="float">
            <text:p>93,00</text:p>
          </table:table-cell>
          <table:table-cell office:value-type="float" office:value="98" calcext:value-type="float">
            <text:p>9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table:style-name="ce2" office:value-type="string" calcext:value-type="string">
            <text:p>04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6" calcext:value-type="float">
            <text:p>96,00</text:p>
          </table:table-cell>
          <table:table-cell office:value-type="float" office:value="101" calcext:value-type="float">
            <text:p>101,00</text:p>
          </table:table-cell>
          <table:table-cell/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table:style-name="ce2" office:value-type="string" calcext:value-type="string">
            <text:p>01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0" calcext:value-type="float">
            <text:p>60,00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table:style-name="ce2" office:value-type="string" calcext:value-type="string">
            <text:p>03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table:style-name="ce2" office:value-type="string" calcext:value-type="string">
            <text:p>30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table:style-name="ce2" office:value-type="string" calcext:value-type="string">
            <text:p>31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5" calcext:value-type="float">
            <text:p>75,00</text:p>
          </table:table-cell>
          <table:table-cell office:value-type="float" office:value="80" calcext:value-type="float">
            <text:p>80,00</text:p>
          </table:table-cell>
          <table:table-cell/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table:style-name="ce2" office:value-type="string" calcext:value-type="string">
            <text:p>01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2" calcext:value-type="float">
            <text:p>92,00</text:p>
          </table:table-cell>
          <table:table-cell office:value-type="float" office:value="97" calcext:value-type="float">
            <text:p>97,00</text:p>
          </table:table-cell>
          <table:table-cell/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elma Bosco</text:p>
          </table:table-cell>
          <table:table-cell table:style-name="ce2" office:value-type="string" calcext:value-type="string">
            <text:p>30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0" calcext:value-type="float">
            <text:p>4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k1nkuGv5Vsa9zZgyjB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elma Bosco</text:p>
          </table:table-cell>
          <table:table-cell table:style-name="ce2" office:value-type="string" calcext:value-type="string">
            <text:p>12/02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celado</text:p>
          </table:table-cell>
          <table:table-cell table:number-columns-repeated="2" office:value-type="float" office:value="0" calcext:value-type="float">
            <text:p>0,00</text:p>
          </table:table-cell>
          <table:table-cell/>
          <table:table-cell office:value-type="string" calcext:value-type="string">
            <text:p>UrAPa6XCWUsS1wv2WJs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Álvaro </text:p>
          </table:table-cell>
          <table:table-cell table:style-name="ce2" office:value-type="string" calcext:value-type="string">
            <text:p>07/09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94" calcext:value-type="float">
            <text:p>94,00</text:p>
          </table:table-cell>
          <table:table-cell office:value-type="float" office:value="99" calcext:value-type="float">
            <text:p>99,00</text:p>
          </table:table-cell>
          <table:table-cell/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Álvaro Amaral</text:p>
          </table:table-cell>
          <table:table-cell table:style-name="ce2" office:value-type="string" calcext:value-type="string">
            <text:p>21/09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46" calcext:value-type="float">
            <text:p>146,00</text:p>
          </table:table-cell>
          <table:table-cell office:value-type="float" office:value="151" calcext:value-type="float">
            <text:p>151,00</text:p>
          </table:table-cell>
          <table:table-cell/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table:style-name="ce2" office:value-type="string" calcext:value-type="string">
            <text:p>01/08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/>
          <table:table-cell office:value-type="string" calcext:value-type="string">
            <text:p>0C2RldDzadEKb5nxPVC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table:style-name="ce2" office:value-type="string" calcext:value-type="string">
            <text:p>19/06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46" calcext:value-type="float">
            <text:p>46,00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7mw5hMIbte17FaaqIU2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table:style-name="ce2" office:value-type="string" calcext:value-type="string">
            <text:p>05/09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44" calcext:value-type="float">
            <text:p>144,00</text:p>
          </table:table-cell>
          <table:table-cell office:value-type="float" office:value="149" calcext:value-type="float">
            <text:p>149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F6qffgFpxppLsxJGTRa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table:style-name="ce2" office:value-type="string" calcext:value-type="string">
            <text:p>19/09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98" calcext:value-type="float">
            <text:p>98,00</text:p>
          </table:table-cell>
          <table:table-cell office:value-type="float" office:value="103" calcext:value-type="float">
            <text:p>10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dktDqzHU1sqOebA4CP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table:style-name="ce2" office:value-type="string" calcext:value-type="string">
            <text:p>16/08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75" calcext:value-type="float">
            <text:p>75,00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pePhuL7oq1iXsCWhdq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table:style-name="ce2" office:value-type="string" calcext:value-type="string">
            <text:p>14/11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33" calcext:value-type="float">
            <text:p>133,00</text:p>
          </table:table-cell>
          <table:table-cell office:value-type="float" office:value="138" calcext:value-type="float">
            <text:p>13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tjaVVUHYO4P8a8lDPe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table:style-name="ce2" office:value-type="string" calcext:value-type="string">
            <text:p>05/04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18" calcext:value-type="float">
            <text:p>118,00</text:p>
          </table:table-cell>
          <table:table-cell office:value-type="float" office:value="123" calcext:value-type="float">
            <text:p>12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mi9tgYrYioiI43IGq1Z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table:style-name="ce2" office:value-type="string" calcext:value-type="string">
            <text:p>15/05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52" calcext:value-type="float">
            <text:p>52,00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E8uhRMp7H11FgrA26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table:style-name="ce2" office:value-type="string" calcext:value-type="string">
            <text:p>19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316.5" calcext:value-type="float">
            <text:p>316,50</text:p>
          </table:table-cell>
          <table:table-cell office:value-type="float" office:value="321.5" calcext:value-type="float">
            <text:p>321,5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pqAMgy7fCEOhkTdfACt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table:style-name="ce2" office:value-type="string" calcext:value-type="string">
            <text:p>06/12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87" calcext:value-type="float">
            <text:p>87,00</text:p>
          </table:table-cell>
          <table:table-cell office:value-type="float" office:value="92" calcext:value-type="float">
            <text:p>9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V4seVqZ5i8tp1K0v8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table:style-name="ce2" office:value-type="string" calcext:value-type="string">
            <text:p>31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42" calcext:value-type="float">
            <text:p>142,00</text:p>
          </table:table-cell>
          <table:table-cell office:value-type="float" office:value="147" calcext:value-type="float">
            <text:p>147,00</text:p>
          </table:table-cell>
          <table:table-cell/>
          <table:table-cell office:value-type="string" calcext:value-type="string">
            <text:p>xMwZDDdigDEvrA6bazP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table:style-name="ce2" office:value-type="string" calcext:value-type="string">
            <text:p>30/01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93" calcext:value-type="float">
            <text:p>93,00</text:p>
          </table:table-cell>
          <table:table-cell office:value-type="float" office:value="98" calcext:value-type="float">
            <text:p>98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k1nkuGv5Vsa9zZgyjBq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table:style-name="ce2" office:value-type="string" calcext:value-type="string">
            <text:p>16/05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erto</text:p>
          </table:table-cell>
          <table:table-cell office:value-type="float" office:value="45" calcext:value-type="float">
            <text:p>45,00</text:p>
          </table:table-cell>
          <table:table-cell office:value-type="float" office:value="50" calcext:value-type="float">
            <text:p>50,00</text:p>
          </table:table-cell>
          <table:table-cell/>
          <table:table-cell office:value-type="string" calcext:value-type="string">
            <text:p>MBbAPP1jtGbilpMkONU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table:style-name="ce2" office:value-type="string" calcext:value-type="string">
            <text:p>02/05/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27" calcext:value-type="float">
            <text:p>27,00</text:p>
          </table:table-cell>
          <table:table-cell office:value-type="float" office:value="32" calcext:value-type="float">
            <text:p>3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9eYpSxKceKklzDsnnX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table:style-name="ce2" office:value-type="string" calcext:value-type="string">
            <text:p>10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71" calcext:value-type="float">
            <text:p>71,00</text:p>
          </table:table-cell>
          <table:table-cell office:value-type="float" office:value="76" calcext:value-type="float">
            <text:p>7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1eUOz2yuJrEWQVe52J8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table:style-name="ce2" office:value-type="string" calcext:value-type="string">
            <text:p>18/04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9" calcext:value-type="float">
            <text:p>119,00</text:p>
          </table:table-cell>
          <table:table-cell office:value-type="float" office:value="124" calcext:value-type="float">
            <text:p>12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iOXCuMEuHfUkwCnGZP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table:style-name="ce2" office:value-type="string" calcext:value-type="string">
            <text:p>01/08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82" calcext:value-type="float">
            <text:p>182,00</text:p>
          </table:table-cell>
          <table:table-cell office:value-type="float" office:value="187" calcext:value-type="float">
            <text:p>187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lsBqMoJNe8O0ZxpOo7D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table:style-name="ce2" office:value-type="string" calcext:value-type="string">
            <text:p>14/02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22.5" calcext:value-type="float">
            <text:p>22,50</text:p>
          </table:table-cell>
          <table:table-cell office:value-type="float" office:value="27.5" calcext:value-type="float">
            <text:p>27,5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YaPqzpCoeUcYogMpFdF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table:style-name="ce2" office:value-type="string" calcext:value-type="string">
            <text:p>17/10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151" calcext:value-type="float">
            <text:p>151,00</text:p>
          </table:table-cell>
          <table:table-cell office:value-type="float" office:value="156" calcext:value-type="float">
            <text:p>15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6gErXbxRLUKDsUuXE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table:style-name="ce2" office:value-type="string" calcext:value-type="string">
            <text:p>04/10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29" calcext:value-type="float">
            <text:p>129,00</text:p>
          </table:table-cell>
          <table:table-cell office:value-type="float" office:value="134" calcext:value-type="float">
            <text:p>134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q8CwCiehlORwksdH5gI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table:style-name="ce2" office:value-type="string" calcext:value-type="string">
            <text:p>13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67" calcext:value-type="float">
            <text:p>67,00</text:p>
          </table:table-cell>
          <table:table-cell office:value-type="float" office:value="72" calcext:value-type="float">
            <text:p>7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UrAPa6XCWUsS1wv2WJs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table:style-name="ce2" office:value-type="string" calcext:value-type="string">
            <text:p>31/01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erto</text:p>
          </table:table-cell>
          <table:table-cell office:value-type="float" office:value="128" calcext:value-type="float">
            <text:p>128,00</text:p>
          </table:table-cell>
          <table:table-cell office:value-type="float" office:value="133" calcext:value-type="float">
            <text:p>133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RUehZtnhBy5JTpdDKw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table:style-name="ce2" office:value-type="string" calcext:value-type="string">
            <text:p>28/02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29" calcext:value-type="float">
            <text:p>129,00</text:p>
          </table:table-cell>
          <table:table-cell office:value-type="float" office:value="134" calcext:value-type="float">
            <text:p>134,00</text:p>
          </table:table-cell>
          <table:table-cell/>
          <table:table-cell office:value-type="string" calcext:value-type="string">
            <text:p>KQseS1LbIQ1CRBUwVvu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table:style-name="ce2" office:value-type="string" calcext:value-type="string">
            <text:p>03/05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17" calcext:value-type="float">
            <text:p>117,00</text:p>
          </table:table-cell>
          <table:table-cell office:value-type="float" office:value="122" calcext:value-type="float">
            <text:p>122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IMNPmlAElVo33ROOeyS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table:style-name="ce2" office:value-type="string" calcext:value-type="string">
            <text:p>18/04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06" calcext:value-type="float">
            <text:p>106,00</text:p>
          </table:table-cell>
          <table:table-cell office:value-type="float" office:value="111" calcext:value-type="float">
            <text:p>11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5BCwbNUkgiMkxoqLfb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table:style-name="ce2" office:value-type="string" calcext:value-type="string">
            <text:p>31/05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76" calcext:value-type="float">
            <text:p>76,00</text:p>
          </table:table-cell>
          <table:table-cell office:value-type="float" office:value="81" calcext:value-type="float">
            <text:p>8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muCbbvmS1tlGVxRtuC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table:style-name="ce2" office:value-type="string" calcext:value-type="string">
            <text:p>04/07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145" calcext:value-type="float">
            <text:p>145,00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Hte8jOmqfb6mPlRvBXF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table:style-name="ce2" office:value-type="string" calcext:value-type="string">
            <text:p>15/03/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o</text:p>
          </table:table-cell>
          <table:table-cell office:value-type="float" office:value="96" calcext:value-type="float">
            <text:p>96,00</text:p>
          </table:table-cell>
          <table:table-cell office:value-type="float" office:value="101" calcext:value-type="float">
            <text:p>101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TOq7v9RFth2DOkxXMb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table:style-name="ce2" office:value-type="string" calcext:value-type="string">
            <text:p>19/07/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o</text:p>
          </table:table-cell>
          <table:table-cell office:value-type="float" office:value="61" calcext:value-type="float">
            <text:p>61,00</text:p>
          </table:table-cell>
          <table:table-cell office:value-type="float" office:value="66" calcext:value-type="float">
            <text:p>66,00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zvkloZYaVjQ63jRXJWb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} </text:p>
          </table:table-cell>
          <table:table-cell table:number-columns-repeated="1023"/>
        </table:table-row>
        <table:table-row table:style-name="ro2" table:number-rows-repeated="10473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03T16:50:59.195352827</dc:date>
    <meta:editing-duration>PT5M43S</meta:editing-duration>
    <meta:editing-cycles>1</meta:editing-cycles>
    <meta:document-statistic meta:table-count="1" meta:cell-count="9471" meta:object-count="0"/>
    <meta:generator>LibreOffice/6.4.7.2$Linux_X86_64 LibreOffice_project/40$Build-2</meta:generator>
  </office:meta>
</office:document-meta>
</file>